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Courier New" svg:font-family="Courier New" style:font-family-generic="modern" style:font-pitch="fixed" svg:panose-1="2 7 3 9 2 2 5 2 4 4"/>
    <style:font-face style:name="Cabin" svg:font-family="Cabin" style:font-family-generic="system" style:font-pitch="variable"/>
    <style:font-face style:name="Courier" svg:font-family="Courier" style:font-family-generic="modern" style:font-pitch="fixed" svg:panose-1="2 7 4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style:font-name="Cabin" fo:language="fr" fo:country="FR"/>
    </style:style>
    <style:style style:name="P2" style:parent-style-name="Standard" style:family="paragraph">
      <style:text-properties style:font-name="Cabin" fo:language="fr" fo:country="FR"/>
    </style:style>
    <style:style style:name="P3" style:parent-style-name="Standard" style:family="paragraph">
      <style:text-properties style:font-name="Cabin" fo:language="fr" fo:country="FR"/>
    </style:style>
    <style:style style:name="P4" style:parent-style-name="Standard" style:family="paragraph">
      <style:text-properties style:font-name="Cabin" fo:language="fr" fo:country="FR"/>
    </style:style>
    <style:style style:name="P5" style:parent-style-name="Standard" style:family="paragraph">
      <style:paragraph-properties fo:border="0.0034in solid #000000" fo:padding="0.0972in" style:shadow="none" fo:background-color="#9999FF"/>
    </style:style>
    <style:style style:name="T6" style:parent-style-name="Policepardéfaut" style:family="text">
      <style:text-properties style:font-name="Cabin" fo:font-weight="bold" style:font-weight-asian="bold" style:font-weight-complex="bold" fo:language="fr" fo:country="FR"/>
    </style:style>
    <style:style style:name="T7" style:parent-style-name="Policepardéfaut" style:family="text">
      <style:text-properties style:font-name="Cabin" fo:language="fr" fo:country="FR"/>
    </style:style>
    <style:style style:name="P8" style:parent-style-name="Standard" style:family="paragraph">
      <style:paragraph-properties fo:border="0.0034in solid #000000" fo:padding="0.0972in" style:shadow="none" fo:background-color="#9999FF"/>
    </style:style>
    <style:style style:name="T9" style:parent-style-name="Policepardéfaut" style:family="text">
      <style:text-properties style:font-name="Cabin" fo:font-weight="bold" style:font-weight-asian="bold" style:font-weight-complex="bold" fo:language="fr" fo:country="FR"/>
    </style:style>
    <style:style style:name="T10" style:parent-style-name="Policepardéfaut" style:family="text">
      <style:text-properties style:font-name="Cabin" fo:language="fr" fo:country="FR"/>
    </style:style>
    <style:style style:name="P11" style:parent-style-name="Standard" style:family="paragraph">
      <style:text-properties style:font-name="Cabin" fo:language="fr" fo:country="FR"/>
    </style:style>
    <style:style style:name="P12" style:parent-style-name="Standard" style:family="paragraph">
      <style:text-properties style:font-name="Cabin" fo:language="fr" fo:country="FR"/>
    </style:style>
    <style:style style:name="P13" style:parent-style-name="Standard" style:family="paragraph">
      <style:paragraph-properties fo:border="0.0034in solid #000000" fo:padding="0.0972in" style:shadow="none" fo:background-color="#B2B2B2"/>
      <style:text-properties style:font-name="Cabin" fo:font-weight="bold" style:font-weight-asian="bold" style:font-weight-complex="bold" fo:language="fr" fo:country="FR"/>
    </style:style>
    <style:style style:name="P14" style:parent-style-name="Standard" style:family="paragraph">
      <style:text-properties style:font-name="Cabin" fo:language="fr" fo:country="FR"/>
    </style:style>
    <style:style style:name="P15" style:parent-style-name="Standard" style:family="paragraph">
      <style:paragraph-properties fo:text-align="justify"/>
      <style:text-properties style:font-name="Cabin" fo:language="fr" fo:country="FR"/>
    </style:style>
    <style:style style:name="P16" style:parent-style-name="Standard" style:family="paragraph">
      <style:text-properties style:font-name="Cabin" fo:language="fr" fo:country="FR"/>
    </style:style>
    <style:style style:name="P17" style:parent-style-name="Standard" style:family="paragraph">
      <style:text-properties style:font-name="Cabin" fo:language="fr" fo:country="FR"/>
    </style:style>
    <style:style style:name="P18" style:parent-style-name="Standard" style:family="paragraph">
      <style:paragraph-properties fo:text-align="justify"/>
    </style:style>
    <style:style style:name="T19" style:parent-style-name="Policepardéfaut" style:family="text">
      <style:text-properties style:font-name="Cabin" fo:language="fr" fo:country="FR"/>
    </style:style>
    <style:style style:name="T20" style:parent-style-name="Policepardéfaut" style:family="text">
      <style:text-properties style:font-name="Courier" fo:language="fr" fo:country="FR"/>
    </style:style>
    <style:style style:name="T21" style:parent-style-name="Policepardéfaut" style:family="text">
      <style:text-properties style:font-name="Cabin" fo:language="fr" fo:country="FR"/>
    </style:style>
    <style:style style:name="T22" style:parent-style-name="Policepardéfaut" style:family="text">
      <style:text-properties style:font-name="Cabin" fo:language="fr" fo:country="FR"/>
    </style:style>
    <style:style style:name="P23" style:parent-style-name="Standard" style:family="paragraph">
      <style:paragraph-properties fo:text-align="justify"/>
      <style:text-properties style:font-name="Cabin" fo:language="fr" fo:country="FR"/>
    </style:style>
    <style:style style:name="T24" style:parent-style-name="Policepardéfaut" style:family="text">
      <style:text-properties style:font-name="Cabin" fo:language="fr" fo:country="FR"/>
    </style:style>
    <style:style style:name="T25" style:parent-style-name="Policepardéfaut" style:family="text">
      <style:text-properties style:font-name="Courier" fo:language="fr" fo:country="FR"/>
    </style:style>
    <style:style style:name="P26" style:parent-style-name="PréformatéHTML" style:family="paragraph">
      <style:paragraph-properties fo:background-color="#1E1F22"/>
    </style:style>
    <style:style style:name="T27" style:parent-style-name="Policepardéfaut" style:family="text">
      <style:text-properties fo:color="#CF8E6D"/>
    </style:style>
    <style:style style:name="T28" style:parent-style-name="Policepardéfaut" style:family="text">
      <style:text-properties fo:color="#BCBEC4"/>
    </style:style>
    <style:style style:name="T29" style:parent-style-name="Policepardéfaut" style:family="text">
      <style:text-properties fo:color="#BCBEC4"/>
    </style:style>
    <style:style style:name="T30" style:parent-style-name="Policepardéfaut" style:family="text">
      <style:text-properties fo:color="#CF8E6D"/>
    </style:style>
    <style:style style:name="T31" style:parent-style-name="Policepardéfaut" style:family="text">
      <style:text-properties fo:color="#C77DBB"/>
    </style:style>
    <style:style style:name="T32" style:parent-style-name="Policepardéfaut" style:family="text">
      <style:text-properties fo:color="#BCBEC4"/>
    </style:style>
    <style:style style:name="T33" style:parent-style-name="Policepardéfaut" style:family="text">
      <style:text-properties fo:color="#BCBEC4"/>
    </style:style>
    <style:style style:name="T34" style:parent-style-name="Policepardéfaut" style:family="text">
      <style:text-properties fo:color="#CF8E6D"/>
    </style:style>
    <style:style style:name="T35" style:parent-style-name="Policepardéfaut" style:family="text">
      <style:text-properties fo:color="#C77DBB"/>
    </style:style>
    <style:style style:name="T36" style:parent-style-name="Policepardéfaut" style:family="text">
      <style:text-properties fo:color="#BCBEC4"/>
    </style:style>
    <style:style style:name="T37" style:parent-style-name="Policepardéfaut" style:family="text">
      <style:text-properties fo:color="#BCBEC4"/>
    </style:style>
    <style:style style:name="T38" style:parent-style-name="Policepardéfaut" style:family="text">
      <style:text-properties fo:color="#BCBEC4"/>
    </style:style>
    <style:style style:name="T39" style:parent-style-name="Policepardéfaut" style:family="text">
      <style:text-properties fo:color="#CF8E6D"/>
    </style:style>
    <style:style style:name="T40" style:parent-style-name="Policepardéfaut" style:family="text">
      <style:text-properties fo:color="#56A8F5"/>
    </style:style>
    <style:style style:name="T41" style:parent-style-name="Policepardéfaut" style:family="text">
      <style:text-properties fo:color="#BCBEC4"/>
    </style:style>
    <style:style style:name="T42" style:parent-style-name="Policepardéfaut" style:family="text">
      <style:text-properties fo:color="#CF8E6D"/>
    </style:style>
    <style:style style:name="T43" style:parent-style-name="Policepardéfaut" style:family="text">
      <style:text-properties fo:color="#BCBEC4"/>
    </style:style>
    <style:style style:name="T44" style:parent-style-name="Policepardéfaut" style:family="text">
      <style:text-properties fo:color="#CF8E6D"/>
    </style:style>
    <style:style style:name="T45" style:parent-style-name="Policepardéfaut" style:family="text">
      <style:text-properties fo:color="#BCBEC4"/>
    </style:style>
    <style:style style:name="T46" style:parent-style-name="Policepardéfaut" style:family="text">
      <style:text-properties fo:color="#BCBEC4"/>
    </style:style>
    <style:style style:name="T47" style:parent-style-name="Policepardéfaut" style:family="text">
      <style:text-properties fo:color="#CF8E6D"/>
    </style:style>
    <style:style style:name="T48" style:parent-style-name="Policepardéfaut" style:family="text">
      <style:text-properties fo:color="#BCBEC4"/>
    </style:style>
    <style:style style:name="T49" style:parent-style-name="Policepardéfaut" style:family="text">
      <style:text-properties fo:color="#C77DBB"/>
    </style:style>
    <style:style style:name="T50" style:parent-style-name="Policepardéfaut" style:family="text">
      <style:text-properties fo:color="#BCBEC4"/>
    </style:style>
    <style:style style:name="T51" style:parent-style-name="Policepardéfaut" style:family="text">
      <style:text-properties fo:color="#BCBEC4"/>
    </style:style>
    <style:style style:name="T52" style:parent-style-name="Policepardéfaut" style:family="text">
      <style:text-properties fo:color="#CF8E6D"/>
    </style:style>
    <style:style style:name="T53" style:parent-style-name="Policepardéfaut" style:family="text">
      <style:text-properties fo:color="#BCBEC4"/>
    </style:style>
    <style:style style:name="T54" style:parent-style-name="Policepardéfaut" style:family="text">
      <style:text-properties fo:color="#C77DBB"/>
    </style:style>
    <style:style style:name="T55" style:parent-style-name="Policepardéfaut" style:family="text">
      <style:text-properties fo:color="#BCBEC4"/>
    </style:style>
    <style:style style:name="T56" style:parent-style-name="Policepardéfaut" style:family="text">
      <style:text-properties fo:color="#BCBEC4"/>
    </style:style>
    <style:style style:name="T57" style:parent-style-name="Policepardéfaut" style:family="text">
      <style:text-properties fo:color="#BCBEC4"/>
    </style:style>
    <style:style style:name="P58" style:parent-style-name="Standard" style:family="paragraph">
      <style:text-properties style:font-name="Cabin" fo:language="fr" fo:country="FR"/>
    </style:style>
    <style:style style:name="P59" style:parent-style-name="Standard" style:family="paragraph">
      <style:text-properties style:font-name="Cabin" fo:language="fr" fo:country="FR"/>
    </style:style>
    <style:style style:name="P60" style:parent-style-name="Standard" style:family="paragraph">
      <style:paragraph-properties fo:text-align="justify"/>
    </style:style>
    <style:style style:name="T61" style:parent-style-name="Policepardéfaut" style:family="text">
      <style:text-properties style:font-name="Cabin" fo:language="fr" fo:country="FR"/>
    </style:style>
    <style:style style:name="T62" style:parent-style-name="Policepardéfaut" style:family="text">
      <style:text-properties style:font-name="Courier" fo:language="fr" fo:country="FR"/>
    </style:style>
    <style:style style:name="T63" style:parent-style-name="Policepardéfaut" style:family="text">
      <style:text-properties style:font-name="Cabin" fo:language="fr" fo:country="FR"/>
    </style:style>
    <style:style style:name="T64" style:parent-style-name="Policepardéfaut" style:family="text">
      <style:text-properties style:font-name="Courier" fo:language="fr" fo:country="FR"/>
    </style:style>
    <style:style style:name="T65" style:parent-style-name="Policepardéfaut" style:family="text">
      <style:text-properties style:font-name="Cabin" fo:language="fr" fo:country="FR"/>
    </style:style>
    <style:style style:name="T66" style:parent-style-name="Policepardéfaut" style:family="text">
      <style:text-properties style:font-name="Courier" fo:language="fr" fo:country="FR"/>
    </style:style>
    <style:style style:name="T67" style:parent-style-name="Policepardéfaut" style:family="text">
      <style:text-properties style:font-name="Cabin" fo:language="fr" fo:country="FR"/>
    </style:style>
    <style:style style:name="P68" style:parent-style-name="Standard" style:family="paragraph">
      <style:text-properties style:font-name="Cabin" fo:language="fr" fo:country="FR"/>
    </style:style>
    <style:style style:name="T69" style:parent-style-name="Policepardéfaut" style:family="text">
      <style:text-properties style:font-name="Cabin" fo:language="fr" fo:country="FR"/>
    </style:style>
    <style:style style:name="T70" style:parent-style-name="Policepardéfaut" style:family="text">
      <style:text-properties style:font-name="Courier" fo:language="fr" fo:country="FR"/>
    </style:style>
    <style:style style:name="P71" style:parent-style-name="PréformatéHTML" style:family="paragraph">
      <style:paragraph-properties fo:background-color="#1E1F22"/>
    </style:style>
    <style:style style:name="T72" style:parent-style-name="Policepardéfaut" style:family="text">
      <style:text-properties fo:color="#B3AE60" fo:language="en" fo:country="US"/>
    </style:style>
    <style:style style:name="T73" style:parent-style-name="Policepardéfaut" style:family="text">
      <style:text-properties fo:color="#CF8E6D" fo:language="en" fo:country="US"/>
    </style:style>
    <style:style style:name="T74" style:parent-style-name="Policepardéfaut" style:family="text">
      <style:text-properties fo:color="#BCBEC4" fo:language="en" fo:country="US"/>
    </style:style>
    <style:style style:name="T75" style:parent-style-name="Policepardéfaut" style:family="text">
      <style:text-properties fo:color="#56A8F5" fo:language="en" fo:country="US"/>
    </style:style>
    <style:style style:name="T76" style:parent-style-name="Policepardéfaut" style:family="text">
      <style:text-properties fo:color="#BCBEC4" fo:language="en" fo:country="US"/>
    </style:style>
    <style:style style:name="T77" style:parent-style-name="Policepardéfaut" style:family="text">
      <style:text-properties fo:color="#BCBEC4" fo:language="en" fo:country="US"/>
    </style:style>
    <style:style style:name="T78" style:parent-style-name="Policepardéfaut" style:family="text">
      <style:text-properties fo:color="#CF8E6D" fo:language="en" fo:country="US"/>
    </style:style>
    <style:style style:name="T79" style:parent-style-name="Policepardéfaut" style:family="text">
      <style:text-properties fo:color="#BCBEC4" fo:language="en" fo:country="US"/>
    </style:style>
    <style:style style:name="T80" style:parent-style-name="Policepardéfaut" style:family="text">
      <style:text-properties fo:color="#C77DBB" fo:language="en" fo:country="US"/>
    </style:style>
    <style:style style:name="T81" style:parent-style-name="Policepardéfaut" style:family="text">
      <style:text-properties fo:color="#C77DBB" fo:language="en" fo:country="US"/>
    </style:style>
    <style:style style:name="T82" style:parent-style-name="Policepardéfaut" style:family="text">
      <style:text-properties fo:color="#BCBEC4" fo:language="en" fo:country="US"/>
    </style:style>
    <style:style style:name="T83" style:parent-style-name="Policepardéfaut" style:family="text">
      <style:text-properties fo:color="#6AAB73" fo:language="en" fo:country="US"/>
    </style:style>
    <style:style style:name="T84" style:parent-style-name="Policepardéfaut" style:family="text">
      <style:text-properties fo:color="#BCBEC4" fo:language="en" fo:country="US"/>
    </style:style>
    <style:style style:name="T85" style:parent-style-name="Policepardéfaut" style:family="text">
      <style:text-properties fo:color="#CF8E6D" fo:language="en" fo:country="US"/>
    </style:style>
    <style:style style:name="T86" style:parent-style-name="Policepardéfaut" style:family="text">
      <style:text-properties fo:color="#BCBEC4" fo:language="en" fo:country="US"/>
    </style:style>
    <style:style style:name="T87" style:parent-style-name="Policepardéfaut" style:family="text">
      <style:text-properties fo:color="#C77DBB" fo:language="en" fo:country="US"/>
    </style:style>
    <style:style style:name="T88" style:parent-style-name="Policepardéfaut" style:family="text">
      <style:text-properties fo:color="#C77DBB" fo:language="en" fo:country="US"/>
    </style:style>
    <style:style style:name="T89" style:parent-style-name="Policepardéfaut" style:family="text">
      <style:text-properties fo:color="#BCBEC4" fo:language="en" fo:country="US"/>
    </style:style>
    <style:style style:name="T90" style:parent-style-name="Policepardéfaut" style:family="text">
      <style:text-properties fo:color="#6AAB73" fo:language="en" fo:country="US"/>
    </style:style>
    <style:style style:name="T91" style:parent-style-name="Policepardéfaut" style:family="text">
      <style:text-properties fo:color="#BCBEC4" fo:language="en" fo:country="US"/>
    </style:style>
    <style:style style:name="T92" style:parent-style-name="Policepardéfaut" style:family="text">
      <style:text-properties fo:color="#BCBEC4" fo:language="en" fo:country="US"/>
    </style:style>
    <style:style style:name="P93" style:parent-style-name="Standard" style:family="paragraph">
      <style:text-properties style:font-name="Cabin"/>
    </style:style>
    <style:style style:name="P94" style:parent-style-name="Standard" style:family="paragraph">
      <style:text-properties style:font-name="Cabin"/>
    </style:style>
    <style:style style:name="P95" style:parent-style-name="Standard" style:family="paragraph">
      <style:paragraph-properties fo:text-align="justify"/>
    </style:style>
    <style:style style:name="T96" style:parent-style-name="Policepardéfaut" style:family="text">
      <style:text-properties style:font-name="Cabin" fo:language="fr" fo:country="FR"/>
    </style:style>
    <style:style style:name="T97" style:parent-style-name="Policepardéfaut" style:family="text">
      <style:text-properties style:font-name="Cabin" fo:language="fr" fo:country="FR"/>
    </style:style>
    <style:style style:name="T98" style:parent-style-name="Policepardéfaut" style:family="text">
      <style:text-properties style:font-name="Courier" fo:language="fr" fo:country="FR"/>
    </style:style>
    <style:style style:name="T99" style:parent-style-name="Policepardéfaut" style:family="text">
      <style:text-properties style:font-name="Cabin" fo:language="fr" fo:country="FR"/>
    </style:style>
    <style:style style:name="T100" style:parent-style-name="Policepardéfaut" style:family="text">
      <style:text-properties style:font-name="Cabin" fo:font-style="italic" style:font-style-asian="italic" style:font-style-complex="italic" fo:language="fr" fo:country="FR"/>
    </style:style>
    <style:style style:name="T101" style:parent-style-name="Policepardéfaut" style:family="text">
      <style:text-properties style:font-name="Cabin" fo:language="fr" fo:country="FR"/>
    </style:style>
    <style:style style:name="T102" style:parent-style-name="Policepardéfaut" style:family="text">
      <style:text-properties style:font-name="Cabin" fo:font-style="italic" style:font-style-asian="italic" style:font-style-complex="italic" fo:language="fr" fo:country="FR"/>
    </style:style>
    <style:style style:name="T103" style:parent-style-name="Policepardéfaut" style:family="text">
      <style:text-properties style:font-name="Cabin" fo:language="fr" fo:country="FR"/>
    </style:style>
    <style:style style:name="P104" style:parent-style-name="Standard" style:family="paragraph">
      <style:paragraph-properties fo:text-align="justify"/>
      <style:text-properties style:font-name="Cabin" fo:language="fr" fo:country="FR"/>
    </style:style>
    <style:style style:name="T105" style:parent-style-name="Policepardéfaut" style:family="text">
      <style:text-properties style:font-name="Cabin" fo:language="fr" fo:country="FR"/>
    </style:style>
    <style:style style:name="T106" style:parent-style-name="Policepardéfaut" style:family="text">
      <style:text-properties style:font-name="Cabin" fo:language="fr" fo:country="FR"/>
    </style:style>
    <style:style style:name="T107" style:parent-style-name="Policepardéfaut" style:family="text">
      <style:text-properties style:font-name="Courier" fo:language="fr" fo:country="FR"/>
    </style:style>
    <style:style style:name="P108" style:parent-style-name="Standard" style:family="paragraph">
      <style:paragraph-properties fo:border="0.0034in solid #000000" fo:padding="0.0138in" style:shadow="none" fo:background-color="#EEEEEE"/>
      <style:text-properties style:font-name="Cabin" fo:language="fr" fo:country="FR"/>
    </style:style>
    <style:style style:name="P109" style:parent-style-name="PréformatéHTML" style:family="paragraph">
      <style:paragraph-properties fo:background-color="#1E1F22"/>
    </style:style>
    <style:style style:name="T110" style:parent-style-name="Policepardéfaut" style:family="text">
      <style:text-properties fo:color="#CF8E6D" fo:language="en" fo:country="US"/>
    </style:style>
    <style:style style:name="T111" style:parent-style-name="Policepardéfaut" style:family="text">
      <style:text-properties fo:color="#C77DBB" fo:language="en" fo:country="US"/>
    </style:style>
    <style:style style:name="T112" style:parent-style-name="Policepardéfaut" style:family="text">
      <style:text-properties fo:color="#C77DBB" fo:language="en" fo:country="US"/>
    </style:style>
    <style:style style:name="T113" style:parent-style-name="Policepardéfaut" style:family="text">
      <style:text-properties fo:color="#BCBEC4" fo:language="en" fo:country="US"/>
    </style:style>
    <style:style style:name="T114" style:parent-style-name="Policepardéfaut" style:family="text">
      <style:text-properties fo:color="#BCBEC4" fo:language="en" fo:country="US"/>
    </style:style>
    <style:style style:name="T115" style:parent-style-name="Policepardéfaut" style:family="text">
      <style:text-properties fo:color="#CF8E6D" fo:language="en" fo:country="US"/>
    </style:style>
    <style:style style:name="T116" style:parent-style-name="Policepardéfaut" style:family="text">
      <style:text-properties fo:color="#C77DBB" fo:language="en" fo:country="US"/>
    </style:style>
    <style:style style:name="T117" style:parent-style-name="Policepardéfaut" style:family="text">
      <style:text-properties fo:color="#C77DBB" fo:language="en" fo:country="US"/>
    </style:style>
    <style:style style:name="T118" style:parent-style-name="Policepardéfaut" style:family="text">
      <style:text-properties fo:color="#BCBEC4" fo:language="en" fo:country="US"/>
    </style:style>
    <style:style style:name="P119" style:parent-style-name="Standard" style:family="paragraph">
      <style:text-properties style:font-name="Cabin"/>
    </style:style>
    <style:style style:name="P120" style:parent-style-name="Standard" style:family="paragraph">
      <style:text-properties style:font-name="Cabin" fo:language="fr" fo:country="FR"/>
    </style:style>
    <style:style style:name="P121" style:parent-style-name="PréformatéHTML" style:family="paragraph">
      <style:paragraph-properties fo:background-color="#1E1F22"/>
    </style:style>
    <style:style style:name="T122" style:parent-style-name="Policepardéfaut" style:family="text">
      <style:text-properties fo:color="#CF8E6D" fo:language="en" fo:country="US"/>
    </style:style>
    <style:style style:name="T123" style:parent-style-name="Policepardéfaut" style:family="text">
      <style:text-properties fo:color="#56A8F5" fo:language="en" fo:country="US"/>
    </style:style>
    <style:style style:name="T124" style:parent-style-name="Policepardéfaut" style:family="text">
      <style:text-properties fo:color="#BCBEC4" fo:language="en" fo:country="US"/>
    </style:style>
    <style:style style:name="T125" style:parent-style-name="Policepardéfaut" style:family="text">
      <style:text-properties fo:color="#CF8E6D" fo:language="en" fo:country="US"/>
    </style:style>
    <style:style style:name="T126" style:parent-style-name="Policepardéfaut" style:family="text">
      <style:text-properties fo:color="#BCBEC4" fo:language="en" fo:country="US"/>
    </style:style>
    <style:style style:name="T127" style:parent-style-name="Policepardéfaut" style:family="text">
      <style:text-properties fo:color="#C77DBB" fo:language="en" fo:country="US"/>
    </style:style>
    <style:style style:name="T128" style:parent-style-name="Policepardéfaut" style:family="text">
      <style:text-properties fo:color="#C77DBB" fo:language="en" fo:country="US"/>
    </style:style>
    <style:style style:name="T129" style:parent-style-name="Policepardéfaut" style:family="text">
      <style:text-properties fo:color="#BCBEC4" fo:language="en" fo:country="US"/>
    </style:style>
    <style:style style:name="T130" style:parent-style-name="Policepardéfaut" style:family="text">
      <style:text-properties fo:color="#BCBEC4" fo:language="en" fo:country="US"/>
    </style:style>
    <style:style style:name="T131" style:parent-style-name="Policepardéfaut" style:family="text">
      <style:text-properties fo:color="#CF8E6D" fo:language="en" fo:country="US"/>
    </style:style>
    <style:style style:name="T132" style:parent-style-name="Policepardéfaut" style:family="text">
      <style:text-properties fo:color="#56A8F5" fo:language="en" fo:country="US"/>
    </style:style>
    <style:style style:name="T133" style:parent-style-name="Policepardéfaut" style:family="text">
      <style:text-properties fo:color="#BCBEC4" fo:language="en" fo:country="US"/>
    </style:style>
    <style:style style:name="T134" style:parent-style-name="Policepardéfaut" style:family="text">
      <style:text-properties fo:color="#CF8E6D" fo:language="en" fo:country="US"/>
    </style:style>
    <style:style style:name="T135" style:parent-style-name="Policepardéfaut" style:family="text">
      <style:text-properties fo:color="#BCBEC4" fo:language="en" fo:country="US"/>
    </style:style>
    <style:style style:name="T136" style:parent-style-name="Policepardéfaut" style:family="text">
      <style:text-properties fo:color="#C77DBB" fo:language="en" fo:country="US"/>
    </style:style>
    <style:style style:name="T137" style:parent-style-name="Policepardéfaut" style:family="text">
      <style:text-properties fo:color="#C77DBB" fo:language="en" fo:country="US"/>
    </style:style>
    <style:style style:name="T138" style:parent-style-name="Policepardéfaut" style:family="text">
      <style:text-properties fo:color="#BCBEC4" fo:language="en" fo:country="US"/>
    </style:style>
    <style:style style:name="P139" style:parent-style-name="Standard" style:family="paragraph">
      <style:text-properties style:font-name="Cabin"/>
    </style:style>
    <style:style style:name="P140" style:parent-style-name="Standard" style:family="paragraph">
      <style:paragraph-properties fo:text-align="justify"/>
      <style:text-properties style:font-name="Cabin"/>
    </style:style>
    <style:style style:name="P141" style:parent-style-name="Standard" style:family="paragraph">
      <style:paragraph-properties fo:text-align="justify"/>
    </style:style>
    <style:style style:name="T142" style:parent-style-name="Policepardéfaut" style:family="text">
      <style:text-properties style:font-name="Cabin" fo:language="fr" fo:country="FR"/>
    </style:style>
    <style:style style:name="T143" style:parent-style-name="Policepardéfaut" style:family="text">
      <style:text-properties style:font-name="Courier" fo:language="fr" fo:country="FR"/>
    </style:style>
    <style:style style:name="T144" style:parent-style-name="Policepardéfaut" style:family="text">
      <style:text-properties style:font-name="Cabin" fo:language="fr" fo:country="FR"/>
    </style:style>
    <style:style style:name="T145" style:parent-style-name="Policepardéfaut" style:family="text">
      <style:text-properties style:font-name="Cabin" fo:language="fr" fo:country="FR"/>
    </style:style>
    <style:style style:name="P146" style:parent-style-name="Standard" style:family="paragraph">
      <style:paragraph-properties fo:text-align="justify"/>
      <style:text-properties style:font-name="Cabin" fo:language="fr" fo:country="FR"/>
    </style:style>
    <style:style style:name="T147" style:parent-style-name="Policepardéfaut" style:family="text">
      <style:text-properties style:font-name="Cabin" fo:language="fr" fo:country="FR"/>
    </style:style>
    <style:style style:name="T148" style:parent-style-name="Policepardéfaut" style:family="text">
      <style:text-properties style:font-name="Courier" fo:language="fr" fo:country="FR"/>
    </style:style>
    <style:style style:name="P149" style:parent-style-name="PréformatéHTML" style:family="paragraph">
      <style:paragraph-properties fo:background-color="#1E1F22"/>
    </style:style>
    <style:style style:name="T150" style:parent-style-name="Policepardéfaut" style:family="text">
      <style:text-properties fo:color="#CF8E6D"/>
    </style:style>
    <style:style style:name="T151" style:parent-style-name="Policepardéfaut" style:family="text">
      <style:text-properties fo:color="#56A8F5"/>
    </style:style>
    <style:style style:name="T152" style:parent-style-name="Policepardéfaut" style:family="text">
      <style:text-properties fo:color="#BCBEC4"/>
    </style:style>
    <style:style style:name="T153" style:parent-style-name="Policepardéfaut" style:family="text">
      <style:text-properties fo:color="#BCBEC4"/>
    </style:style>
    <style:style style:name="T154" style:parent-style-name="Policepardéfaut" style:family="text">
      <style:text-properties fo:color="#CF8E6D"/>
    </style:style>
    <style:style style:name="T155" style:parent-style-name="Policepardéfaut" style:family="text">
      <style:text-properties fo:color="#BCBEC4"/>
    </style:style>
    <style:style style:name="T156" style:parent-style-name="Policepardéfaut" style:family="text">
      <style:text-properties fo:color="#C77DBB"/>
    </style:style>
    <style:style style:name="T157" style:parent-style-name="Policepardéfaut" style:family="text">
      <style:text-properties fo:color="#C77DBB"/>
    </style:style>
    <style:style style:name="T158" style:parent-style-name="Policepardéfaut" style:family="text">
      <style:text-properties fo:color="#C77DBB"/>
    </style:style>
    <style:style style:name="T159" style:parent-style-name="Policepardéfaut" style:family="text">
      <style:text-properties fo:color="#BCBEC4"/>
    </style:style>
    <style:style style:name="T160" style:parent-style-name="Policepardéfaut" style:family="text">
      <style:text-properties fo:color="#C77DBB"/>
    </style:style>
    <style:style style:name="T161" style:parent-style-name="Policepardéfaut" style:family="text">
      <style:text-properties fo:color="#C77DBB"/>
    </style:style>
    <style:style style:name="T162" style:parent-style-name="Policepardéfaut" style:family="text">
      <style:text-properties fo:color="#BCBEC4"/>
    </style:style>
    <style:style style:name="T163" style:parent-style-name="Policepardéfaut" style:family="text">
      <style:text-properties fo:color="#BCBEC4"/>
    </style:style>
    <style:style style:name="T164" style:parent-style-name="Policepardéfaut" style:family="text">
      <style:text-properties fo:color="#CF8E6D"/>
    </style:style>
    <style:style style:name="T165" style:parent-style-name="Policepardéfaut" style:family="text">
      <style:text-properties fo:color="#BCBEC4"/>
    </style:style>
    <style:style style:name="T166" style:parent-style-name="Policepardéfaut" style:family="text">
      <style:text-properties fo:color="#C77DBB"/>
    </style:style>
    <style:style style:name="T167" style:parent-style-name="Policepardéfaut" style:family="text">
      <style:text-properties fo:color="#C77DBB"/>
    </style:style>
    <style:style style:name="T168" style:parent-style-name="Policepardéfaut" style:family="text">
      <style:text-properties fo:color="#C77DBB"/>
    </style:style>
    <style:style style:name="T169" style:parent-style-name="Policepardéfaut" style:family="text">
      <style:text-properties fo:color="#BCBEC4"/>
    </style:style>
    <style:style style:name="T170" style:parent-style-name="Policepardéfaut" style:family="text">
      <style:text-properties fo:color="#C77DBB"/>
    </style:style>
    <style:style style:name="T171" style:parent-style-name="Policepardéfaut" style:family="text">
      <style:text-properties fo:color="#C77DBB"/>
    </style:style>
    <style:style style:name="T172" style:parent-style-name="Policepardéfaut" style:family="text">
      <style:text-properties fo:color="#BCBEC4"/>
    </style:style>
    <style:style style:name="T173" style:parent-style-name="Policepardéfaut" style:family="text">
      <style:text-properties fo:color="#BCBEC4"/>
    </style:style>
    <style:style style:name="P174" style:parent-style-name="Standard" style:family="paragraph">
      <style:text-properties style:font-name="Cabin" fo:language="fr" fo:country="FR"/>
    </style:style>
    <style:style style:name="P175" style:parent-style-name="Standard" style:family="paragraph">
      <style:text-properties style:font-name="Cabin" fo:language="fr" fo:country="FR"/>
    </style:style>
    <style:style style:name="P176" style:parent-style-name="Standard" style:family="paragraph">
      <style:paragraph-properties fo:border="0.0034in solid #000000" fo:padding="0.0138in" style:shadow="none" fo:background-color="#EEEEEE"/>
      <style:text-properties style:font-name="Cabin" fo:language="fr" fo:country="FR"/>
    </style:style>
    <style:style style:name="P177" style:parent-style-name="Standard" style:family="paragraph">
      <style:text-properties style:font-name="Cabin" fo:language="fr" fo:country="FR"/>
    </style:style>
    <style:style style:name="P178" style:parent-style-name="Standard" style:family="paragraph">
      <style:text-properties style:font-name="Cabin" fo:language="fr" fo:country="FR"/>
    </style:style>
    <style:style style:name="P179" style:parent-style-name="Standard" style:family="paragraph">
      <style:paragraph-properties fo:text-align="justify"/>
    </style:style>
    <style:style style:name="T180" style:parent-style-name="Policepardéfaut" style:family="text">
      <style:text-properties style:font-name="Cabin" fo:language="fr" fo:country="FR"/>
    </style:style>
    <style:style style:name="T181" style:parent-style-name="Policepardéfaut" style:family="text">
      <style:text-properties style:font-name="Courier" fo:language="fr" fo:country="FR"/>
    </style:style>
    <style:style style:name="T182" style:parent-style-name="Policepardéfaut" style:family="text">
      <style:text-properties style:font-name="Cabin" fo:language="fr" fo:country="FR"/>
    </style:style>
    <style:style style:name="T183" style:parent-style-name="Policepardéfaut" style:family="text">
      <style:text-properties style:font-name="Courier" fo:language="fr" fo:country="FR"/>
    </style:style>
    <style:style style:name="T184" style:parent-style-name="Policepardéfaut" style:family="text">
      <style:text-properties style:font-name="Cabin" fo:language="fr" fo:country="FR"/>
    </style:style>
    <style:style style:name="T185" style:parent-style-name="Policepardéfaut" style:family="text">
      <style:text-properties style:font-name="Courier" fo:language="fr" fo:country="FR"/>
    </style:style>
    <style:style style:name="T186" style:parent-style-name="Policepardéfaut" style:family="text">
      <style:text-properties style:font-name="Cabin" fo:language="fr" fo:country="FR"/>
    </style:style>
    <style:style style:name="P187" style:parent-style-name="Standard" style:family="paragraph">
      <style:text-properties style:font-name="Cabin" fo:language="fr" fo:country="FR"/>
    </style:style>
    <style:style style:name="T188" style:parent-style-name="Policepardéfaut" style:family="text">
      <style:text-properties style:font-name="Cabin" fo:language="fr" fo:country="FR"/>
    </style:style>
    <style:style style:name="T189" style:parent-style-name="Policepardéfaut" style:family="text">
      <style:text-properties style:font-name="Courier" fo:language="fr" fo:country="FR"/>
    </style:style>
    <style:style style:name="P190" style:parent-style-name="PréformatéHTML" style:family="paragraph">
      <style:paragraph-properties fo:background-color="#1E1F22"/>
    </style:style>
    <style:style style:name="T191" style:parent-style-name="Policepardéfaut" style:family="text">
      <style:text-properties fo:color="#B3AE60" fo:language="en" fo:country="US"/>
    </style:style>
    <style:style style:name="T192" style:parent-style-name="Policepardéfaut" style:family="text">
      <style:text-properties fo:color="#B3AE60" fo:language="en" fo:country="US"/>
    </style:style>
    <style:style style:name="T193" style:parent-style-name="Policepardéfaut" style:family="text">
      <style:text-properties fo:color="#CF8E6D" fo:language="en" fo:country="US"/>
    </style:style>
    <style:style style:name="T194" style:parent-style-name="Policepardéfaut" style:family="text">
      <style:text-properties fo:color="#56A8F5" fo:language="en" fo:country="US"/>
    </style:style>
    <style:style style:name="T195" style:parent-style-name="Policepardéfaut" style:family="text">
      <style:text-properties fo:color="#BCBEC4" fo:language="en" fo:country="US"/>
    </style:style>
    <style:style style:name="T196" style:parent-style-name="Policepardéfaut" style:family="text">
      <style:text-properties fo:color="#BCBEC4" fo:language="en" fo:country="US"/>
    </style:style>
    <style:style style:name="T197" style:parent-style-name="Policepardéfaut" style:family="text">
      <style:text-properties fo:color="#CF8E6D" fo:language="en" fo:country="US"/>
    </style:style>
    <style:style style:name="T198" style:parent-style-name="Policepardéfaut" style:family="text">
      <style:text-properties fo:color="#BCBEC4" fo:language="en" fo:country="US"/>
    </style:style>
    <style:style style:name="T199" style:parent-style-name="Policepardéfaut" style:family="text">
      <style:text-properties fo:color="#CF8E6D" fo:language="en" fo:country="US"/>
    </style:style>
    <style:style style:name="T200" style:parent-style-name="Policepardéfaut" style:family="text">
      <style:text-properties fo:color="#BCBEC4" fo:language="en" fo:country="US"/>
    </style:style>
    <style:style style:name="T201" style:parent-style-name="Policepardéfaut" style:family="text">
      <style:text-properties fo:color="#CF8E6D" fo:language="en" fo:country="US"/>
    </style:style>
    <style:style style:name="T202" style:parent-style-name="Policepardéfaut" style:family="text">
      <style:text-properties fo:color="#BCBEC4" fo:language="en" fo:country="US"/>
    </style:style>
    <style:style style:name="T203" style:parent-style-name="Policepardéfaut" style:family="text">
      <style:text-properties fo:color="#BCBEC4" fo:language="en" fo:country="US"/>
    </style:style>
    <style:style style:name="T204" style:parent-style-name="Policepardéfaut" style:family="text">
      <style:text-properties fo:color="#CF8E6D" fo:language="en" fo:country="US"/>
    </style:style>
    <style:style style:name="T205" style:parent-style-name="Policepardéfaut" style:family="text">
      <style:text-properties fo:color="#BCBEC4" fo:language="en" fo:country="US"/>
    </style:style>
    <style:style style:name="T206" style:parent-style-name="Policepardéfaut" style:family="text">
      <style:text-properties fo:color="#CF8E6D" fo:language="en" fo:country="US"/>
    </style:style>
    <style:style style:name="T207" style:parent-style-name="Policepardéfaut" style:family="text">
      <style:text-properties fo:color="#BCBEC4" fo:language="en" fo:country="US"/>
    </style:style>
    <style:style style:name="T208" style:parent-style-name="Policepardéfaut" style:family="text">
      <style:text-properties fo:color="#CF8E6D" fo:language="en" fo:country="US"/>
    </style:style>
    <style:style style:name="T209" style:parent-style-name="Policepardéfaut" style:family="text">
      <style:text-properties fo:color="#BCBEC4" fo:language="en" fo:country="US"/>
    </style:style>
    <style:style style:name="T210" style:parent-style-name="Policepardéfaut" style:family="text">
      <style:text-properties fo:color="#BCBEC4" fo:language="en" fo:country="US"/>
    </style:style>
    <style:style style:name="T211" style:parent-style-name="Policepardéfaut" style:family="text">
      <style:text-properties fo:color="#7A7E85" fo:language="en" fo:country="US"/>
    </style:style>
    <style:style style:name="T212" style:parent-style-name="Policepardéfaut" style:family="text">
      <style:text-properties fo:color="#7A7E85" fo:language="en" fo:country="US"/>
    </style:style>
    <style:style style:name="T213" style:parent-style-name="Policepardéfaut" style:family="text">
      <style:text-properties fo:color="#CF8E6D" fo:language="en" fo:country="US"/>
    </style:style>
    <style:style style:name="T214" style:parent-style-name="Policepardéfaut" style:family="text">
      <style:text-properties fo:color="#BCBEC4" fo:language="en" fo:country="US"/>
    </style:style>
    <style:style style:name="T215" style:parent-style-name="Policepardéfaut" style:family="text">
      <style:text-properties fo:color="#CF8E6D" fo:language="en" fo:country="US"/>
    </style:style>
    <style:style style:name="T216" style:parent-style-name="Policepardéfaut" style:family="text">
      <style:text-properties fo:color="#BCBEC4" fo:language="en" fo:country="US"/>
    </style:style>
    <style:style style:name="T217" style:parent-style-name="Policepardéfaut" style:family="text">
      <style:text-properties fo:color="#C77DBB" fo:language="en" fo:country="US"/>
    </style:style>
    <style:style style:name="T218" style:parent-style-name="Policepardéfaut" style:family="text">
      <style:text-properties fo:color="#BCBEC4" fo:language="en" fo:country="US"/>
    </style:style>
    <style:style style:name="T219" style:parent-style-name="Policepardéfaut" style:family="text">
      <style:text-properties fo:color="#C77DBB" fo:language="en" fo:country="US"/>
    </style:style>
    <style:style style:name="T220" style:parent-style-name="Policepardéfaut" style:family="text">
      <style:text-properties fo:color="#C77DBB" fo:language="en" fo:country="US"/>
    </style:style>
    <style:style style:name="T221" style:parent-style-name="Policepardéfaut" style:family="text">
      <style:text-properties fo:color="#C77DBB" fo:language="en" fo:country="US"/>
    </style:style>
    <style:style style:name="T222" style:parent-style-name="Policepardéfaut" style:family="text">
      <style:text-properties fo:color="#BCBEC4" fo:language="en" fo:country="US"/>
    </style:style>
    <style:style style:name="T223" style:parent-style-name="Policepardéfaut" style:family="text">
      <style:text-properties fo:color="#CF8E6D" fo:language="en" fo:country="US"/>
    </style:style>
    <style:style style:name="T224" style:parent-style-name="Policepardéfaut" style:family="text">
      <style:text-properties fo:color="#BCBEC4" fo:language="en" fo:country="US"/>
    </style:style>
    <style:style style:name="T225" style:parent-style-name="Policepardéfaut" style:family="text">
      <style:text-properties fo:color="#C77DBB" fo:language="en" fo:country="US"/>
    </style:style>
    <style:style style:name="T226" style:parent-style-name="Policepardéfaut" style:family="text">
      <style:text-properties fo:color="#C77DBB" fo:language="en" fo:country="US"/>
    </style:style>
    <style:style style:name="T227" style:parent-style-name="Policepardéfaut" style:family="text">
      <style:text-properties fo:color="#BCBEC4" fo:language="en" fo:country="US"/>
    </style:style>
    <style:style style:name="T228" style:parent-style-name="Policepardéfaut" style:family="text">
      <style:text-properties fo:color="#C77DBB" fo:language="en" fo:country="US"/>
    </style:style>
    <style:style style:name="T229" style:parent-style-name="Policepardéfaut" style:family="text">
      <style:text-properties fo:color="#BCBEC4" fo:language="en" fo:country="US"/>
    </style:style>
    <style:style style:name="T230" style:parent-style-name="Policepardéfaut" style:family="text">
      <style:text-properties fo:color="#BCBEC4" fo:language="en" fo:country="US"/>
    </style:style>
    <style:style style:name="P231" style:parent-style-name="Standard" style:family="paragraph">
      <style:text-properties style:font-name="Cabin"/>
    </style:style>
    <style:style style:name="T232" style:parent-style-name="Policepardéfaut" style:family="text">
      <style:text-properties style:font-name="Cabin" fo:language="fr" fo:country="FR"/>
    </style:style>
    <style:style style:name="T233" style:parent-style-name="Policepardéfaut" style:family="text">
      <style:text-properties style:font-name="Courier" fo:language="fr" fo:country="FR"/>
    </style:style>
    <style:style style:name="P234" style:parent-style-name="Standard" style:family="paragraph">
      <style:paragraph-properties fo:border="0.0034in solid #000000" fo:padding="0.0138in" style:shadow="none" fo:background-color="#EEEEEE"/>
      <style:text-properties style:font-name="Courier" fo:language="fr" fo:country="FR"/>
    </style:style>
    <style:style style:name="P235" style:parent-style-name="PréformatéHTML" style:family="paragraph">
      <style:paragraph-properties fo:background-color="#1E1F22"/>
    </style:style>
    <style:style style:name="T236" style:parent-style-name="Policepardéfaut" style:family="text">
      <style:text-properties fo:color="#7A7E85"/>
    </style:style>
    <style:style style:name="T237" style:parent-style-name="Policepardéfaut" style:family="text">
      <style:text-properties fo:color="#7A7E85"/>
    </style:style>
    <style:style style:name="T238" style:parent-style-name="Policepardéfaut" style:family="text">
      <style:text-properties fo:color="#BCBEC4"/>
    </style:style>
    <style:style style:name="T239" style:parent-style-name="Policepardéfaut" style:family="text">
      <style:text-properties fo:color="#CF8E6D"/>
    </style:style>
    <style:style style:name="T240" style:parent-style-name="Policepardéfaut" style:family="text">
      <style:text-properties fo:color="#BCBEC4"/>
    </style:style>
    <style:style style:name="T241" style:parent-style-name="Policepardéfaut" style:family="text">
      <style:text-properties fo:color="#2AACB8"/>
    </style:style>
    <style:style style:name="T242" style:parent-style-name="Policepardéfaut" style:family="text">
      <style:text-properties fo:color="#BCBEC4"/>
    </style:style>
    <style:style style:name="T243" style:parent-style-name="Policepardéfaut" style:family="text">
      <style:text-properties fo:color="#2AACB8"/>
    </style:style>
    <style:style style:name="T244" style:parent-style-name="Policepardéfaut" style:family="text">
      <style:text-properties fo:color="#BCBEC4"/>
    </style:style>
    <style:style style:name="T245" style:parent-style-name="Policepardéfaut" style:family="text">
      <style:text-properties fo:color="#BCBEC4"/>
    </style:style>
    <style:style style:name="T246" style:parent-style-name="Policepardéfaut" style:family="text">
      <style:text-properties fo:color="#CF8E6D"/>
    </style:style>
    <style:style style:name="T247" style:parent-style-name="Policepardéfaut" style:family="text">
      <style:text-properties fo:color="#BCBEC4"/>
    </style:style>
    <style:style style:name="T248" style:parent-style-name="Policepardéfaut" style:family="text">
      <style:text-properties fo:color="#2AACB8"/>
    </style:style>
    <style:style style:name="T249" style:parent-style-name="Policepardéfaut" style:family="text">
      <style:text-properties fo:color="#BCBEC4"/>
    </style:style>
    <style:style style:name="T250" style:parent-style-name="Policepardéfaut" style:family="text">
      <style:text-properties fo:color="#2AACB8"/>
    </style:style>
    <style:style style:name="T251" style:parent-style-name="Policepardéfaut" style:family="text">
      <style:text-properties fo:color="#BCBEC4"/>
    </style:style>
    <style:style style:name="T252" style:parent-style-name="Policepardéfaut" style:family="text">
      <style:text-properties fo:color="#BCBEC4"/>
    </style:style>
    <style:style style:name="T253" style:parent-style-name="Policepardéfaut" style:family="text">
      <style:text-properties fo:color="#CF8E6D"/>
    </style:style>
    <style:style style:name="T254" style:parent-style-name="Policepardéfaut" style:family="text">
      <style:text-properties fo:color="#BCBEC4"/>
    </style:style>
    <style:style style:name="T255" style:parent-style-name="Policepardéfaut" style:family="text">
      <style:text-properties fo:color="#2AACB8"/>
    </style:style>
    <style:style style:name="T256" style:parent-style-name="Policepardéfaut" style:family="text">
      <style:text-properties fo:color="#BCBEC4"/>
    </style:style>
    <style:style style:name="T257" style:parent-style-name="Policepardéfaut" style:family="text">
      <style:text-properties fo:color="#2AACB8"/>
    </style:style>
    <style:style style:name="T258" style:parent-style-name="Policepardéfaut" style:family="text">
      <style:text-properties fo:color="#BCBEC4"/>
    </style:style>
    <style:style style:name="T259" style:parent-style-name="Policepardéfaut" style:family="text">
      <style:text-properties fo:color="#BCBEC4"/>
    </style:style>
    <style:style style:name="T260" style:parent-style-name="Policepardéfaut" style:family="text">
      <style:text-properties fo:font-style="italic" style:font-style-asian="italic" style:font-style-complex="italic" fo:color="#C77DBB"/>
    </style:style>
    <style:style style:name="T261" style:parent-style-name="Policepardéfaut" style:family="text">
      <style:text-properties fo:color="#BCBEC4"/>
    </style:style>
    <style:style style:name="T262" style:parent-style-name="Policepardéfaut" style:family="text">
      <style:text-properties fo:color="#6AAB73"/>
    </style:style>
    <style:style style:name="T263" style:parent-style-name="Policepardéfaut" style:family="text">
      <style:text-properties fo:color="#BCBEC4"/>
    </style:style>
    <style:style style:name="T264" style:parent-style-name="Policepardéfaut" style:family="text">
      <style:text-properties fo:color="#6AAB73" fo:language="en" fo:country="US"/>
    </style:style>
    <style:style style:name="T265" style:parent-style-name="Policepardéfaut" style:family="text">
      <style:text-properties fo:color="#BCBEC4" fo:language="en" fo:country="US"/>
    </style:style>
    <style:style style:name="T266" style:parent-style-name="Policepardéfaut" style:family="text">
      <style:text-properties fo:color="#6AAB73" fo:language="en" fo:country="US"/>
    </style:style>
    <style:style style:name="T267" style:parent-style-name="Policepardéfaut" style:family="text">
      <style:text-properties fo:color="#BCBEC4" fo:language="en" fo:country="US"/>
    </style:style>
    <style:style style:name="T268" style:parent-style-name="Policepardéfaut" style:family="text">
      <style:text-properties fo:color="#BCBEC4" fo:language="en" fo:country="US"/>
    </style:style>
    <style:style style:name="T269" style:parent-style-name="Policepardéfaut" style:family="text">
      <style:text-properties fo:font-style="italic" style:font-style-asian="italic" style:font-style-complex="italic" fo:color="#C77DBB" fo:language="en" fo:country="US"/>
    </style:style>
    <style:style style:name="T270" style:parent-style-name="Policepardéfaut" style:family="text">
      <style:text-properties fo:color="#BCBEC4" fo:language="en" fo:country="US"/>
    </style:style>
    <style:style style:name="T271" style:parent-style-name="Policepardéfaut" style:family="text">
      <style:text-properties fo:color="#6AAB73" fo:language="en" fo:country="US"/>
    </style:style>
    <style:style style:name="T272" style:parent-style-name="Policepardéfaut" style:family="text">
      <style:text-properties fo:color="#BCBEC4" fo:language="en" fo:country="US"/>
    </style:style>
    <style:style style:name="T273" style:parent-style-name="Policepardéfaut" style:family="text">
      <style:text-properties fo:color="#6AAB73"/>
    </style:style>
    <style:style style:name="T274" style:parent-style-name="Policepardéfaut" style:family="text">
      <style:text-properties fo:color="#BCBEC4"/>
    </style:style>
    <style:style style:name="T275" style:parent-style-name="Policepardéfaut" style:family="text">
      <style:text-properties fo:color="#6AAB73"/>
    </style:style>
    <style:style style:name="T276" style:parent-style-name="Policepardéfaut" style:family="text">
      <style:text-properties fo:color="#BCBEC4"/>
    </style:style>
    <style:style style:name="P277" style:parent-style-name="Standard" style:family="paragraph">
      <style:paragraph-properties fo:border="0.0034in solid #000000" fo:padding="0.0138in" style:shadow="none" fo:background-color="#EEEEEE"/>
      <style:text-properties style:font-name="Courier" fo:language="fr" fo:country="FR"/>
    </style:style>
    <style:style style:name="P278" style:parent-style-name="Standard" style:family="paragraph">
      <style:paragraph-properties fo:border="0.0034in solid #000000" fo:padding="0.0138in" style:shadow="none" fo:background-color="#EEEEEE"/>
      <style:text-properties style:font-name="Courier" fo:language="fr" fo:country="FR"/>
    </style:style>
    <style:style style:name="P279" style:parent-style-name="Standard" style:family="paragraph">
      <style:paragraph-properties fo:border="0.0034in solid #000000" fo:padding="0.0138in" style:shadow="none" fo:background-color="#EEEEEE"/>
      <style:text-properties style:font-name="Courier" fo:language="fr" fo:country="FR"/>
    </style:style>
    <style:style style:name="P280" style:parent-style-name="Standard" style:family="paragraph">
      <style:text-properties style:font-name="Cabin" fo:language="fr" fo:country="FR"/>
    </style:style>
    <style:style style:name="P281" style:parent-style-name="Standard" style:family="paragraph">
      <style:text-properties style:font-name="Cabin" fo:language="fr" fo:country="FR"/>
    </style:style>
    <style:style style:name="P282" style:parent-style-name="Standard" style:family="paragraph">
      <style:paragraph-properties fo:text-align="justify"/>
      <style:text-properties style:font-name="Cabin" fo:language="fr" fo:country="FR"/>
    </style:style>
    <style:style style:name="P283" style:parent-style-name="Standard" style:family="paragraph">
      <style:paragraph-properties fo:text-align="justify"/>
      <style:text-properties style:font-name="Cabin" fo:language="fr" fo:country="FR"/>
    </style:style>
    <style:style style:name="T284" style:parent-style-name="Policepardéfaut" style:family="text">
      <style:text-properties style:font-name="Cabin" fo:language="fr" fo:country="FR"/>
    </style:style>
    <style:style style:name="T285" style:parent-style-name="Policepardéfaut" style:family="text">
      <style:text-properties style:font-name="Cabin" style:text-position="super 66.6%" fo:language="fr" fo:country="FR"/>
    </style:style>
    <style:style style:name="T286" style:parent-style-name="Policepardéfaut" style:family="text">
      <style:text-properties style:font-name="Cabin" fo:language="fr" fo:country="FR"/>
    </style:style>
    <style:style style:name="T287" style:parent-style-name="Policepardéfaut" style:family="text">
      <style:text-properties style:font-name="Cabin" style:text-position="super 66.6%" fo:language="fr" fo:country="FR"/>
    </style:style>
    <style:style style:name="T288" style:parent-style-name="Policepardéfaut" style:family="text">
      <style:text-properties style:font-name="Cabin" fo:language="fr" fo:country="FR"/>
    </style:style>
    <style:style style:name="P289" style:parent-style-name="Standard" style:family="paragraph">
      <style:text-properties style:font-name="Cabin" fo:language="fr" fo:country="FR"/>
    </style:style>
    <style:style style:name="P290" style:parent-style-name="Standard" style:family="paragraph">
      <style:text-properties style:font-name="Cabin" fo:language="fr" fo:country="FR"/>
    </style:style>
    <style:style style:name="P291" style:parent-style-name="Standard" style:family="paragraph">
      <style:text-properties style:font-name="Cabin" fo:language="fr" fo:country="FR"/>
    </style:style>
    <style:style style:name="P292" style:parent-style-name="PréformatéHTML" style:family="paragraph">
      <style:paragraph-properties fo:background-color="#1E1F22"/>
    </style:style>
    <style:style style:name="T293" style:parent-style-name="Policepardéfaut" style:family="text">
      <style:text-properties fo:color="#CF8E6D" fo:language="en" fo:country="US"/>
    </style:style>
    <style:style style:name="T294" style:parent-style-name="Policepardéfaut" style:family="text">
      <style:text-properties fo:color="#56A8F5" fo:language="en" fo:country="US"/>
    </style:style>
    <style:style style:name="T295" style:parent-style-name="Policepardéfaut" style:family="text">
      <style:text-properties fo:color="#BCBEC4" fo:language="en" fo:country="US"/>
    </style:style>
    <style:style style:name="T296" style:parent-style-name="Policepardéfaut" style:family="text">
      <style:text-properties fo:color="#BCBEC4" fo:language="en" fo:country="US"/>
    </style:style>
    <style:style style:name="T297" style:parent-style-name="Policepardéfaut" style:family="text">
      <style:text-properties fo:color="#CF8E6D" fo:language="en" fo:country="US"/>
    </style:style>
    <style:style style:name="T298" style:parent-style-name="Policepardéfaut" style:family="text">
      <style:text-properties fo:color="#BCBEC4" fo:language="en" fo:country="US"/>
    </style:style>
    <style:style style:name="T299" style:parent-style-name="Policepardéfaut" style:family="text">
      <style:text-properties fo:font-style="italic" style:font-style-asian="italic" style:font-style-complex="italic" fo:color="#BCBEC4" fo:language="en" fo:country="US"/>
    </style:style>
    <style:style style:name="T300" style:parent-style-name="Policepardéfaut" style:family="text">
      <style:text-properties fo:color="#BCBEC4" fo:language="en" fo:country="US"/>
    </style:style>
    <style:style style:name="T301" style:parent-style-name="Policepardéfaut" style:family="text">
      <style:text-properties fo:color="#C77DBB" fo:language="en" fo:country="US"/>
    </style:style>
    <style:style style:name="T302" style:parent-style-name="Policepardéfaut" style:family="text">
      <style:text-properties fo:color="#BCBEC4" fo:language="en" fo:country="US"/>
    </style:style>
    <style:style style:name="T303" style:parent-style-name="Policepardéfaut" style:family="text">
      <style:text-properties fo:color="#C77DBB" fo:language="en" fo:country="US"/>
    </style:style>
    <style:style style:name="T304" style:parent-style-name="Policepardéfaut" style:family="text">
      <style:text-properties fo:color="#BCBEC4" fo:language="en" fo:country="US"/>
    </style:style>
    <style:style style:name="T305" style:parent-style-name="Policepardéfaut" style:family="text">
      <style:text-properties fo:color="#C77DBB" fo:language="en" fo:country="US"/>
    </style:style>
    <style:style style:name="T306" style:parent-style-name="Policepardéfaut" style:family="text">
      <style:text-properties fo:color="#BCBEC4" fo:language="en" fo:country="US"/>
    </style:style>
    <style:style style:name="T307" style:parent-style-name="Policepardéfaut" style:family="text">
      <style:text-properties fo:color="#C77DBB" fo:language="en" fo:country="US"/>
    </style:style>
    <style:style style:name="T308" style:parent-style-name="Policepardéfaut" style:family="text">
      <style:text-properties fo:color="#BCBEC4" fo:language="en" fo:country="US"/>
    </style:style>
    <style:style style:name="T309" style:parent-style-name="Policepardéfaut" style:family="text">
      <style:text-properties fo:color="#BCBEC4" fo:language="en" fo:country="US"/>
    </style:style>
    <style:style style:name="T310" style:parent-style-name="Policepardéfaut" style:family="text">
      <style:text-properties fo:color="#BCBEC4" fo:language="en" fo:country="US"/>
    </style:style>
    <style:style style:name="T311" style:parent-style-name="Policepardéfaut" style:family="text">
      <style:text-properties fo:color="#CF8E6D" fo:language="en" fo:country="US"/>
    </style:style>
    <style:style style:name="T312" style:parent-style-name="Policepardéfaut" style:family="text">
      <style:text-properties fo:color="#56A8F5" fo:language="en" fo:country="US"/>
    </style:style>
    <style:style style:name="T313" style:parent-style-name="Policepardéfaut" style:family="text">
      <style:text-properties fo:color="#BCBEC4" fo:language="en" fo:country="US"/>
    </style:style>
    <style:style style:name="T314" style:parent-style-name="Policepardéfaut" style:family="text">
      <style:text-properties fo:color="#BCBEC4" fo:language="en" fo:country="US"/>
    </style:style>
    <style:style style:name="T315" style:parent-style-name="Policepardéfaut" style:family="text">
      <style:text-properties fo:color="#CF8E6D" fo:language="en" fo:country="US"/>
    </style:style>
    <style:style style:name="T316" style:parent-style-name="Policepardéfaut" style:family="text">
      <style:text-properties fo:color="#BCBEC4" fo:language="en" fo:country="US"/>
    </style:style>
    <style:style style:name="T317" style:parent-style-name="Policepardéfaut" style:family="text">
      <style:text-properties fo:font-style="italic" style:font-style-asian="italic" style:font-style-complex="italic" fo:color="#BCBEC4" fo:language="en" fo:country="US"/>
    </style:style>
    <style:style style:name="T318" style:parent-style-name="Policepardéfaut" style:family="text">
      <style:text-properties fo:color="#BCBEC4" fo:language="en" fo:country="US"/>
    </style:style>
    <style:style style:name="T319" style:parent-style-name="Policepardéfaut" style:family="text">
      <style:text-properties fo:color="#C77DBB" fo:language="en" fo:country="US"/>
    </style:style>
    <style:style style:name="T320" style:parent-style-name="Policepardéfaut" style:family="text">
      <style:text-properties fo:color="#BCBEC4" fo:language="en" fo:country="US"/>
    </style:style>
    <style:style style:name="T321" style:parent-style-name="Policepardéfaut" style:family="text">
      <style:text-properties fo:font-style="italic" style:font-style-asian="italic" style:font-style-complex="italic" fo:color="#BCBEC4" fo:language="en" fo:country="US"/>
    </style:style>
    <style:style style:name="T322" style:parent-style-name="Policepardéfaut" style:family="text">
      <style:text-properties fo:color="#BCBEC4" fo:language="en" fo:country="US"/>
    </style:style>
    <style:style style:name="T323" style:parent-style-name="Policepardéfaut" style:family="text">
      <style:text-properties fo:color="#BCBEC4" fo:language="en" fo:country="US"/>
    </style:style>
    <style:style style:name="P324" style:parent-style-name="Standard" style:family="paragraph">
      <style:text-properties style:font-name="Cabin"/>
    </style:style>
    <style:style style:name="P325" style:parent-style-name="Standard" style:family="paragraph">
      <style:text-properties style:font-name="Cabin" fo:language="fr" fo:country="FR"/>
    </style:style>
    <style:style style:name="P326" style:parent-style-name="Standard" style:family="paragraph">
      <style:paragraph-properties fo:border="0.0034in solid #000000" fo:padding="0.0138in" style:shadow="none" fo:background-color="#EEEEEE"/>
      <style:text-properties style:font-name="Cabin" fo:language="fr" fo:country="FR"/>
    </style:style>
    <style:style style:name="P327" style:parent-style-name="Standard" style:family="paragraph">
      <style:paragraph-properties fo:border="0.0034in solid #000000" fo:padding="0.0138in" style:shadow="none" fo:background-color="#EEEEEE"/>
      <style:text-properties style:font-name="Cabin" fo:language="fr" fo:country="FR"/>
    </style:style>
    <style:style style:name="P328" style:parent-style-name="Standard" style:family="paragraph">
      <style:text-properties style:font-name="Cabin" fo:language="fr" fo:country="FR"/>
    </style:style>
    <style:style style:name="P329" style:parent-style-name="Standard" style:family="paragraph">
      <style:text-properties style:font-name="Cabin" fo:language="fr" fo:country="FR"/>
    </style:style>
    <style:style style:name="P330" style:parent-style-name="Standard" style:family="paragraph">
      <style:paragraph-properties fo:text-align="justify"/>
    </style:style>
    <style:style style:name="T331" style:parent-style-name="Policepardéfaut" style:family="text">
      <style:text-properties style:font-name="Cabin" fo:language="fr" fo:country="FR"/>
    </style:style>
    <style:style style:name="T332" style:parent-style-name="Policepardéfaut" style:family="text">
      <style:text-properties style:font-name="Cabin" fo:language="fr" fo:country="FR"/>
    </style:style>
    <style:style style:name="T333" style:parent-style-name="Policepardéfaut" style:family="text">
      <style:text-properties style:font-name="Cabin"/>
    </style:style>
    <style:style style:name="P334" style:parent-style-name="Standard" style:family="paragraph">
      <style:paragraph-properties fo:text-align="justify"/>
      <style:text-properties style:font-name="Cabin"/>
    </style:style>
    <style:style style:name="T335" style:parent-style-name="Policepardéfaut" style:family="text">
      <style:text-properties style:font-name="Cabin"/>
    </style:style>
    <style:style style:name="T336" style:parent-style-name="Policepardéfaut" style:family="text">
      <style:text-properties style:font-name="Cabin" style:text-position="sub 66.6%"/>
    </style:style>
    <style:style style:name="T337" style:parent-style-name="Policepardéfaut" style:family="text">
      <style:text-properties style:font-name="Cabin"/>
    </style:style>
    <style:style style:name="T338" style:parent-style-name="Policepardéfaut" style:family="text">
      <style:text-properties style:font-name="Cabin" style:text-position="sub 66.6%"/>
    </style:style>
    <style:style style:name="T339" style:parent-style-name="Policepardéfaut" style:family="text">
      <style:text-properties style:font-name="Cabin"/>
    </style:style>
    <style:style style:name="T340" style:parent-style-name="Policepardéfaut" style:family="text">
      <style:text-properties style:font-name="Cabin" style:text-position="sub 66.6%"/>
    </style:style>
    <style:style style:name="T341" style:parent-style-name="Policepardéfaut" style:family="text">
      <style:text-properties style:font-name="Cabin"/>
    </style:style>
    <style:style style:name="T342" style:parent-style-name="Policepardéfaut" style:family="text">
      <style:text-properties style:font-name="Cabin" style:text-position="sub 66.6%"/>
    </style:style>
    <style:style style:name="T343" style:parent-style-name="Policepardéfaut" style:family="text">
      <style:text-properties style:font-name="Cabin"/>
    </style:style>
    <style:style style:name="T344" style:parent-style-name="Policepardéfaut" style:family="text">
      <style:text-properties style:font-name="Cabin" style:text-position="sub 66.6%"/>
    </style:style>
    <style:style style:name="T345" style:parent-style-name="Policepardéfaut" style:family="text">
      <style:text-properties style:font-name="Cabin"/>
    </style:style>
    <style:style style:name="T346" style:parent-style-name="Policepardéfaut" style:family="text">
      <style:text-properties style:font-name="Cabin" style:text-position="sub 66.6%"/>
    </style:style>
    <style:style style:name="T347" style:parent-style-name="Policepardéfaut" style:family="text">
      <style:text-properties style:font-name="Cabin"/>
    </style:style>
    <style:style style:name="T348" style:parent-style-name="Policepardéfaut" style:family="text">
      <style:text-properties style:font-name="Cabin" style:text-position="sub 66.6%"/>
    </style:style>
    <style:style style:name="T349" style:parent-style-name="Policepardéfaut" style:family="text">
      <style:text-properties style:font-name="Cabin"/>
    </style:style>
    <style:style style:name="T350" style:parent-style-name="Policepardéfaut" style:family="text">
      <style:text-properties style:font-name="Cabin" style:text-position="sub 66.6%"/>
    </style:style>
    <style:style style:name="T351" style:parent-style-name="Policepardéfaut" style:family="text">
      <style:text-properties style:font-name="Cabin"/>
    </style:style>
    <style:style style:name="T352" style:parent-style-name="Policepardéfaut" style:family="text">
      <style:text-properties style:font-name="Cabin"/>
    </style:style>
    <style:style style:name="T353" style:parent-style-name="Policepardéfaut" style:family="text">
      <style:text-properties style:font-name="Cabin" style:text-position="sub 66.6%"/>
    </style:style>
    <style:style style:name="T354" style:parent-style-name="Policepardéfaut" style:family="text">
      <style:text-properties style:font-name="Cabin"/>
    </style:style>
    <style:style style:name="T355" style:parent-style-name="Policepardéfaut" style:family="text">
      <style:text-properties style:font-name="Cabin" style:text-position="sub 66.6%"/>
    </style:style>
    <style:style style:name="T356" style:parent-style-name="Policepardéfaut" style:family="text">
      <style:text-properties style:font-name="Cabin"/>
    </style:style>
    <style:style style:name="T357" style:parent-style-name="Policepardéfaut" style:family="text">
      <style:text-properties style:font-name="Cabin" style:text-position="sub 66.6%"/>
    </style:style>
    <style:style style:name="T358" style:parent-style-name="Policepardéfaut" style:family="text">
      <style:text-properties style:font-name="Cabin"/>
    </style:style>
    <style:style style:name="T359" style:parent-style-name="Policepardéfaut" style:family="text">
      <style:text-properties style:font-name="Cabin" style:text-position="sub 66.6%"/>
    </style:style>
    <style:style style:name="T360" style:parent-style-name="Policepardéfaut" style:family="text">
      <style:text-properties style:font-name="Cabin"/>
    </style:style>
    <style:style style:name="T361" style:parent-style-name="Policepardéfaut" style:family="text">
      <style:text-properties style:font-name="Cabin" style:text-position="sub 66.6%"/>
    </style:style>
    <style:style style:name="T362" style:parent-style-name="Policepardéfaut" style:family="text">
      <style:text-properties style:font-name="Cabin"/>
    </style:style>
    <style:style style:name="T363" style:parent-style-name="Policepardéfaut" style:family="text">
      <style:text-properties style:font-name="Cabin" style:text-position="sub 66.6%"/>
    </style:style>
    <style:style style:name="T364" style:parent-style-name="Policepardéfaut" style:family="text">
      <style:text-properties style:font-name="Cabin"/>
    </style:style>
    <style:style style:name="T365" style:parent-style-name="Policepardéfaut" style:family="text">
      <style:text-properties style:font-name="Cabin" style:text-position="sub 66.6%"/>
    </style:style>
    <style:style style:name="T366" style:parent-style-name="Policepardéfaut" style:family="text">
      <style:text-properties style:font-name="Cabin"/>
    </style:style>
    <style:style style:name="T367" style:parent-style-name="Policepardéfaut" style:family="text">
      <style:text-properties style:font-name="Cabin" style:text-position="sub 66.6%"/>
    </style:style>
    <style:style style:name="T368" style:parent-style-name="Policepardéfaut" style:family="text">
      <style:text-properties style:font-name="Cabin"/>
    </style:style>
    <style:style style:name="T369" style:parent-style-name="Policepardéfaut" style:family="text">
      <style:text-properties style:font-name="Cabin" style:text-position="sub 66.6%"/>
    </style:style>
    <style:style style:name="T370" style:parent-style-name="Policepardéfaut" style:family="text">
      <style:text-properties style:font-name="Cabin"/>
    </style:style>
    <style:style style:name="T371" style:parent-style-name="Policepardéfaut" style:family="text">
      <style:text-properties style:font-name="Cabin" style:text-position="sub 66.6%"/>
    </style:style>
    <style:style style:name="T372" style:parent-style-name="Policepardéfaut" style:family="text">
      <style:text-properties style:font-name="Cabin"/>
    </style:style>
    <style:style style:name="T373" style:parent-style-name="Policepardéfaut" style:family="text">
      <style:text-properties style:font-name="Cabin" style:text-position="sub 66.6%"/>
    </style:style>
    <style:style style:name="T374" style:parent-style-name="Policepardéfaut" style:family="text">
      <style:text-properties style:font-name="Cabin"/>
    </style:style>
    <style:style style:name="T375" style:parent-style-name="Policepardéfaut" style:family="text">
      <style:text-properties style:font-name="Cabin" style:text-position="sub 66.6%"/>
    </style:style>
    <style:style style:name="T376" style:parent-style-name="Policepardéfaut" style:family="text">
      <style:text-properties style:font-name="Cabin"/>
    </style:style>
    <style:style style:name="P377" style:parent-style-name="Standard" style:family="paragraph">
      <style:text-properties style:font-name="Cabin"/>
    </style:style>
    <style:style style:name="P378" style:parent-style-name="Standard" style:family="paragraph">
      <style:text-properties style:font-name="Cabin"/>
    </style:style>
    <style:style style:name="P379" style:parent-style-name="PréformatéHTML" style:family="paragraph">
      <style:paragraph-properties fo:background-color="#1E1F22"/>
    </style:style>
    <style:style style:name="T380" style:parent-style-name="Policepardéfaut" style:family="text">
      <style:text-properties fo:color="#CF8E6D" fo:language="en" fo:country="US"/>
    </style:style>
    <style:style style:name="T381" style:parent-style-name="Policepardéfaut" style:family="text">
      <style:text-properties fo:color="#BCBEC4" fo:language="en" fo:country="US"/>
    </style:style>
    <style:style style:name="T382" style:parent-style-name="Policepardéfaut" style:family="text">
      <style:text-properties fo:color="#56A8F5" fo:language="en" fo:country="US"/>
    </style:style>
    <style:style style:name="T383" style:parent-style-name="Policepardéfaut" style:family="text">
      <style:text-properties fo:color="#BCBEC4" fo:language="en" fo:country="US"/>
    </style:style>
    <style:style style:name="T384" style:parent-style-name="Policepardéfaut" style:family="text">
      <style:text-properties fo:color="#BCBEC4" fo:language="en" fo:country="US"/>
    </style:style>
    <style:style style:name="T385" style:parent-style-name="Policepardéfaut" style:family="text">
      <style:text-properties fo:color="#CF8E6D" fo:language="en" fo:country="US"/>
    </style:style>
    <style:style style:name="T386" style:parent-style-name="Policepardéfaut" style:family="text">
      <style:text-properties fo:color="#BCBEC4" fo:language="en" fo:country="US"/>
    </style:style>
    <style:style style:name="T387" style:parent-style-name="Policepardéfaut" style:family="text">
      <style:text-properties fo:color="#CF8E6D" fo:language="en" fo:country="US"/>
    </style:style>
    <style:style style:name="T388" style:parent-style-name="Policepardéfaut" style:family="text">
      <style:text-properties fo:color="#BCBEC4" fo:language="en" fo:country="US"/>
    </style:style>
    <style:style style:name="T389" style:parent-style-name="Policepardéfaut" style:family="text">
      <style:text-properties fo:color="#C77DBB" fo:language="en" fo:country="US"/>
    </style:style>
    <style:style style:name="T390" style:parent-style-name="Policepardéfaut" style:family="text">
      <style:text-properties fo:color="#BCBEC4" fo:language="en" fo:country="US"/>
    </style:style>
    <style:style style:name="T391" style:parent-style-name="Policepardéfaut" style:family="text">
      <style:text-properties fo:color="#C77DBB" fo:language="en" fo:country="US"/>
    </style:style>
    <style:style style:name="T392" style:parent-style-name="Policepardéfaut" style:family="text">
      <style:text-properties fo:color="#BCBEC4" fo:language="en" fo:country="US"/>
    </style:style>
    <style:style style:name="T393" style:parent-style-name="Policepardéfaut" style:family="text">
      <style:text-properties fo:color="#CF8E6D" fo:language="en" fo:country="US"/>
    </style:style>
    <style:style style:name="T394" style:parent-style-name="Policepardéfaut" style:family="text">
      <style:text-properties fo:color="#BCBEC4" fo:language="en" fo:country="US"/>
    </style:style>
    <style:style style:name="T395" style:parent-style-name="Policepardéfaut" style:family="text">
      <style:text-properties fo:color="#C77DBB" fo:language="en" fo:country="US"/>
    </style:style>
    <style:style style:name="T396" style:parent-style-name="Policepardéfaut" style:family="text">
      <style:text-properties fo:color="#BCBEC4" fo:language="en" fo:country="US"/>
    </style:style>
    <style:style style:name="T397" style:parent-style-name="Policepardéfaut" style:family="text">
      <style:text-properties fo:color="#C77DBB" fo:language="en" fo:country="US"/>
    </style:style>
    <style:style style:name="T398" style:parent-style-name="Policepardéfaut" style:family="text">
      <style:text-properties fo:color="#BCBEC4" fo:language="en" fo:country="US"/>
    </style:style>
    <style:style style:name="T399" style:parent-style-name="Policepardéfaut" style:family="text">
      <style:text-properties fo:color="#BCBEC4" fo:language="en" fo:country="US"/>
    </style:style>
    <style:style style:name="T400" style:parent-style-name="Policepardéfaut" style:family="text">
      <style:text-properties fo:color="#BCBEC4" fo:language="en" fo:country="US"/>
    </style:style>
    <style:style style:name="T401" style:parent-style-name="Policepardéfaut" style:family="text">
      <style:text-properties fo:color="#CF8E6D" fo:language="en" fo:country="US"/>
    </style:style>
    <style:style style:name="T402" style:parent-style-name="Policepardéfaut" style:family="text">
      <style:text-properties fo:color="#BCBEC4" fo:language="en" fo:country="US"/>
    </style:style>
    <style:style style:name="T403" style:parent-style-name="Policepardéfaut" style:family="text">
      <style:text-properties fo:color="#56A8F5" fo:language="en" fo:country="US"/>
    </style:style>
    <style:style style:name="T404" style:parent-style-name="Policepardéfaut" style:family="text">
      <style:text-properties fo:color="#BCBEC4" fo:language="en" fo:country="US"/>
    </style:style>
    <style:style style:name="T405" style:parent-style-name="Policepardéfaut" style:family="text">
      <style:text-properties fo:color="#BCBEC4" fo:language="en" fo:country="US"/>
    </style:style>
    <style:style style:name="T406" style:parent-style-name="Policepardéfaut" style:family="text">
      <style:text-properties fo:color="#CF8E6D" fo:language="en" fo:country="US"/>
    </style:style>
    <style:style style:name="T407" style:parent-style-name="Policepardéfaut" style:family="text">
      <style:text-properties fo:color="#BCBEC4" fo:language="en" fo:country="US"/>
    </style:style>
    <style:style style:name="T408" style:parent-style-name="Policepardéfaut" style:family="text">
      <style:text-properties fo:color="#CF8E6D" fo:language="en" fo:country="US"/>
    </style:style>
    <style:style style:name="T409" style:parent-style-name="Policepardéfaut" style:family="text">
      <style:text-properties fo:color="#BCBEC4" fo:language="en" fo:country="US"/>
    </style:style>
    <style:style style:name="T410" style:parent-style-name="Policepardéfaut" style:family="text">
      <style:text-properties fo:color="#C77DBB" fo:language="en" fo:country="US"/>
    </style:style>
    <style:style style:name="T411" style:parent-style-name="Policepardéfaut" style:family="text">
      <style:text-properties fo:color="#BCBEC4" fo:language="en" fo:country="US"/>
    </style:style>
    <style:style style:name="T412" style:parent-style-name="Policepardéfaut" style:family="text">
      <style:text-properties fo:color="#C77DBB" fo:language="en" fo:country="US"/>
    </style:style>
    <style:style style:name="T413" style:parent-style-name="Policepardéfaut" style:family="text">
      <style:text-properties fo:color="#BCBEC4" fo:language="en" fo:country="US"/>
    </style:style>
    <style:style style:name="T414" style:parent-style-name="Policepardéfaut" style:family="text">
      <style:text-properties fo:color="#CF8E6D" fo:language="en" fo:country="US"/>
    </style:style>
    <style:style style:name="T415" style:parent-style-name="Policepardéfaut" style:family="text">
      <style:text-properties fo:color="#BCBEC4" fo:language="en" fo:country="US"/>
    </style:style>
    <style:style style:name="T416" style:parent-style-name="Policepardéfaut" style:family="text">
      <style:text-properties fo:color="#C77DBB" fo:language="en" fo:country="US"/>
    </style:style>
    <style:style style:name="T417" style:parent-style-name="Policepardéfaut" style:family="text">
      <style:text-properties fo:color="#BCBEC4" fo:language="en" fo:country="US"/>
    </style:style>
    <style:style style:name="T418" style:parent-style-name="Policepardéfaut" style:family="text">
      <style:text-properties fo:color="#C77DBB" fo:language="en" fo:country="US"/>
    </style:style>
    <style:style style:name="T419" style:parent-style-name="Policepardéfaut" style:family="text">
      <style:text-properties fo:color="#BCBEC4" fo:language="en" fo:country="US"/>
    </style:style>
    <style:style style:name="T420" style:parent-style-name="Policepardéfaut" style:family="text">
      <style:text-properties fo:color="#CF8E6D" fo:language="en" fo:country="US"/>
    </style:style>
    <style:style style:name="T421" style:parent-style-name="Policepardéfaut" style:family="text">
      <style:text-properties fo:color="#BCBEC4" fo:language="en" fo:country="US"/>
    </style:style>
    <style:style style:name="T422" style:parent-style-name="Policepardéfaut" style:family="text">
      <style:text-properties fo:color="#C77DBB" fo:language="en" fo:country="US"/>
    </style:style>
    <style:style style:name="T423" style:parent-style-name="Policepardéfaut" style:family="text">
      <style:text-properties fo:color="#BCBEC4" fo:language="en" fo:country="US"/>
    </style:style>
    <style:style style:name="T424" style:parent-style-name="Policepardéfaut" style:family="text">
      <style:text-properties fo:color="#C77DBB" fo:language="en" fo:country="US"/>
    </style:style>
    <style:style style:name="T425" style:parent-style-name="Policepardéfaut" style:family="text">
      <style:text-properties fo:color="#BCBEC4" fo:language="en" fo:country="US"/>
    </style:style>
    <style:style style:name="T426" style:parent-style-name="Policepardéfaut" style:family="text">
      <style:text-properties fo:color="#CF8E6D" fo:language="en" fo:country="US"/>
    </style:style>
    <style:style style:name="T427" style:parent-style-name="Policepardéfaut" style:family="text">
      <style:text-properties fo:color="#BCBEC4" fo:language="en" fo:country="US"/>
    </style:style>
    <style:style style:name="T428" style:parent-style-name="Policepardéfaut" style:family="text">
      <style:text-properties fo:color="#C77DBB" fo:language="en" fo:country="US"/>
    </style:style>
    <style:style style:name="T429" style:parent-style-name="Policepardéfaut" style:family="text">
      <style:text-properties fo:color="#BCBEC4" fo:language="en" fo:country="US"/>
    </style:style>
    <style:style style:name="T430" style:parent-style-name="Policepardéfaut" style:family="text">
      <style:text-properties fo:color="#C77DBB" fo:language="en" fo:country="US"/>
    </style:style>
    <style:style style:name="T431" style:parent-style-name="Policepardéfaut" style:family="text">
      <style:text-properties fo:color="#BCBEC4" fo:language="en" fo:country="US"/>
    </style:style>
    <style:style style:name="T432" style:parent-style-name="Policepardéfaut" style:family="text">
      <style:text-properties fo:color="#BCBEC4" fo:language="en" fo:country="US"/>
    </style:style>
    <style:style style:name="P433" style:parent-style-name="Standard" style:family="paragraph">
      <style:text-properties style:font-name="Cabin"/>
    </style:style>
    <style:style style:name="P434" style:parent-style-name="Standard" style:family="paragraph">
      <style:text-properties style:font-name="Cabin"/>
    </style:style>
    <style:style style:name="P435" style:parent-style-name="Standard" style:family="paragraph">
      <style:paragraph-properties fo:text-align="justify"/>
    </style:style>
    <style:style style:name="T436" style:parent-style-name="Policepardéfaut" style:family="text">
      <style:text-properties style:font-name="Cabin" fo:language="fr" fo:country="FR"/>
    </style:style>
    <style:style style:name="T437" style:parent-style-name="Policepardéfaut" style:family="text">
      <style:text-properties style:font-name="Courier" fo:language="fr" fo:country="FR"/>
    </style:style>
    <style:style style:name="T438" style:parent-style-name="Policepardéfaut" style:family="text">
      <style:text-properties style:font-name="Cabin" fo:language="fr" fo:country="FR"/>
    </style:style>
    <style:style style:name="T439" style:parent-style-name="Policepardéfaut" style:family="text">
      <style:text-properties style:font-name="Courier" fo:language="fr" fo:country="FR"/>
    </style:style>
    <style:style style:name="T440" style:parent-style-name="Policepardéfaut" style:family="text">
      <style:text-properties style:font-name="Cabin" fo:language="fr" fo:country="FR"/>
    </style:style>
    <style:style style:name="T441" style:parent-style-name="Policepardéfaut" style:family="text">
      <style:text-properties style:font-name="Courier" fo:language="fr" fo:country="FR"/>
    </style:style>
    <style:style style:name="T442" style:parent-style-name="Policepardéfaut" style:family="text">
      <style:text-properties style:font-name="Cabin" fo:language="fr" fo:country="FR"/>
    </style:style>
    <style:style style:name="T443" style:parent-style-name="Policepardéfaut" style:family="text">
      <style:text-properties style:font-name="Cabin" fo:language="fr" fo:country="FR"/>
    </style:style>
    <style:style style:name="T444" style:parent-style-name="Policepardéfaut" style:family="text">
      <style:text-properties style:font-name="Cabin" fo:language="fr" fo:country="FR"/>
    </style:style>
    <style:style style:name="P445" style:parent-style-name="Standard" style:family="paragraph">
      <style:text-properties style:font-name="Cabin" fo:language="fr" fo:country="FR"/>
    </style:style>
    <style:style style:name="T446" style:parent-style-name="Policepardéfaut" style:family="text">
      <style:text-properties style:font-name="Cabin" fo:language="fr" fo:country="FR"/>
    </style:style>
    <style:style style:name="T447" style:parent-style-name="Policepardéfaut" style:family="text">
      <style:text-properties style:font-name="Courier" fo:language="fr" fo:country="FR"/>
    </style:style>
    <style:style style:name="P448" style:parent-style-name="PréformatéHTML" style:family="paragraph">
      <style:paragraph-properties fo:background-color="#1E1F22"/>
    </style:style>
    <style:style style:name="T449" style:parent-style-name="Policepardéfaut" style:family="text">
      <style:text-properties fo:color="#CF8E6D"/>
    </style:style>
    <style:style style:name="T450" style:parent-style-name="Policepardéfaut" style:family="text">
      <style:text-properties fo:color="#BCBEC4"/>
    </style:style>
    <style:style style:name="T451" style:parent-style-name="Policepardéfaut" style:family="text">
      <style:text-properties fo:color="#CF8E6D"/>
    </style:style>
    <style:style style:name="T452" style:parent-style-name="Policepardéfaut" style:family="text">
      <style:text-properties fo:color="#BCBEC4"/>
    </style:style>
    <style:style style:name="T453" style:parent-style-name="Policepardéfaut" style:family="text">
      <style:text-properties fo:color="#BCBEC4"/>
    </style:style>
    <style:style style:name="T454" style:parent-style-name="Policepardéfaut" style:family="text">
      <style:text-properties fo:color="#CF8E6D"/>
    </style:style>
    <style:style style:name="T455" style:parent-style-name="Policepardéfaut" style:family="text">
      <style:text-properties fo:color="#BCBEC4"/>
    </style:style>
    <style:style style:name="T456" style:parent-style-name="Policepardéfaut" style:family="text">
      <style:text-properties fo:color="#C77DBB"/>
    </style:style>
    <style:style style:name="T457" style:parent-style-name="Policepardéfaut" style:family="text">
      <style:text-properties fo:color="#BCBEC4"/>
    </style:style>
    <style:style style:name="T458" style:parent-style-name="Policepardéfaut" style:family="text">
      <style:text-properties fo:color="#BCBEC4"/>
    </style:style>
    <style:style style:name="T459" style:parent-style-name="Policepardéfaut" style:family="text">
      <style:text-properties fo:color="#BCBEC4"/>
    </style:style>
    <style:style style:name="T460" style:parent-style-name="Policepardéfaut" style:family="text">
      <style:text-properties fo:color="#7A7E85"/>
    </style:style>
    <style:style style:name="T461" style:parent-style-name="Policepardéfaut" style:family="text">
      <style:text-properties fo:color="#7A7E85"/>
    </style:style>
    <style:style style:name="T462" style:parent-style-name="Policepardéfaut" style:family="text">
      <style:text-properties fo:color="#7A7E85"/>
    </style:style>
    <style:style style:name="T463" style:parent-style-name="Policepardéfaut" style:family="text">
      <style:text-properties fo:color="#CF8E6D"/>
    </style:style>
    <style:style style:name="T464" style:parent-style-name="Policepardéfaut" style:family="text">
      <style:text-properties fo:color="#56A8F5"/>
    </style:style>
    <style:style style:name="T465" style:parent-style-name="Policepardéfaut" style:family="text">
      <style:text-properties fo:color="#BCBEC4"/>
    </style:style>
    <style:style style:name="T466" style:parent-style-name="Policepardéfaut" style:family="text">
      <style:text-properties fo:color="#CF8E6D"/>
    </style:style>
    <style:style style:name="T467" style:parent-style-name="Policepardéfaut" style:family="text">
      <style:text-properties fo:color="#BCBEC4"/>
    </style:style>
    <style:style style:name="T468" style:parent-style-name="Policepardéfaut" style:family="text">
      <style:text-properties fo:color="#CF8E6D"/>
    </style:style>
    <style:style style:name="T469" style:parent-style-name="Policepardéfaut" style:family="text">
      <style:text-properties fo:color="#BCBEC4"/>
    </style:style>
    <style:style style:name="T470" style:parent-style-name="Policepardéfaut" style:family="text">
      <style:text-properties fo:color="#BCBEC4"/>
    </style:style>
    <style:style style:name="T471" style:parent-style-name="Policepardéfaut" style:family="text">
      <style:text-properties fo:color="#CF8E6D"/>
    </style:style>
    <style:style style:name="T472" style:parent-style-name="Policepardéfaut" style:family="text">
      <style:text-properties fo:color="#BCBEC4"/>
    </style:style>
    <style:style style:name="T473" style:parent-style-name="Policepardéfaut" style:family="text">
      <style:text-properties fo:color="#BCBEC4"/>
    </style:style>
    <style:style style:name="T474" style:parent-style-name="Policepardéfaut" style:family="text">
      <style:text-properties fo:color="#CF8E6D"/>
    </style:style>
    <style:style style:name="T475" style:parent-style-name="Policepardéfaut" style:family="text">
      <style:text-properties fo:color="#BCBEC4"/>
    </style:style>
    <style:style style:name="T476" style:parent-style-name="Policepardéfaut" style:family="text">
      <style:text-properties fo:color="#C77DBB"/>
    </style:style>
    <style:style style:name="T477" style:parent-style-name="Policepardéfaut" style:family="text">
      <style:text-properties fo:color="#BCBEC4"/>
    </style:style>
    <style:style style:name="T478" style:parent-style-name="Policepardéfaut" style:family="text">
      <style:text-properties fo:color="#CF8E6D"/>
    </style:style>
    <style:style style:name="T479" style:parent-style-name="Policepardéfaut" style:family="text">
      <style:text-properties fo:color="#BCBEC4"/>
    </style:style>
    <style:style style:name="T480" style:parent-style-name="Policepardéfaut" style:family="text">
      <style:text-properties fo:color="#BCBEC4"/>
    </style:style>
    <style:style style:name="P481" style:parent-style-name="PréformatéHTML" style:family="paragraph">
      <style:paragraph-properties fo:background-color="#1E1F22"/>
      <style:text-properties fo:color="#BCBEC4"/>
    </style:style>
    <style:style style:name="P482" style:parent-style-name="Standard" style:family="paragraph">
      <style:text-properties style:font-name="Cabin" fo:language="fr" fo:country="FR"/>
    </style:style>
    <style:style style:name="P483" style:parent-style-name="Standard" style:family="paragraph">
      <style:text-properties style:font-name="Cabin" fo:language="fr" fo:country="FR"/>
    </style:style>
    <style:style style:name="P484" style:parent-style-name="Standard" style:family="paragraph">
      <style:paragraph-properties fo:text-align="justify"/>
    </style:style>
    <style:style style:name="T485" style:parent-style-name="Policepardéfaut" style:family="text">
      <style:text-properties style:font-name="Cabin" fo:language="fr" fo:country="FR"/>
    </style:style>
    <style:style style:name="T486" style:parent-style-name="Policepardéfaut" style:family="text">
      <style:text-properties style:font-name="Courier" fo:language="fr" fo:country="FR"/>
    </style:style>
    <style:style style:name="T487" style:parent-style-name="Policepardéfaut" style:family="text">
      <style:text-properties style:font-name="Cabin" fo:language="fr" fo:country="FR"/>
    </style:style>
    <style:style style:name="P488" style:parent-style-name="Standard" style:family="paragraph">
      <style:paragraph-properties fo:text-align="justify"/>
      <style:text-properties style:font-name="Cabin" fo:language="fr" fo:country="FR"/>
    </style:style>
    <style:style style:name="T489" style:parent-style-name="Policepardéfaut" style:family="text">
      <style:text-properties style:font-name="Cabin" fo:language="fr" fo:country="FR"/>
    </style:style>
    <style:style style:name="T490" style:parent-style-name="Policepardéfaut" style:family="text">
      <style:text-properties style:font-name="Cabin" fo:language="fr" fo:country="FR"/>
    </style:style>
    <style:style style:name="T491" style:parent-style-name="Policepardéfaut" style:family="text">
      <style:text-properties style:font-name="Courier" fo:language="fr" fo:country="FR"/>
    </style:style>
    <style:style style:name="P492" style:parent-style-name="PréformatéHTML" style:family="paragraph">
      <style:paragraph-properties fo:background-color="#1E1F22"/>
    </style:style>
    <style:style style:name="T493" style:parent-style-name="Policepardéfaut" style:family="text">
      <style:text-properties fo:color="#CF8E6D"/>
    </style:style>
    <style:style style:name="T494" style:parent-style-name="Policepardéfaut" style:family="text">
      <style:text-properties fo:color="#56A8F5"/>
    </style:style>
    <style:style style:name="T495" style:parent-style-name="Policepardéfaut" style:family="text">
      <style:text-properties fo:color="#BCBEC4"/>
    </style:style>
    <style:style style:name="T496" style:parent-style-name="Policepardéfaut" style:family="text">
      <style:text-properties fo:color="#BCBEC4"/>
    </style:style>
    <style:style style:name="T497" style:parent-style-name="Policepardéfaut" style:family="text">
      <style:text-properties fo:color="#CF8E6D"/>
    </style:style>
    <style:style style:name="T498" style:parent-style-name="Policepardéfaut" style:family="text">
      <style:text-properties fo:color="#BCBEC4"/>
    </style:style>
    <style:style style:name="T499" style:parent-style-name="Policepardéfaut" style:family="text">
      <style:text-properties fo:color="#BCBEC4"/>
    </style:style>
    <style:style style:name="P500" style:parent-style-name="Standard" style:family="paragraph">
      <style:text-properties style:font-name="Cabin" fo:language="fr" fo:country="FR"/>
    </style:style>
    <style:style style:name="P501" style:parent-style-name="Standard" style:family="paragraph">
      <style:paragraph-properties fo:text-align="justify"/>
      <style:text-properties style:font-name="Cabin" fo:language="fr" fo:country="FR"/>
    </style:style>
    <style:style style:name="P502" style:parent-style-name="Standard" style:family="paragraph">
      <style:paragraph-properties fo:text-align="justify"/>
      <style:text-properties style:font-name="Cabin" fo:language="fr" fo:country="FR"/>
    </style:style>
    <style:style style:name="P503" style:parent-style-name="Standard" style:family="paragraph">
      <style:paragraph-properties fo:text-align="justify"/>
      <style:text-properties style:font-name="Cabin" fo:language="fr" fo:country="FR"/>
    </style:style>
    <style:style style:name="P504" style:parent-style-name="Standard" style:family="paragraph">
      <style:text-properties style:font-name="Cabin" fo:language="fr" fo:country="FR"/>
    </style:style>
    <style:style style:name="P505" style:parent-style-name="Standard" style:family="paragraph">
      <style:paragraph-properties fo:border="0.0034in solid #000000" fo:padding="0.0138in" style:shadow="none" fo:background-color="#EEEEEE"/>
      <style:text-properties style:font-name="Cabin" fo:language="fr" fo:country="FR"/>
    </style:style>
    <style:style style:name="P506" style:parent-style-name="PréformatéHTML" style:family="paragraph">
      <style:paragraph-properties fo:background-color="#1E1F22"/>
    </style:style>
    <style:style style:name="T507" style:parent-style-name="Policepardéfaut" style:family="text">
      <style:text-properties fo:color="#CF8E6D"/>
    </style:style>
    <style:style style:name="T508" style:parent-style-name="Policepardéfaut" style:family="text">
      <style:text-properties fo:color="#56A8F5"/>
    </style:style>
    <style:style style:name="T509" style:parent-style-name="Policepardéfaut" style:family="text">
      <style:text-properties fo:color="#BCBEC4"/>
    </style:style>
    <style:style style:name="T510" style:parent-style-name="Policepardéfaut" style:family="text">
      <style:text-properties fo:color="#BCBEC4"/>
    </style:style>
    <style:style style:name="T511" style:parent-style-name="Policepardéfaut" style:family="text">
      <style:text-properties fo:color="#CF8E6D"/>
    </style:style>
    <style:style style:name="T512" style:parent-style-name="Policepardéfaut" style:family="text">
      <style:text-properties fo:color="#BCBEC4"/>
    </style:style>
    <style:style style:name="T513" style:parent-style-name="Policepardéfaut" style:family="text">
      <style:text-properties fo:color="#2AACB8"/>
    </style:style>
    <style:style style:name="T514" style:parent-style-name="Policepardéfaut" style:family="text">
      <style:text-properties fo:color="#BCBEC4"/>
    </style:style>
    <style:style style:name="T515" style:parent-style-name="Policepardéfaut" style:family="text">
      <style:text-properties fo:color="#2AACB8"/>
    </style:style>
    <style:style style:name="T516" style:parent-style-name="Policepardéfaut" style:family="text">
      <style:text-properties fo:color="#BCBEC4"/>
    </style:style>
    <style:style style:name="T517" style:parent-style-name="Policepardéfaut" style:family="text">
      <style:text-properties fo:color="#BCBEC4"/>
    </style:style>
    <style:style style:name="P518" style:parent-style-name="Standard" style:family="paragraph">
      <style:text-properties style:font-name="Cabin" fo:language="fr" fo:country="FR"/>
    </style:style>
    <style:style style:name="P519" style:parent-style-name="Standard" style:family="paragraph">
      <style:paragraph-properties fo:text-align="justify"/>
      <style:text-properties style:font-name="Cabin" fo:language="fr" fo:country="FR"/>
    </style:style>
    <style:style style:name="P520" style:parent-style-name="Standard" style:family="paragraph">
      <style:paragraph-properties fo:text-align="justify"/>
    </style:style>
    <style:style style:name="T521" style:parent-style-name="Policepardéfaut" style:family="text">
      <style:text-properties style:font-name="Cabin" fo:language="fr" fo:country="FR"/>
    </style:style>
    <style:style style:name="T522" style:parent-style-name="Policepardéfaut" style:family="text">
      <style:text-properties style:font-name="Courier" fo:language="fr" fo:country="FR"/>
    </style:style>
    <style:style style:name="T523" style:parent-style-name="Policepardéfaut" style:family="text">
      <style:text-properties style:font-name="Cabin" fo:language="fr" fo:country="FR"/>
    </style:style>
    <style:style style:name="P524" style:parent-style-name="Standard" style:family="paragraph">
      <style:text-properties style:font-name="Cabin" fo:language="fr" fo:country="FR"/>
    </style:style>
    <style:style style:name="P525" style:parent-style-name="Standard" style:family="paragraph">
      <style:text-properties style:font-name="Cabin" fo:language="fr" fo:country="FR"/>
    </style:style>
    <style:style style:name="P526" style:parent-style-name="PréformatéHTML" style:family="paragraph">
      <style:paragraph-properties fo:background-color="#1E1F22"/>
    </style:style>
    <style:style style:name="T527" style:parent-style-name="Policepardéfaut" style:family="text">
      <style:text-properties fo:color="#CF8E6D"/>
    </style:style>
    <style:style style:name="T528" style:parent-style-name="Policepardéfaut" style:family="text">
      <style:text-properties fo:color="#56A8F5"/>
    </style:style>
    <style:style style:name="T529" style:parent-style-name="Policepardéfaut" style:family="text">
      <style:text-properties fo:color="#BCBEC4"/>
    </style:style>
    <style:style style:name="T530" style:parent-style-name="Policepardéfaut" style:family="text">
      <style:text-properties fo:color="#BCBEC4"/>
    </style:style>
    <style:style style:name="T531" style:parent-style-name="Policepardéfaut" style:family="text">
      <style:text-properties fo:color="#C77DBB"/>
    </style:style>
    <style:style style:name="T532" style:parent-style-name="Policepardéfaut" style:family="text">
      <style:text-properties fo:color="#BCBEC4"/>
    </style:style>
    <style:style style:name="T533" style:parent-style-name="Policepardéfaut" style:family="text">
      <style:text-properties fo:color="#BCBEC4"/>
    </style:style>
    <style:style style:name="P534" style:parent-style-name="PréformatéHTML" style:family="paragraph">
      <style:paragraph-properties fo:background-color="#1E1F22"/>
    </style:style>
    <style:style style:name="T535" style:parent-style-name="Policepardéfaut" style:family="text">
      <style:text-properties fo:color="#CF8E6D" fo:language="en" fo:country="US"/>
    </style:style>
    <style:style style:name="T536" style:parent-style-name="Policepardéfaut" style:family="text">
      <style:text-properties fo:color="#BCBEC4" fo:language="en" fo:country="US"/>
    </style:style>
    <style:style style:name="T537" style:parent-style-name="Policepardéfaut" style:family="text">
      <style:text-properties fo:color="#56A8F5" fo:language="en" fo:country="US"/>
    </style:style>
    <style:style style:name="T538" style:parent-style-name="Policepardéfaut" style:family="text">
      <style:text-properties fo:color="#BCBEC4" fo:language="en" fo:country="US"/>
    </style:style>
    <style:style style:name="T539" style:parent-style-name="Policepardéfaut" style:family="text">
      <style:text-properties fo:color="#BCBEC4" fo:language="en" fo:country="US"/>
    </style:style>
    <style:style style:name="T540" style:parent-style-name="Policepardéfaut" style:family="text">
      <style:text-properties fo:color="#CF8E6D" fo:language="en" fo:country="US"/>
    </style:style>
    <style:style style:name="T541" style:parent-style-name="Policepardéfaut" style:family="text">
      <style:text-properties fo:color="#BCBEC4" fo:language="en" fo:country="US"/>
    </style:style>
    <style:style style:name="T542" style:parent-style-name="Policepardéfaut" style:family="text">
      <style:text-properties fo:color="#C77DBB" fo:language="en" fo:country="US"/>
    </style:style>
    <style:style style:name="T543" style:parent-style-name="Policepardéfaut" style:family="text">
      <style:text-properties fo:color="#BCBEC4" fo:language="en" fo:country="US"/>
    </style:style>
    <style:style style:name="T544" style:parent-style-name="Policepardéfaut" style:family="text">
      <style:text-properties fo:color="#BCBEC4" fo:language="en" fo:country="US"/>
    </style:style>
    <style:style style:name="P545" style:parent-style-name="Standard" style:family="paragraph">
      <style:text-properties style:font-name="Cabin"/>
    </style:style>
    <style:style style:name="P546" style:parent-style-name="Standard" style:family="paragraph">
      <style:paragraph-properties fo:text-align="justify"/>
      <style:text-properties style:font-name="Cabin"/>
    </style:style>
    <style:style style:name="P547" style:parent-style-name="Standard" style:family="paragraph">
      <style:text-properties style:font-name="Cabin"/>
    </style:style>
    <style:style style:name="P548" style:parent-style-name="Standard" style:family="paragraph">
      <style:paragraph-properties fo:text-align="justify"/>
    </style:style>
    <style:style style:name="T549" style:parent-style-name="Policepardéfaut" style:family="text">
      <style:text-properties style:font-name="Cabin" fo:language="fr" fo:country="FR"/>
    </style:style>
    <style:style style:name="T550" style:parent-style-name="Policepardéfaut" style:family="text">
      <style:text-properties style:font-name="Courier" fo:language="fr" fo:country="FR"/>
    </style:style>
    <style:style style:name="T551" style:parent-style-name="Policepardéfaut" style:family="text">
      <style:text-properties style:font-name="Cabin" fo:language="fr" fo:country="FR"/>
    </style:style>
    <style:style style:name="T552" style:parent-style-name="Policepardéfaut" style:family="text">
      <style:text-properties style:font-name="Cabin" fo:language="fr" fo:country="FR"/>
    </style:style>
    <style:style style:name="T553" style:parent-style-name="Policepardéfaut" style:family="text">
      <style:text-properties style:font-name="Courier" fo:language="fr" fo:country="FR"/>
    </style:style>
    <style:style style:name="T554" style:parent-style-name="Policepardéfaut" style:family="text">
      <style:text-properties style:font-name="Cabin" fo:language="fr" fo:country="FR"/>
    </style:style>
    <style:style style:name="P555" style:parent-style-name="Standard" style:family="paragraph">
      <style:paragraph-properties fo:text-align="justify"/>
      <style:text-properties style:font-name="Cabin" fo:language="fr" fo:country="FR"/>
    </style:style>
    <style:style style:name="P556" style:parent-style-name="Standard" style:family="paragraph">
      <style:text-properties style:font-name="Cabin" fo:language="fr" fo:country="FR"/>
    </style:style>
    <style:style style:name="P557" style:parent-style-name="Standard" style:family="paragraph">
      <style:paragraph-properties fo:border="0.0034in solid #000000" fo:padding="0.0138in" style:shadow="none" fo:background-color="#EEEEEE"/>
      <style:text-properties style:font-name="Cabin" fo:language="fr" fo:country="FR"/>
    </style:style>
    <style:style style:name="P558" style:parent-style-name="Standard" style:family="paragraph">
      <style:text-properties style:font-name="Cabin" fo:language="fr" fo:country="FR"/>
    </style:style>
    <style:style style:name="T559" style:parent-style-name="Policepardéfaut" style:family="text">
      <style:text-properties style:font-name="Cabin" fo:language="fr" fo:country="FR"/>
    </style:style>
    <style:style style:name="T560" style:parent-style-name="Policepardéfaut" style:family="text">
      <style:text-properties style:font-name="Courier" fo:language="fr" fo:country="FR"/>
    </style:style>
    <style:style style:name="T561" style:parent-style-name="Policepardéfaut" style:family="text">
      <style:text-properties style:font-name="Courier" fo:language="fr" fo:country="FR"/>
    </style:style>
    <style:style style:name="P562" style:parent-style-name="PréformatéHTML" style:family="paragraph">
      <style:paragraph-properties fo:background-color="#1E1F22"/>
    </style:style>
    <style:style style:name="T563" style:parent-style-name="Policepardéfaut" style:family="text">
      <style:text-properties fo:color="#B3AE60"/>
    </style:style>
    <style:style style:name="T564" style:parent-style-name="Policepardéfaut" style:family="text">
      <style:text-properties fo:color="#B3AE60"/>
    </style:style>
    <style:style style:name="T565" style:parent-style-name="Policepardéfaut" style:family="text">
      <style:text-properties fo:color="#CF8E6D"/>
    </style:style>
    <style:style style:name="T566" style:parent-style-name="Policepardéfaut" style:family="text">
      <style:text-properties fo:color="#BCBEC4"/>
    </style:style>
    <style:style style:name="T567" style:parent-style-name="Policepardéfaut" style:family="text">
      <style:text-properties fo:color="#56A8F5"/>
    </style:style>
    <style:style style:name="T568" style:parent-style-name="Policepardéfaut" style:family="text">
      <style:text-properties fo:color="#BCBEC4"/>
    </style:style>
    <style:style style:name="T569" style:parent-style-name="Policepardéfaut" style:family="text">
      <style:text-properties fo:color="#BCBEC4"/>
    </style:style>
    <style:style style:name="T570" style:parent-style-name="Policepardéfaut" style:family="text">
      <style:text-properties fo:color="#CF8E6D"/>
    </style:style>
    <style:style style:name="T571" style:parent-style-name="Policepardéfaut" style:family="text">
      <style:text-properties fo:color="#BCBEC4"/>
    </style:style>
    <style:style style:name="T572" style:parent-style-name="Policepardéfaut" style:family="text">
      <style:text-properties fo:color="#BCBEC4"/>
    </style:style>
    <style:style style:name="T573" style:parent-style-name="Policepardéfaut" style:family="text">
      <style:text-properties fo:color="#CF8E6D"/>
    </style:style>
    <style:style style:name="T574" style:parent-style-name="Policepardéfaut" style:family="text">
      <style:text-properties fo:color="#BCBEC4"/>
    </style:style>
    <style:style style:name="T575" style:parent-style-name="Policepardéfaut" style:family="text">
      <style:text-properties fo:color="#BCBEC4"/>
    </style:style>
    <style:style style:name="T576" style:parent-style-name="Policepardéfaut" style:family="text">
      <style:text-properties fo:color="#BCBEC4"/>
    </style:style>
    <style:style style:name="T577" style:parent-style-name="Policepardéfaut" style:family="text">
      <style:text-properties fo:color="#C77DBB"/>
    </style:style>
    <style:style style:name="T578" style:parent-style-name="Policepardéfaut" style:family="text">
      <style:text-properties fo:color="#BCBEC4"/>
    </style:style>
    <style:style style:name="T579" style:parent-style-name="Policepardéfaut" style:family="text">
      <style:text-properties fo:color="#6AAB73"/>
    </style:style>
    <style:style style:name="T580" style:parent-style-name="Policepardéfaut" style:family="text">
      <style:text-properties fo:color="#BCBEC4"/>
    </style:style>
    <style:style style:name="T581" style:parent-style-name="Policepardéfaut" style:family="text">
      <style:text-properties fo:color="#6AAB73"/>
    </style:style>
    <style:style style:name="T582" style:parent-style-name="Policepardéfaut" style:family="text">
      <style:text-properties fo:color="#BCBEC4"/>
    </style:style>
    <style:style style:name="T583" style:parent-style-name="Policepardéfaut" style:family="text">
      <style:text-properties fo:color="#6AAB73"/>
    </style:style>
    <style:style style:name="T584" style:parent-style-name="Policepardéfaut" style:family="text">
      <style:text-properties fo:color="#BCBEC4"/>
    </style:style>
    <style:style style:name="T585" style:parent-style-name="Policepardéfaut" style:family="text">
      <style:text-properties fo:color="#BCBEC4"/>
    </style:style>
    <style:style style:name="T586" style:parent-style-name="Policepardéfaut" style:family="text">
      <style:text-properties fo:color="#BCBEC4"/>
    </style:style>
    <style:style style:name="T587" style:parent-style-name="Policepardéfaut" style:family="text">
      <style:text-properties fo:color="#CF8E6D"/>
    </style:style>
    <style:style style:name="T588" style:parent-style-name="Policepardéfaut" style:family="text">
      <style:text-properties fo:color="#BCBEC4"/>
    </style:style>
    <style:style style:name="T589" style:parent-style-name="Policepardéfaut" style:family="text">
      <style:text-properties fo:color="#7A7E85"/>
    </style:style>
    <style:style style:name="T590" style:parent-style-name="Policepardéfaut" style:family="text">
      <style:text-properties fo:color="#BCBEC4"/>
    </style:style>
    <style:style style:name="T591" style:parent-style-name="Policepardéfaut" style:family="text">
      <style:text-properties fo:color="#BCBEC4"/>
    </style:style>
    <style:style style:name="T592" style:parent-style-name="Policepardéfaut" style:family="text">
      <style:text-properties fo:color="#BCBEC4"/>
    </style:style>
    <style:style style:name="T593" style:parent-style-name="Policepardéfaut" style:family="text">
      <style:text-properties fo:color="#B3AE60"/>
    </style:style>
    <style:style style:name="T594" style:parent-style-name="Policepardéfaut" style:family="text">
      <style:text-properties fo:color="#B3AE60"/>
    </style:style>
    <style:style style:name="T595" style:parent-style-name="Policepardéfaut" style:family="text">
      <style:text-properties fo:color="#CF8E6D"/>
    </style:style>
    <style:style style:name="T596" style:parent-style-name="Policepardéfaut" style:family="text">
      <style:text-properties fo:color="#BCBEC4"/>
    </style:style>
    <style:style style:name="T597" style:parent-style-name="Policepardéfaut" style:family="text">
      <style:text-properties fo:color="#56A8F5"/>
    </style:style>
    <style:style style:name="T598" style:parent-style-name="Policepardéfaut" style:family="text">
      <style:text-properties fo:color="#BCBEC4"/>
    </style:style>
    <style:style style:name="T599" style:parent-style-name="Policepardéfaut" style:family="text">
      <style:text-properties fo:color="#BCBEC4"/>
    </style:style>
    <style:style style:name="T600" style:parent-style-name="Policepardéfaut" style:family="text">
      <style:text-properties fo:color="#CF8E6D"/>
    </style:style>
    <style:style style:name="T601" style:parent-style-name="Policepardéfaut" style:family="text">
      <style:text-properties fo:color="#BCBEC4"/>
    </style:style>
    <style:style style:name="T602" style:parent-style-name="Policepardéfaut" style:family="text">
      <style:text-properties fo:color="#BCBEC4"/>
    </style:style>
    <style:style style:name="T603" style:parent-style-name="Policepardéfaut" style:family="text">
      <style:text-properties fo:color="#CF8E6D"/>
    </style:style>
    <style:style style:name="T604" style:parent-style-name="Policepardéfaut" style:family="text">
      <style:text-properties fo:color="#BCBEC4"/>
    </style:style>
    <style:style style:name="T605" style:parent-style-name="Policepardéfaut" style:family="text">
      <style:text-properties fo:color="#BCBEC4"/>
    </style:style>
    <style:style style:name="T606" style:parent-style-name="Policepardéfaut" style:family="text">
      <style:text-properties fo:color="#BCBEC4"/>
    </style:style>
    <style:style style:name="T607" style:parent-style-name="Policepardéfaut" style:family="text">
      <style:text-properties fo:color="#C77DBB"/>
    </style:style>
    <style:style style:name="T608" style:parent-style-name="Policepardéfaut" style:family="text">
      <style:text-properties fo:color="#BCBEC4"/>
    </style:style>
    <style:style style:name="T609" style:parent-style-name="Policepardéfaut" style:family="text">
      <style:text-properties fo:color="#6AAB73"/>
    </style:style>
    <style:style style:name="T610" style:parent-style-name="Policepardéfaut" style:family="text">
      <style:text-properties fo:color="#BCBEC4"/>
    </style:style>
    <style:style style:name="T611" style:parent-style-name="Policepardéfaut" style:family="text">
      <style:text-properties fo:color="#6AAB73"/>
    </style:style>
    <style:style style:name="T612" style:parent-style-name="Policepardéfaut" style:family="text">
      <style:text-properties fo:color="#BCBEC4"/>
    </style:style>
    <style:style style:name="T613" style:parent-style-name="Policepardéfaut" style:family="text">
      <style:text-properties fo:color="#6AAB73"/>
    </style:style>
    <style:style style:name="T614" style:parent-style-name="Policepardéfaut" style:family="text">
      <style:text-properties fo:color="#BCBEC4"/>
    </style:style>
    <style:style style:name="T615" style:parent-style-name="Policepardéfaut" style:family="text">
      <style:text-properties fo:color="#BCBEC4"/>
    </style:style>
    <style:style style:name="T616" style:parent-style-name="Policepardéfaut" style:family="text">
      <style:text-properties fo:color="#BCBEC4"/>
    </style:style>
    <style:style style:name="T617" style:parent-style-name="Policepardéfaut" style:family="text">
      <style:text-properties fo:color="#CF8E6D"/>
    </style:style>
    <style:style style:name="T618" style:parent-style-name="Policepardéfaut" style:family="text">
      <style:text-properties fo:color="#BCBEC4"/>
    </style:style>
    <style:style style:name="T619" style:parent-style-name="Policepardéfaut" style:family="text">
      <style:text-properties fo:color="#BCBEC4"/>
    </style:style>
    <style:style style:name="P620" style:parent-style-name="Standard" style:family="paragraph">
      <style:paragraph-properties fo:text-align="justify"/>
      <style:text-properties style:font-name="Cabin" fo:language="fr" fo:country="FR"/>
    </style:style>
    <style:style style:name="P621" style:parent-style-name="Standard" style:family="paragraph">
      <style:paragraph-properties fo:text-align="justify"/>
      <style:text-properties style:font-name="Cabin" fo:language="fr" fo:country="FR"/>
    </style:style>
    <style:style style:name="P622" style:parent-style-name="Standard" style:family="paragraph">
      <style:paragraph-properties fo:text-align="justify"/>
    </style:style>
    <style:style style:name="T623" style:parent-style-name="Policepardéfaut" style:family="text">
      <style:text-properties style:font-name="Cabin" fo:language="fr" fo:country="FR"/>
    </style:style>
    <style:style style:name="T624" style:parent-style-name="Policepardéfaut" style:family="text">
      <style:text-properties style:font-name="Courier" fo:language="fr" fo:country="FR"/>
    </style:style>
    <style:style style:name="T625" style:parent-style-name="Policepardéfaut" style:family="text">
      <style:text-properties style:font-name="Cabin" fo:language="fr" fo:country="FR"/>
    </style:style>
    <style:style style:name="P626" style:parent-style-name="Standard" style:family="paragraph">
      <style:paragraph-properties fo:text-align="justify"/>
      <style:text-properties style:font-name="Cabin" fo:language="fr" fo:country="FR"/>
    </style:style>
    <style:style style:name="T627" style:parent-style-name="Policepardéfaut" style:family="text">
      <style:text-properties style:font-name="Cabin" fo:language="fr" fo:country="FR"/>
    </style:style>
    <style:style style:name="T628" style:parent-style-name="Policepardéfaut" style:family="text">
      <style:text-properties style:font-name="Courier" fo:language="fr" fo:country="FR"/>
    </style:style>
    <style:style style:name="P629" style:parent-style-name="PréformatéHTML" style:family="paragraph">
      <style:paragraph-properties fo:background-color="#1E1F22"/>
    </style:style>
    <style:style style:name="T630" style:parent-style-name="Policepardéfaut" style:family="text">
      <style:text-properties fo:color="#CF8E6D"/>
    </style:style>
    <style:style style:name="T631" style:parent-style-name="Policepardéfaut" style:family="text">
      <style:text-properties fo:color="#BCBEC4"/>
    </style:style>
    <style:style style:name="T632" style:parent-style-name="Policepardéfaut" style:family="text">
      <style:text-properties fo:color="#BCBEC4"/>
    </style:style>
    <style:style style:name="T633" style:parent-style-name="Policepardéfaut" style:family="text">
      <style:text-properties fo:color="#BCBEC4"/>
    </style:style>
    <style:style style:name="T634" style:parent-style-name="Policepardéfaut" style:family="text">
      <style:text-properties fo:color="#CF8E6D"/>
    </style:style>
    <style:style style:name="T635" style:parent-style-name="Policepardéfaut" style:family="text">
      <style:text-properties fo:color="#BCBEC4"/>
    </style:style>
    <style:style style:name="T636" style:parent-style-name="Policepardéfaut" style:family="text">
      <style:text-properties fo:color="#BCBEC4"/>
    </style:style>
    <style:style style:name="T637" style:parent-style-name="Policepardéfaut" style:family="text">
      <style:text-properties fo:color="#BCBEC4"/>
    </style:style>
    <style:style style:name="T638" style:parent-style-name="Policepardéfaut" style:family="text">
      <style:text-properties fo:color="#CF8E6D"/>
    </style:style>
    <style:style style:name="T639" style:parent-style-name="Policepardéfaut" style:family="text">
      <style:text-properties fo:color="#BCBEC4"/>
    </style:style>
    <style:style style:name="T640" style:parent-style-name="Policepardéfaut" style:family="text">
      <style:text-properties fo:color="#BCBEC4"/>
    </style:style>
    <style:style style:name="T641" style:parent-style-name="Policepardéfaut" style:family="text">
      <style:text-properties fo:color="#CF8E6D"/>
    </style:style>
    <style:style style:name="T642" style:parent-style-name="Policepardéfaut" style:family="text">
      <style:text-properties fo:color="#BCBEC4"/>
    </style:style>
    <style:style style:name="T643" style:parent-style-name="Policepardéfaut" style:family="text">
      <style:text-properties fo:color="#BCBEC4"/>
    </style:style>
    <style:style style:name="T644" style:parent-style-name="Policepardéfaut" style:family="text">
      <style:text-properties fo:color="#BCBEC4"/>
    </style:style>
    <style:style style:name="T645" style:parent-style-name="Policepardéfaut" style:family="text">
      <style:text-properties fo:color="#CF8E6D"/>
    </style:style>
    <style:style style:name="T646" style:parent-style-name="Policepardéfaut" style:family="text">
      <style:text-properties fo:color="#BCBEC4"/>
    </style:style>
    <style:style style:name="T647" style:parent-style-name="Policepardéfaut" style:family="text">
      <style:text-properties fo:color="#CF8E6D"/>
    </style:style>
    <style:style style:name="T648" style:parent-style-name="Policepardéfaut" style:family="text">
      <style:text-properties fo:color="#BCBEC4"/>
    </style:style>
    <style:style style:name="T649" style:parent-style-name="Policepardéfaut" style:family="text">
      <style:text-properties fo:color="#BCBEC4"/>
    </style:style>
    <style:style style:name="T650" style:parent-style-name="Policepardéfaut" style:family="text">
      <style:text-properties fo:color="#CF8E6D"/>
    </style:style>
    <style:style style:name="T651" style:parent-style-name="Policepardéfaut" style:family="text">
      <style:text-properties fo:color="#BCBEC4"/>
    </style:style>
    <style:style style:name="T652" style:parent-style-name="Policepardéfaut" style:family="text">
      <style:text-properties fo:color="#C77DBB"/>
    </style:style>
    <style:style style:name="T653" style:parent-style-name="Policepardéfaut" style:family="text">
      <style:text-properties fo:color="#BCBEC4"/>
    </style:style>
    <style:style style:name="T654" style:parent-style-name="Policepardéfaut" style:family="text">
      <style:text-properties fo:color="#BCBEC4"/>
    </style:style>
    <style:style style:name="T655" style:parent-style-name="Policepardéfaut" style:family="text">
      <style:text-properties fo:color="#CF8E6D"/>
    </style:style>
    <style:style style:name="T656" style:parent-style-name="Policepardéfaut" style:family="text">
      <style:text-properties fo:color="#BCBEC4"/>
    </style:style>
    <style:style style:name="T657" style:parent-style-name="Policepardéfaut" style:family="text">
      <style:text-properties fo:font-style="italic" style:font-style-asian="italic" style:font-style-complex="italic" fo:color="#C77DBB"/>
    </style:style>
    <style:style style:name="T658" style:parent-style-name="Policepardéfaut" style:family="text">
      <style:text-properties fo:color="#BCBEC4"/>
    </style:style>
    <style:style style:name="T659" style:parent-style-name="Policepardéfaut" style:family="text">
      <style:text-properties fo:color="#CF8E6D"/>
    </style:style>
    <style:style style:name="T660" style:parent-style-name="Policepardéfaut" style:family="text">
      <style:text-properties fo:color="#BCBEC4"/>
    </style:style>
    <style:style style:name="T661" style:parent-style-name="Policepardéfaut" style:family="text">
      <style:text-properties fo:color="#BCBEC4"/>
    </style:style>
    <style:style style:name="T662" style:parent-style-name="Policepardéfaut" style:family="text">
      <style:text-properties fo:color="#BCBEC4"/>
    </style:style>
    <style:style style:name="T663" style:parent-style-name="Policepardéfaut" style:family="text">
      <style:text-properties fo:color="#7A7E85"/>
    </style:style>
    <style:style style:name="T664" style:parent-style-name="Policepardéfaut" style:family="text">
      <style:text-properties fo:color="#7A7E85"/>
    </style:style>
    <style:style style:name="T665" style:parent-style-name="Policepardéfaut" style:family="text">
      <style:text-properties fo:color="#7A7E85"/>
    </style:style>
    <style:style style:name="T666" style:parent-style-name="Policepardéfaut" style:family="text">
      <style:text-properties fo:color="#CF8E6D"/>
    </style:style>
    <style:style style:name="T667" style:parent-style-name="Policepardéfaut" style:family="text">
      <style:text-properties fo:color="#56A8F5"/>
    </style:style>
    <style:style style:name="T668" style:parent-style-name="Policepardéfaut" style:family="text">
      <style:text-properties fo:color="#BCBEC4"/>
    </style:style>
    <style:style style:name="T669" style:parent-style-name="Policepardéfaut" style:family="text">
      <style:text-properties fo:color="#CF8E6D"/>
    </style:style>
    <style:style style:name="T670" style:parent-style-name="Policepardéfaut" style:family="text">
      <style:text-properties fo:color="#BCBEC4"/>
    </style:style>
    <style:style style:name="T671" style:parent-style-name="Policepardéfaut" style:family="text">
      <style:text-properties fo:color="#CF8E6D"/>
    </style:style>
    <style:style style:name="T672" style:parent-style-name="Policepardéfaut" style:family="text">
      <style:text-properties fo:color="#BCBEC4"/>
    </style:style>
    <style:style style:name="T673" style:parent-style-name="Policepardéfaut" style:family="text">
      <style:text-properties fo:color="#BCBEC4"/>
    </style:style>
    <style:style style:name="T674" style:parent-style-name="Policepardéfaut" style:family="text">
      <style:text-properties fo:color="#CF8E6D"/>
    </style:style>
    <style:style style:name="T675" style:parent-style-name="Policepardéfaut" style:family="text">
      <style:text-properties fo:color="#BCBEC4"/>
    </style:style>
    <style:style style:name="T676" style:parent-style-name="Policepardéfaut" style:family="text">
      <style:text-properties fo:color="#BCBEC4"/>
    </style:style>
    <style:style style:name="T677" style:parent-style-name="Policepardéfaut" style:family="text">
      <style:text-properties fo:color="#CF8E6D"/>
    </style:style>
    <style:style style:name="T678" style:parent-style-name="Policepardéfaut" style:family="text">
      <style:text-properties fo:color="#BCBEC4"/>
    </style:style>
    <style:style style:name="T679" style:parent-style-name="Policepardéfaut" style:family="text">
      <style:text-properties fo:color="#C77DBB"/>
    </style:style>
    <style:style style:name="T680" style:parent-style-name="Policepardéfaut" style:family="text">
      <style:text-properties fo:color="#BCBEC4"/>
    </style:style>
    <style:style style:name="T681" style:parent-style-name="Policepardéfaut" style:family="text">
      <style:text-properties fo:color="#CF8E6D"/>
    </style:style>
    <style:style style:name="T682" style:parent-style-name="Policepardéfaut" style:family="text">
      <style:text-properties fo:color="#BCBEC4"/>
    </style:style>
    <style:style style:name="T683" style:parent-style-name="Policepardéfaut" style:family="text">
      <style:text-properties fo:color="#BCBEC4"/>
    </style:style>
    <style:style style:name="T684" style:parent-style-name="Policepardéfaut" style:family="text">
      <style:text-properties fo:color="#BCBEC4"/>
    </style:style>
    <style:style style:name="T685" style:parent-style-name="Policepardéfaut" style:family="text">
      <style:text-properties fo:color="#BCBEC4"/>
    </style:style>
    <style:style style:name="T686" style:parent-style-name="Policepardéfaut" style:family="text">
      <style:text-properties fo:color="#CF8E6D"/>
    </style:style>
    <style:style style:name="T687" style:parent-style-name="Policepardéfaut" style:family="text">
      <style:text-properties fo:color="#56A8F5"/>
    </style:style>
    <style:style style:name="T688" style:parent-style-name="Policepardéfaut" style:family="text">
      <style:text-properties fo:color="#BCBEC4"/>
    </style:style>
    <style:style style:name="T689" style:parent-style-name="Policepardéfaut" style:family="text">
      <style:text-properties fo:color="#BCBEC4"/>
    </style:style>
    <style:style style:name="T690" style:parent-style-name="Policepardéfaut" style:family="text">
      <style:text-properties fo:color="#CF8E6D"/>
    </style:style>
    <style:style style:name="T691" style:parent-style-name="Policepardéfaut" style:family="text">
      <style:text-properties fo:color="#BCBEC4"/>
    </style:style>
    <style:style style:name="T692" style:parent-style-name="Policepardéfaut" style:family="text">
      <style:text-properties fo:color="#BCBEC4"/>
    </style:style>
    <style:style style:name="T693" style:parent-style-name="Policepardéfaut" style:family="text">
      <style:text-properties fo:color="#BCBEC4"/>
    </style:style>
    <style:style style:name="T694" style:parent-style-name="Policepardéfaut" style:family="text">
      <style:text-properties fo:color="#BCBEC4"/>
    </style:style>
    <style:style style:name="T695" style:parent-style-name="Policepardéfaut" style:family="text">
      <style:text-properties fo:color="#CF8E6D"/>
    </style:style>
    <style:style style:name="T696" style:parent-style-name="Policepardéfaut" style:family="text">
      <style:text-properties fo:color="#56A8F5"/>
    </style:style>
    <style:style style:name="T697" style:parent-style-name="Policepardéfaut" style:family="text">
      <style:text-properties fo:color="#BCBEC4"/>
    </style:style>
    <style:style style:name="T698" style:parent-style-name="Policepardéfaut" style:family="text">
      <style:text-properties fo:color="#BCBEC4"/>
    </style:style>
    <style:style style:name="T699" style:parent-style-name="Policepardéfaut" style:family="text">
      <style:text-properties fo:color="#CF8E6D"/>
    </style:style>
    <style:style style:name="T700" style:parent-style-name="Policepardéfaut" style:family="text">
      <style:text-properties fo:color="#BCBEC4"/>
    </style:style>
    <style:style style:name="T701" style:parent-style-name="Policepardéfaut" style:family="text">
      <style:text-properties fo:color="#BCBEC4"/>
    </style:style>
    <style:style style:name="T702" style:parent-style-name="Policepardéfaut" style:family="text">
      <style:text-properties fo:color="#BCBEC4"/>
    </style:style>
    <style:style style:name="T703" style:parent-style-name="Policepardéfaut" style:family="text">
      <style:text-properties fo:color="#BCBEC4"/>
    </style:style>
    <style:style style:name="T704" style:parent-style-name="Policepardéfaut" style:family="text">
      <style:text-properties fo:color="#CF8E6D"/>
    </style:style>
    <style:style style:name="T705" style:parent-style-name="Policepardéfaut" style:family="text">
      <style:text-properties fo:color="#56A8F5"/>
    </style:style>
    <style:style style:name="T706" style:parent-style-name="Policepardéfaut" style:family="text">
      <style:text-properties fo:color="#BCBEC4"/>
    </style:style>
    <style:style style:name="T707" style:parent-style-name="Policepardéfaut" style:family="text">
      <style:text-properties fo:color="#BCBEC4"/>
    </style:style>
    <style:style style:name="T708" style:parent-style-name="Policepardéfaut" style:family="text">
      <style:text-properties fo:color="#CF8E6D"/>
    </style:style>
    <style:style style:name="T709" style:parent-style-name="Policepardéfaut" style:family="text">
      <style:text-properties fo:color="#BCBEC4"/>
    </style:style>
    <style:style style:name="T710" style:parent-style-name="Policepardéfaut" style:family="text">
      <style:text-properties fo:color="#2AACB8"/>
    </style:style>
    <style:style style:name="T711" style:parent-style-name="Policepardéfaut" style:family="text">
      <style:text-properties fo:color="#BCBEC4"/>
    </style:style>
    <style:style style:name="T712" style:parent-style-name="Policepardéfaut" style:family="text">
      <style:text-properties fo:color="#2AACB8"/>
    </style:style>
    <style:style style:name="T713" style:parent-style-name="Policepardéfaut" style:family="text">
      <style:text-properties fo:color="#BCBEC4"/>
    </style:style>
    <style:style style:name="T714" style:parent-style-name="Policepardéfaut" style:family="text">
      <style:text-properties fo:color="#BCBEC4"/>
    </style:style>
    <style:style style:name="T715" style:parent-style-name="Policepardéfaut" style:family="text">
      <style:text-properties fo:color="#BCBEC4"/>
    </style:style>
    <style:style style:name="T716" style:parent-style-name="Policepardéfaut" style:family="text">
      <style:text-properties fo:color="#BCBEC4"/>
    </style:style>
    <style:style style:name="T717" style:parent-style-name="Policepardéfaut" style:family="text">
      <style:text-properties fo:color="#7A7E85"/>
    </style:style>
    <style:style style:name="T718" style:parent-style-name="Policepardéfaut" style:family="text">
      <style:text-properties fo:color="#7A7E85"/>
    </style:style>
    <style:style style:name="T719" style:parent-style-name="Policepardéfaut" style:family="text">
      <style:text-properties fo:color="#7A7E85"/>
    </style:style>
    <style:style style:name="T720" style:parent-style-name="Policepardéfaut" style:family="text">
      <style:text-properties fo:color="#CF8E6D"/>
    </style:style>
    <style:style style:name="T721" style:parent-style-name="Policepardéfaut" style:family="text">
      <style:text-properties fo:color="#56A8F5"/>
    </style:style>
    <style:style style:name="T722" style:parent-style-name="Policepardéfaut" style:family="text">
      <style:text-properties fo:color="#BCBEC4"/>
    </style:style>
    <style:style style:name="T723" style:parent-style-name="Policepardéfaut" style:family="text">
      <style:text-properties fo:color="#CF8E6D"/>
    </style:style>
    <style:style style:name="T724" style:parent-style-name="Policepardéfaut" style:family="text">
      <style:text-properties fo:color="#BCBEC4"/>
    </style:style>
    <style:style style:name="T725" style:parent-style-name="Policepardéfaut" style:family="text">
      <style:text-properties fo:color="#BCBEC4"/>
    </style:style>
    <style:style style:name="T726" style:parent-style-name="Policepardéfaut" style:family="text">
      <style:text-properties fo:color="#CF8E6D"/>
    </style:style>
    <style:style style:name="T727" style:parent-style-name="Policepardéfaut" style:family="text">
      <style:text-properties fo:color="#56A8F5"/>
    </style:style>
    <style:style style:name="T728" style:parent-style-name="Policepardéfaut" style:family="text">
      <style:text-properties fo:color="#BCBEC4"/>
    </style:style>
    <style:style style:name="T729" style:parent-style-name="Policepardéfaut" style:family="text">
      <style:text-properties fo:color="#CF8E6D"/>
    </style:style>
    <style:style style:name="T730" style:parent-style-name="Policepardéfaut" style:family="text">
      <style:text-properties fo:color="#BCBEC4"/>
    </style:style>
    <style:style style:name="T731" style:parent-style-name="Policepardéfaut" style:family="text">
      <style:text-properties fo:color="#BCBEC4"/>
    </style:style>
    <style:style style:name="T732" style:parent-style-name="Policepardéfaut" style:family="text">
      <style:text-properties fo:color="#BCBEC4"/>
    </style:style>
    <style:style style:name="T733" style:parent-style-name="Policepardéfaut" style:family="text">
      <style:text-properties fo:color="#CF8E6D"/>
    </style:style>
    <style:style style:name="T734" style:parent-style-name="Policepardéfaut" style:family="text">
      <style:text-properties fo:color="#BCBEC4"/>
    </style:style>
    <style:style style:name="T735" style:parent-style-name="Policepardéfaut" style:family="text">
      <style:text-properties fo:color="#56A8F5"/>
    </style:style>
    <style:style style:name="T736" style:parent-style-name="Policepardéfaut" style:family="text">
      <style:text-properties fo:color="#BCBEC4"/>
    </style:style>
    <style:style style:name="T737" style:parent-style-name="Policepardéfaut" style:family="text">
      <style:text-properties fo:color="#BCBEC4"/>
    </style:style>
    <style:style style:name="T738" style:parent-style-name="Policepardéfaut" style:family="text">
      <style:text-properties fo:color="#CF8E6D"/>
    </style:style>
    <style:style style:name="T739" style:parent-style-name="Policepardéfaut" style:family="text">
      <style:text-properties fo:color="#BCBEC4"/>
    </style:style>
    <style:style style:name="T740" style:parent-style-name="Policepardéfaut" style:family="text">
      <style:text-properties fo:color="#CF8E6D"/>
    </style:style>
    <style:style style:name="T741" style:parent-style-name="Policepardéfaut" style:family="text">
      <style:text-properties fo:color="#BCBEC4"/>
    </style:style>
    <style:style style:name="T742" style:parent-style-name="Policepardéfaut" style:family="text">
      <style:text-properties fo:color="#CF8E6D"/>
    </style:style>
    <style:style style:name="T743" style:parent-style-name="Policepardéfaut" style:family="text">
      <style:text-properties fo:color="#BCBEC4"/>
    </style:style>
    <style:style style:name="T744" style:parent-style-name="Policepardéfaut" style:family="text">
      <style:text-properties fo:color="#BCBEC4"/>
    </style:style>
    <style:style style:name="T745" style:parent-style-name="Policepardéfaut" style:family="text">
      <style:text-properties fo:color="#BCBEC4"/>
    </style:style>
    <style:style style:name="T746" style:parent-style-name="Policepardéfaut" style:family="text">
      <style:text-properties fo:color="#BCBEC4"/>
    </style:style>
    <style:style style:name="T747" style:parent-style-name="Policepardéfaut" style:family="text">
      <style:text-properties fo:color="#CF8E6D"/>
    </style:style>
    <style:style style:name="T748" style:parent-style-name="Policepardéfaut" style:family="text">
      <style:text-properties fo:color="#BCBEC4"/>
    </style:style>
    <style:style style:name="T749" style:parent-style-name="Policepardéfaut" style:family="text">
      <style:text-properties fo:color="#56A8F5"/>
    </style:style>
    <style:style style:name="T750" style:parent-style-name="Policepardéfaut" style:family="text">
      <style:text-properties fo:color="#BCBEC4"/>
    </style:style>
    <style:style style:name="T751" style:parent-style-name="Policepardéfaut" style:family="text">
      <style:text-properties fo:color="#BCBEC4"/>
    </style:style>
    <style:style style:name="T752" style:parent-style-name="Policepardéfaut" style:family="text">
      <style:text-properties fo:color="#CF8E6D"/>
    </style:style>
    <style:style style:name="T753" style:parent-style-name="Policepardéfaut" style:family="text">
      <style:text-properties fo:color="#BCBEC4"/>
    </style:style>
    <style:style style:name="T754" style:parent-style-name="Policepardéfaut" style:family="text">
      <style:text-properties fo:color="#C77DBB"/>
    </style:style>
    <style:style style:name="T755" style:parent-style-name="Policepardéfaut" style:family="text">
      <style:text-properties fo:color="#BCBEC4"/>
    </style:style>
    <style:style style:name="T756" style:parent-style-name="Policepardéfaut" style:family="text">
      <style:text-properties fo:color="#BCBEC4"/>
    </style:style>
    <style:style style:name="T757" style:parent-style-name="Policepardéfaut" style:family="text">
      <style:text-properties fo:color="#BCBEC4"/>
    </style:style>
    <style:style style:name="T758" style:parent-style-name="Policepardéfaut" style:family="text">
      <style:text-properties fo:color="#BCBEC4"/>
    </style:style>
    <style:style style:name="T759" style:parent-style-name="Policepardéfaut" style:family="text">
      <style:text-properties fo:color="#CF8E6D"/>
    </style:style>
    <style:style style:name="T760" style:parent-style-name="Policepardéfaut" style:family="text">
      <style:text-properties fo:color="#BCBEC4"/>
    </style:style>
    <style:style style:name="T761" style:parent-style-name="Policepardéfaut" style:family="text">
      <style:text-properties fo:color="#56A8F5"/>
    </style:style>
    <style:style style:name="T762" style:parent-style-name="Policepardéfaut" style:family="text">
      <style:text-properties fo:color="#BCBEC4"/>
    </style:style>
    <style:style style:name="T763" style:parent-style-name="Policepardéfaut" style:family="text">
      <style:text-properties fo:color="#BCBEC4"/>
    </style:style>
    <style:style style:name="T764" style:parent-style-name="Policepardéfaut" style:family="text">
      <style:text-properties fo:color="#CF8E6D"/>
    </style:style>
    <style:style style:name="T765" style:parent-style-name="Policepardéfaut" style:family="text">
      <style:text-properties fo:color="#BCBEC4"/>
    </style:style>
    <style:style style:name="T766" style:parent-style-name="Policepardéfaut" style:family="text">
      <style:text-properties fo:font-style="italic" style:font-style-asian="italic" style:font-style-complex="italic" fo:color="#C77DBB"/>
    </style:style>
    <style:style style:name="T767" style:parent-style-name="Policepardéfaut" style:family="text">
      <style:text-properties fo:color="#BCBEC4"/>
    </style:style>
    <style:style style:name="T768" style:parent-style-name="Policepardéfaut" style:family="text">
      <style:text-properties fo:color="#7A7E85"/>
    </style:style>
    <style:style style:name="T769" style:parent-style-name="Policepardéfaut" style:family="text">
      <style:text-properties fo:color="#7A7E85"/>
    </style:style>
    <style:style style:name="T770" style:parent-style-name="Policepardéfaut" style:family="text">
      <style:text-properties fo:color="#BCBEC4"/>
    </style:style>
    <style:style style:name="T771" style:parent-style-name="Policepardéfaut" style:family="text">
      <style:text-properties fo:color="#BCBEC4"/>
    </style:style>
    <style:style style:name="T772" style:parent-style-name="Policepardéfaut" style:family="text">
      <style:text-properties fo:color="#BCBEC4"/>
    </style:style>
    <style:style style:name="T773" style:parent-style-name="Policepardéfaut" style:family="text">
      <style:text-properties fo:color="#7A7E85"/>
    </style:style>
    <style:style style:name="T774" style:parent-style-name="Policepardéfaut" style:family="text">
      <style:text-properties fo:color="#7A7E85"/>
    </style:style>
    <style:style style:name="T775" style:parent-style-name="Policepardéfaut" style:family="text">
      <style:text-properties fo:color="#7A7E85"/>
    </style:style>
    <style:style style:name="T776" style:parent-style-name="Policepardéfaut" style:family="text">
      <style:text-properties fo:color="#CF8E6D"/>
    </style:style>
    <style:style style:name="T777" style:parent-style-name="Policepardéfaut" style:family="text">
      <style:text-properties fo:color="#56A8F5"/>
    </style:style>
    <style:style style:name="T778" style:parent-style-name="Policepardéfaut" style:family="text">
      <style:text-properties fo:color="#BCBEC4"/>
    </style:style>
    <style:style style:name="T779" style:parent-style-name="Policepardéfaut" style:family="text">
      <style:text-properties fo:color="#BCBEC4"/>
    </style:style>
    <style:style style:name="T780" style:parent-style-name="Policepardéfaut" style:family="text">
      <style:text-properties fo:color="#C77DBB"/>
    </style:style>
    <style:style style:name="T781" style:parent-style-name="Policepardéfaut" style:family="text">
      <style:text-properties fo:color="#BCBEC4"/>
    </style:style>
    <style:style style:name="T782" style:parent-style-name="Policepardéfaut" style:family="text">
      <style:text-properties fo:color="#BCBEC4"/>
    </style:style>
    <style:style style:name="T783" style:parent-style-name="Policepardéfaut" style:family="text">
      <style:text-properties fo:color="#BCBEC4"/>
    </style:style>
    <style:style style:name="T784" style:parent-style-name="Policepardéfaut" style:family="text">
      <style:text-properties fo:color="#BCBEC4"/>
    </style:style>
    <style:style style:name="T785" style:parent-style-name="Policepardéfaut" style:family="text">
      <style:text-properties fo:color="#CF8E6D"/>
    </style:style>
    <style:style style:name="T786" style:parent-style-name="Policepardéfaut" style:family="text">
      <style:text-properties fo:color="#56A8F5"/>
    </style:style>
    <style:style style:name="T787" style:parent-style-name="Policepardéfaut" style:family="text">
      <style:text-properties fo:color="#BCBEC4"/>
    </style:style>
    <style:style style:name="T788" style:parent-style-name="Policepardéfaut" style:family="text">
      <style:text-properties fo:color="#BCBEC4"/>
    </style:style>
    <style:style style:name="T789" style:parent-style-name="Policepardéfaut" style:family="text">
      <style:text-properties fo:font-style="italic" style:font-style-asian="italic" style:font-style-complex="italic" fo:color="#C77DBB"/>
    </style:style>
    <style:style style:name="T790" style:parent-style-name="Policepardéfaut" style:family="text">
      <style:text-properties fo:color="#BCBEC4"/>
    </style:style>
    <style:style style:name="T791" style:parent-style-name="Policepardéfaut" style:family="text">
      <style:text-properties fo:color="#BCBEC4"/>
    </style:style>
    <style:style style:name="T792" style:parent-style-name="Policepardéfaut" style:family="text">
      <style:text-properties fo:color="#BCBEC4"/>
    </style:style>
    <style:style style:name="T793" style:parent-style-name="Policepardéfaut" style:family="text">
      <style:text-properties fo:color="#BCBEC4"/>
    </style:style>
    <style:style style:name="T794" style:parent-style-name="Policepardéfaut" style:family="text">
      <style:text-properties fo:color="#7A7E85"/>
    </style:style>
    <style:style style:name="T795" style:parent-style-name="Policepardéfaut" style:family="text">
      <style:text-properties fo:color="#7A7E85"/>
    </style:style>
    <style:style style:name="T796" style:parent-style-name="Policepardéfaut" style:family="text">
      <style:text-properties fo:color="#7A7E85"/>
    </style:style>
    <style:style style:name="T797" style:parent-style-name="Policepardéfaut" style:family="text">
      <style:text-properties fo:color="#B3AE60"/>
    </style:style>
    <style:style style:name="T798" style:parent-style-name="Policepardéfaut" style:family="text">
      <style:text-properties fo:color="#B3AE60"/>
    </style:style>
    <style:style style:name="T799" style:parent-style-name="Policepardéfaut" style:family="text">
      <style:text-properties fo:color="#CF8E6D"/>
    </style:style>
    <style:style style:name="T800" style:parent-style-name="Policepardéfaut" style:family="text">
      <style:text-properties fo:color="#BCBEC4"/>
    </style:style>
    <style:style style:name="T801" style:parent-style-name="Policepardéfaut" style:family="text">
      <style:text-properties fo:color="#56A8F5"/>
    </style:style>
    <style:style style:name="T802" style:parent-style-name="Policepardéfaut" style:family="text">
      <style:text-properties fo:color="#BCBEC4"/>
    </style:style>
    <style:style style:name="T803" style:parent-style-name="Policepardéfaut" style:family="text">
      <style:text-properties fo:color="#BCBEC4"/>
    </style:style>
    <style:style style:name="T804" style:parent-style-name="Policepardéfaut" style:family="text">
      <style:text-properties fo:color="#CF8E6D"/>
    </style:style>
    <style:style style:name="T805" style:parent-style-name="Policepardéfaut" style:family="text">
      <style:text-properties fo:color="#BCBEC4"/>
    </style:style>
    <style:style style:name="T806" style:parent-style-name="Policepardéfaut" style:family="text">
      <style:text-properties fo:color="#BCBEC4"/>
    </style:style>
    <style:style style:name="T807" style:parent-style-name="Policepardéfaut" style:family="text">
      <style:text-properties fo:color="#CF8E6D"/>
    </style:style>
    <style:style style:name="T808" style:parent-style-name="Policepardéfaut" style:family="text">
      <style:text-properties fo:color="#BCBEC4"/>
    </style:style>
    <style:style style:name="T809" style:parent-style-name="Policepardéfaut" style:family="text">
      <style:text-properties fo:color="#BCBEC4"/>
    </style:style>
    <style:style style:name="T810" style:parent-style-name="Policepardéfaut" style:family="text">
      <style:text-properties fo:color="#BCBEC4"/>
    </style:style>
    <style:style style:name="T811" style:parent-style-name="Policepardéfaut" style:family="text">
      <style:text-properties fo:color="#6AAB73"/>
    </style:style>
    <style:style style:name="T812" style:parent-style-name="Policepardéfaut" style:family="text">
      <style:text-properties fo:color="#BCBEC4"/>
    </style:style>
    <style:style style:name="T813" style:parent-style-name="Policepardéfaut" style:family="text">
      <style:text-properties fo:color="#6AAB73"/>
    </style:style>
    <style:style style:name="T814" style:parent-style-name="Policepardéfaut" style:family="text">
      <style:text-properties fo:color="#BCBEC4"/>
    </style:style>
    <style:style style:name="T815" style:parent-style-name="Policepardéfaut" style:family="text">
      <style:text-properties fo:color="#6AAB73"/>
    </style:style>
    <style:style style:name="T816" style:parent-style-name="Policepardéfaut" style:family="text">
      <style:text-properties fo:color="#BCBEC4"/>
    </style:style>
    <style:style style:name="T817" style:parent-style-name="Policepardéfaut" style:family="text">
      <style:text-properties fo:color="#BCBEC4"/>
    </style:style>
    <style:style style:name="T818" style:parent-style-name="Policepardéfaut" style:family="text">
      <style:text-properties fo:color="#CF8E6D"/>
    </style:style>
    <style:style style:name="T819" style:parent-style-name="Policepardéfaut" style:family="text">
      <style:text-properties fo:color="#BCBEC4"/>
    </style:style>
    <style:style style:name="T820" style:parent-style-name="Policepardéfaut" style:family="text">
      <style:text-properties fo:color="#BCBEC4"/>
    </style:style>
    <style:style style:name="T821" style:parent-style-name="Policepardéfaut" style:family="text">
      <style:text-properties fo:color="#BCBEC4"/>
    </style:style>
    <style:style style:name="T822" style:parent-style-name="Policepardéfaut" style:family="text">
      <style:text-properties fo:font-style="italic" style:font-style-asian="italic" style:font-style-complex="italic" fo:color="#BCBEC4"/>
    </style:style>
    <style:style style:name="T823" style:parent-style-name="Policepardéfaut" style:family="text">
      <style:text-properties fo:color="#BCBEC4"/>
    </style:style>
    <style:style style:name="T824" style:parent-style-name="Policepardéfaut" style:family="text">
      <style:text-properties fo:color="#BCBEC4"/>
    </style:style>
    <style:style style:name="T825" style:parent-style-name="Policepardéfaut" style:family="text">
      <style:text-properties fo:color="#BCBEC4"/>
    </style:style>
    <style:style style:name="T826" style:parent-style-name="Policepardéfaut" style:family="text">
      <style:text-properties fo:color="#CF8E6D"/>
    </style:style>
    <style:style style:name="T827" style:parent-style-name="Policepardéfaut" style:family="text">
      <style:text-properties fo:color="#BCBEC4"/>
    </style:style>
    <style:style style:name="T828" style:parent-style-name="Policepardéfaut" style:family="text">
      <style:text-properties fo:color="#BCBEC4"/>
    </style:style>
    <style:style style:name="T829" style:parent-style-name="Policepardéfaut" style:family="text">
      <style:text-properties fo:color="#BCBEC4"/>
    </style:style>
    <style:style style:name="T830" style:parent-style-name="Policepardéfaut" style:family="text">
      <style:text-properties fo:color="#BCBEC4"/>
    </style:style>
    <style:style style:name="T831" style:parent-style-name="Policepardéfaut" style:family="text">
      <style:text-properties fo:color="#B3AE60"/>
    </style:style>
    <style:style style:name="T832" style:parent-style-name="Policepardéfaut" style:family="text">
      <style:text-properties fo:color="#B3AE60"/>
    </style:style>
    <style:style style:name="T833" style:parent-style-name="Policepardéfaut" style:family="text">
      <style:text-properties fo:color="#CF8E6D"/>
    </style:style>
    <style:style style:name="T834" style:parent-style-name="Policepardéfaut" style:family="text">
      <style:text-properties fo:color="#BCBEC4"/>
    </style:style>
    <style:style style:name="T835" style:parent-style-name="Policepardéfaut" style:family="text">
      <style:text-properties fo:color="#56A8F5"/>
    </style:style>
    <style:style style:name="T836" style:parent-style-name="Policepardéfaut" style:family="text">
      <style:text-properties fo:color="#BCBEC4"/>
    </style:style>
    <style:style style:name="T837" style:parent-style-name="Policepardéfaut" style:family="text">
      <style:text-properties fo:color="#BCBEC4"/>
    </style:style>
    <style:style style:name="T838" style:parent-style-name="Policepardéfaut" style:family="text">
      <style:text-properties fo:color="#CF8E6D"/>
    </style:style>
    <style:style style:name="T839" style:parent-style-name="Policepardéfaut" style:family="text">
      <style:text-properties fo:color="#BCBEC4"/>
    </style:style>
    <style:style style:name="T840" style:parent-style-name="Policepardéfaut" style:family="text">
      <style:text-properties fo:color="#BCBEC4"/>
    </style:style>
    <style:style style:name="T841" style:parent-style-name="Policepardéfaut" style:family="text">
      <style:text-properties fo:color="#CF8E6D"/>
    </style:style>
    <style:style style:name="T842" style:parent-style-name="Policepardéfaut" style:family="text">
      <style:text-properties fo:color="#BCBEC4"/>
    </style:style>
    <style:style style:name="T843" style:parent-style-name="Policepardéfaut" style:family="text">
      <style:text-properties fo:color="#BCBEC4"/>
    </style:style>
    <style:style style:name="T844" style:parent-style-name="Policepardéfaut" style:family="text">
      <style:text-properties fo:color="#BCBEC4"/>
    </style:style>
    <style:style style:name="T845" style:parent-style-name="Policepardéfaut" style:family="text">
      <style:text-properties fo:color="#6AAB73"/>
    </style:style>
    <style:style style:name="T846" style:parent-style-name="Policepardéfaut" style:family="text">
      <style:text-properties fo:color="#BCBEC4"/>
    </style:style>
    <style:style style:name="T847" style:parent-style-name="Policepardéfaut" style:family="text">
      <style:text-properties fo:color="#6AAB73"/>
    </style:style>
    <style:style style:name="T848" style:parent-style-name="Policepardéfaut" style:family="text">
      <style:text-properties fo:color="#BCBEC4"/>
    </style:style>
    <style:style style:name="T849" style:parent-style-name="Policepardéfaut" style:family="text">
      <style:text-properties fo:color="#6AAB73"/>
    </style:style>
    <style:style style:name="T850" style:parent-style-name="Policepardéfaut" style:family="text">
      <style:text-properties fo:color="#BCBEC4"/>
    </style:style>
    <style:style style:name="T851" style:parent-style-name="Policepardéfaut" style:family="text">
      <style:text-properties fo:color="#BCBEC4"/>
    </style:style>
    <style:style style:name="T852" style:parent-style-name="Policepardéfaut" style:family="text">
      <style:text-properties fo:color="#CF8E6D"/>
    </style:style>
    <style:style style:name="T853" style:parent-style-name="Policepardéfaut" style:family="text">
      <style:text-properties fo:color="#BCBEC4"/>
    </style:style>
    <style:style style:name="T854" style:parent-style-name="Policepardéfaut" style:family="text">
      <style:text-properties fo:color="#BCBEC4"/>
    </style:style>
    <style:style style:name="T855" style:parent-style-name="Policepardéfaut" style:family="text">
      <style:text-properties fo:font-style="italic" style:font-style-asian="italic" style:font-style-complex="italic" fo:color="#BCBEC4"/>
    </style:style>
    <style:style style:name="T856" style:parent-style-name="Policepardéfaut" style:family="text">
      <style:text-properties fo:color="#BCBEC4"/>
    </style:style>
    <style:style style:name="T857" style:parent-style-name="Policepardéfaut" style:family="text">
      <style:text-properties fo:color="#BCBEC4"/>
    </style:style>
    <style:style style:name="T858" style:parent-style-name="Policepardéfaut" style:family="text">
      <style:text-properties fo:color="#BCBEC4"/>
    </style:style>
    <style:style style:name="T859" style:parent-style-name="Policepardéfaut" style:family="text">
      <style:text-properties fo:color="#CF8E6D"/>
    </style:style>
    <style:style style:name="T860" style:parent-style-name="Policepardéfaut" style:family="text">
      <style:text-properties fo:color="#BCBEC4"/>
    </style:style>
    <style:style style:name="T861" style:parent-style-name="Policepardéfaut" style:family="text">
      <style:text-properties fo:color="#BCBEC4"/>
    </style:style>
    <style:style style:name="T862" style:parent-style-name="Policepardéfaut" style:family="text">
      <style:text-properties fo:color="#BCBEC4"/>
    </style:style>
    <style:style style:name="P863" style:parent-style-name="Standard" style:family="paragraph">
      <style:paragraph-properties fo:text-align="justify"/>
      <style:text-properties style:font-name="Cabin" fo:language="fr" fo:country="FR"/>
    </style:style>
    <style:style style:name="P864" style:parent-style-name="Standard" style:family="paragraph">
      <style:paragraph-properties fo:text-align="justify"/>
      <style:text-properties style:font-name="Cabin" fo:language="fr" fo:country="FR"/>
    </style:style>
    <style:style style:name="P865" style:parent-style-name="Standard" style:family="paragraph">
      <style:paragraph-properties fo:text-align="justify"/>
    </style:style>
    <style:style style:name="T866" style:parent-style-name="Policepardéfaut" style:family="text">
      <style:text-properties style:font-name="Cabin" fo:language="fr" fo:country="FR"/>
    </style:style>
    <style:style style:name="T867" style:parent-style-name="Policepardéfaut" style:family="text">
      <style:text-properties style:font-name="Courier" fo:language="fr" fo:country="FR"/>
    </style:style>
    <style:style style:name="T868" style:parent-style-name="Policepardéfaut" style:family="text">
      <style:text-properties style:font-name="Cabin" fo:language="fr" fo:country="FR"/>
    </style:style>
    <style:style style:name="T869" style:parent-style-name="Policepardéfaut" style:family="text">
      <style:text-properties style:font-name="Courier" fo:language="fr" fo:country="FR"/>
    </style:style>
    <style:style style:name="T870" style:parent-style-name="Policepardéfaut" style:family="text">
      <style:text-properties style:font-name="Cabin" fo:language="fr" fo:country="FR"/>
    </style:style>
    <style:style style:name="T871" style:parent-style-name="Policepardéfaut" style:family="text">
      <style:text-properties style:font-name="Courier" fo:language="fr" fo:country="FR"/>
    </style:style>
    <style:style style:name="T872" style:parent-style-name="Policepardéfaut" style:family="text">
      <style:text-properties style:font-name="Cabin" fo:language="fr" fo:country="FR"/>
    </style:style>
    <style:style style:name="T873" style:parent-style-name="Policepardéfaut" style:family="text">
      <style:text-properties style:font-name="Courier" fo:language="fr" fo:country="FR"/>
    </style:style>
    <style:style style:name="T874" style:parent-style-name="Policepardéfaut" style:family="text">
      <style:text-properties style:font-name="Courier" fo:language="fr" fo:country="FR"/>
    </style:style>
    <style:style style:name="T875" style:parent-style-name="Policepardéfaut" style:family="text">
      <style:text-properties style:font-name="Cabin" fo:language="fr" fo:country="FR"/>
    </style:style>
    <style:style style:name="P876" style:parent-style-name="Standard" style:family="paragraph">
      <style:paragraph-properties fo:text-align="justify"/>
      <style:text-properties style:font-name="Cabin" fo:language="fr" fo:country="FR"/>
    </style:style>
    <style:style style:name="P877" style:parent-style-name="Standard" style:family="paragraph">
      <style:text-properties style:font-name="Cabin" fo:language="fr" fo:country="FR"/>
    </style:style>
    <style:style style:name="P878" style:parent-style-name="Standard" style:family="paragraph">
      <style:paragraph-properties fo:border="0.0034in solid #000000" fo:padding="0.0138in" style:shadow="none" fo:background-color="#EEEEEE"/>
      <style:text-properties style:font-name="Courier" fo:language="fr" fo:country="FR"/>
    </style:style>
    <style:style style:name="P879" style:parent-style-name="Standard" style:family="paragraph">
      <style:paragraph-properties fo:border="0.0034in solid #000000" fo:padding="0.0138in" style:shadow="none" fo:background-color="#EEEEEE"/>
      <style:text-properties style:font-name="Courier" fo:language="fr" fo:country="FR"/>
    </style:style>
    <style:style style:name="P880" style:parent-style-name="Standard" style:family="paragraph">
      <style:paragraph-properties fo:border="0.0034in solid #000000" fo:padding="0.0138in" style:shadow="none" fo:background-color="#EEEEEE"/>
      <style:text-properties style:font-name="Courier" fo:language="fr" fo:country="FR"/>
    </style:style>
    <style:style style:name="P881" style:parent-style-name="PréformatéHTML" style:family="paragraph">
      <style:paragraph-properties fo:background-color="#1E1F22"/>
    </style:style>
    <style:style style:name="T882" style:parent-style-name="Policepardéfaut" style:family="text">
      <style:text-properties fo:color="#BCBEC4"/>
    </style:style>
    <style:style style:name="T883" style:parent-style-name="Policepardéfaut" style:family="text">
      <style:text-properties fo:color="#CF8E6D"/>
    </style:style>
    <style:style style:name="T884" style:parent-style-name="Policepardéfaut" style:family="text">
      <style:text-properties fo:color="#BCBEC4"/>
    </style:style>
    <style:style style:name="T885" style:parent-style-name="Policepardéfaut" style:family="text">
      <style:text-properties fo:color="#2AACB8"/>
    </style:style>
    <style:style style:name="T886" style:parent-style-name="Policepardéfaut" style:family="text">
      <style:text-properties fo:color="#BCBEC4"/>
    </style:style>
    <style:style style:name="T887" style:parent-style-name="Policepardéfaut" style:family="text">
      <style:text-properties fo:color="#2AACB8"/>
    </style:style>
    <style:style style:name="T888" style:parent-style-name="Policepardéfaut" style:family="text">
      <style:text-properties fo:color="#BCBEC4"/>
    </style:style>
    <style:style style:name="T889" style:parent-style-name="Policepardéfaut" style:family="text">
      <style:text-properties fo:color="#BCBEC4"/>
    </style:style>
    <style:style style:name="T890" style:parent-style-name="Policepardéfaut" style:family="text">
      <style:text-properties fo:color="#CF8E6D"/>
    </style:style>
    <style:style style:name="T891" style:parent-style-name="Policepardéfaut" style:family="text">
      <style:text-properties fo:color="#BCBEC4"/>
    </style:style>
    <style:style style:name="T892" style:parent-style-name="Policepardéfaut" style:family="text">
      <style:text-properties fo:color="#2AACB8"/>
    </style:style>
    <style:style style:name="T893" style:parent-style-name="Policepardéfaut" style:family="text">
      <style:text-properties fo:color="#BCBEC4"/>
    </style:style>
    <style:style style:name="T894" style:parent-style-name="Policepardéfaut" style:family="text">
      <style:text-properties fo:color="#2AACB8"/>
    </style:style>
    <style:style style:name="T895" style:parent-style-name="Policepardéfaut" style:family="text">
      <style:text-properties fo:color="#BCBEC4"/>
    </style:style>
    <style:style style:name="T896" style:parent-style-name="Policepardéfaut" style:family="text">
      <style:text-properties fo:color="#BCBEC4"/>
    </style:style>
    <style:style style:name="T897" style:parent-style-name="Policepardéfaut" style:family="text">
      <style:text-properties fo:color="#CF8E6D"/>
    </style:style>
    <style:style style:name="T898" style:parent-style-name="Policepardéfaut" style:family="text">
      <style:text-properties fo:color="#BCBEC4"/>
    </style:style>
    <style:style style:name="T899" style:parent-style-name="Policepardéfaut" style:family="text">
      <style:text-properties fo:color="#2AACB8"/>
    </style:style>
    <style:style style:name="T900" style:parent-style-name="Policepardéfaut" style:family="text">
      <style:text-properties fo:color="#BCBEC4"/>
    </style:style>
    <style:style style:name="T901" style:parent-style-name="Policepardéfaut" style:family="text">
      <style:text-properties fo:color="#2AACB8"/>
    </style:style>
    <style:style style:name="T902" style:parent-style-name="Policepardéfaut" style:family="text">
      <style:text-properties fo:color="#BCBEC4"/>
    </style:style>
    <style:style style:name="T903" style:parent-style-name="Policepardéfaut" style:family="text">
      <style:text-properties fo:color="#BCBEC4"/>
    </style:style>
    <style:style style:name="T904" style:parent-style-name="Policepardéfaut" style:family="text">
      <style:text-properties fo:color="#BCBEC4"/>
    </style:style>
    <style:style style:name="T905" style:parent-style-name="Policepardéfaut" style:family="text">
      <style:text-properties fo:color="#7A7E85"/>
    </style:style>
    <style:style style:name="T906" style:parent-style-name="Policepardéfaut" style:family="text">
      <style:text-properties fo:color="#7A7E85"/>
    </style:style>
    <style:style style:name="T907" style:parent-style-name="Policepardéfaut" style:family="text">
      <style:text-properties fo:color="#BCBEC4"/>
    </style:style>
    <style:style style:name="T908" style:parent-style-name="Policepardéfaut" style:family="text">
      <style:text-properties fo:color="#CF8E6D"/>
    </style:style>
    <style:style style:name="T909" style:parent-style-name="Policepardéfaut" style:family="text">
      <style:text-properties fo:color="#BCBEC4"/>
    </style:style>
    <style:style style:name="T910" style:parent-style-name="Policepardéfaut" style:family="text">
      <style:text-properties fo:color="#2AACB8"/>
    </style:style>
    <style:style style:name="T911" style:parent-style-name="Policepardéfaut" style:family="text">
      <style:text-properties fo:color="#BCBEC4"/>
    </style:style>
    <style:style style:name="T912" style:parent-style-name="Policepardéfaut" style:family="text">
      <style:text-properties fo:color="#2AACB8"/>
    </style:style>
    <style:style style:name="T913" style:parent-style-name="Policepardéfaut" style:family="text">
      <style:text-properties fo:color="#BCBEC4"/>
    </style:style>
    <style:style style:name="T914" style:parent-style-name="Policepardéfaut" style:family="text">
      <style:text-properties fo:color="#BCBEC4"/>
    </style:style>
    <style:style style:name="T915" style:parent-style-name="Policepardéfaut" style:family="text">
      <style:text-properties fo:color="#BCBEC4"/>
    </style:style>
    <style:style style:name="T916" style:parent-style-name="Policepardéfaut" style:family="text">
      <style:text-properties fo:font-style="italic" style:font-style-asian="italic" style:font-style-complex="italic" fo:color="#C77DBB"/>
    </style:style>
    <style:style style:name="T917" style:parent-style-name="Policepardéfaut" style:family="text">
      <style:text-properties fo:color="#BCBEC4"/>
    </style:style>
    <style:style style:name="T918" style:parent-style-name="Policepardéfaut" style:family="text">
      <style:text-properties fo:color="#6AAB73"/>
    </style:style>
    <style:style style:name="T919" style:parent-style-name="Policepardéfaut" style:family="text">
      <style:text-properties fo:color="#BCBEC4"/>
    </style:style>
    <style:style style:name="T920" style:parent-style-name="Policepardéfaut" style:family="text">
      <style:text-properties fo:color="#6AAB73" fo:language="en" fo:country="US"/>
    </style:style>
    <style:style style:name="T921" style:parent-style-name="Policepardéfaut" style:family="text">
      <style:text-properties fo:color="#BCBEC4" fo:language="en" fo:country="US"/>
    </style:style>
    <style:style style:name="T922" style:parent-style-name="Policepardéfaut" style:family="text">
      <style:text-properties fo:color="#6AAB73" fo:language="en" fo:country="US"/>
    </style:style>
    <style:style style:name="T923" style:parent-style-name="Policepardéfaut" style:family="text">
      <style:text-properties fo:color="#BCBEC4" fo:language="en" fo:country="US"/>
    </style:style>
    <style:style style:name="T924" style:parent-style-name="Policepardéfaut" style:family="text">
      <style:text-properties fo:color="#BCBEC4" fo:language="en" fo:country="US"/>
    </style:style>
    <style:style style:name="T925" style:parent-style-name="Policepardéfaut" style:family="text">
      <style:text-properties fo:font-style="italic" style:font-style-asian="italic" style:font-style-complex="italic" fo:color="#C77DBB" fo:language="en" fo:country="US"/>
    </style:style>
    <style:style style:name="T926" style:parent-style-name="Policepardéfaut" style:family="text">
      <style:text-properties fo:color="#BCBEC4" fo:language="en" fo:country="US"/>
    </style:style>
    <style:style style:name="T927" style:parent-style-name="Policepardéfaut" style:family="text">
      <style:text-properties fo:color="#6AAB73" fo:language="en" fo:country="US"/>
    </style:style>
    <style:style style:name="T928" style:parent-style-name="Policepardéfaut" style:family="text">
      <style:text-properties fo:color="#BCBEC4" fo:language="en" fo:country="US"/>
    </style:style>
    <style:style style:name="T929" style:parent-style-name="Policepardéfaut" style:family="text">
      <style:text-properties fo:color="#6AAB73"/>
    </style:style>
    <style:style style:name="T930" style:parent-style-name="Policepardéfaut" style:family="text">
      <style:text-properties fo:color="#BCBEC4"/>
    </style:style>
    <style:style style:name="T931" style:parent-style-name="Policepardéfaut" style:family="text">
      <style:text-properties fo:color="#6AAB73"/>
    </style:style>
    <style:style style:name="T932" style:parent-style-name="Policepardéfaut" style:family="text">
      <style:text-properties fo:color="#BCBEC4"/>
    </style:style>
    <style:style style:name="T933" style:parent-style-name="Policepardéfaut" style:family="text">
      <style:text-properties fo:color="#7A7E85"/>
    </style:style>
    <style:style style:name="P934" style:parent-style-name="Standard" style:family="paragraph">
      <style:paragraph-properties fo:border="0.0034in solid #000000" fo:padding="0.0138in" style:shadow="none" fo:background-color="#EEEEEE"/>
      <style:text-properties style:font-name="Courier" fo:language="fr" fo:country="FR"/>
    </style:style>
    <style:style style:name="P935" style:parent-style-name="Standard" style:family="paragraph">
      <style:paragraph-properties fo:border="0.0034in solid #000000" fo:padding="0.0138in" style:shadow="none" fo:background-color="#EEEEEE"/>
      <style:text-properties style:font-name="Courier" fo:language="fr" fo:country="FR"/>
    </style:style>
    <style:style style:name="P936" style:parent-style-name="Standard" style:family="paragraph">
      <style:paragraph-properties fo:border="0.0034in solid #000000" fo:padding="0.0138in" style:shadow="none" fo:background-color="#EEEEEE"/>
      <style:text-properties style:font-name="Courier" fo:language="fr" fo:country="FR"/>
    </style:style>
    <style:style style:name="P937" style:parent-style-name="Standard" style:family="paragraph">
      <style:paragraph-properties fo:text-align="justify"/>
      <style:text-properties style:font-name="Cabin" fo:language="fr" fo:country="FR"/>
    </style:style>
  </office:automatic-styles>
  <office:body>
    <office:text text:use-soft-page-breaks="true">
      <text:p text:style-name="P1">Programmation Java<text:s/>@ Et3</text:p>
      <text:p text:style-name="P2">Polytech Paris-Saclay | 2025-26</text:p>
      <text:p text:style-name="P3"/>
      <text:p text:style-name="P4"/>
      <text:p text:style-name="P5"><text:span text:style-name="T6">Nom :</text:span><text:span text:style-name="T7"><text:s/>GIRARD</text:span></text:p>
      <text:p text:style-name="P8"><text:span text:style-name="T9">Prénom :</text:span><text:span text:style-name="T10"><text:s/>Corentin</text:span></text:p>
      <text:p text:style-name="P11"/>
      <text:p text:style-name="P12"/>
      <text:p text:style-name="P13">Exercice 3</text:p>
      <text:p text:style-name="P14"/>
      <text:p text:style-name="P15">On souhaite développer des classes Java permettant de faire certaines manipulations sur des nombres complexes.</text:p>
      <text:p text:style-name="P16"/>
      <text:p text:style-name="P17"/>
      <text:p text:style-name="P18"><text:span text:style-name="T19">1. Définissez une classe<text:s/></text:span><text:span text:style-name="T20">Complexe</text:span><text:span text:style-name="T21"><text:s/>comprenant deux champs de type double, représentant respectivement la partie réelle et la partie imaginaire d’un nombre complexe, puis munissez-la d’un constructeur prenant une valeur pour la partie réelle et la partie imaginaire du nouveau nombre complex</text:span><text:span text:style-name="T22">e.</text:span></text:p>
      <text:p text:style-name="P23"/>
      <text:p text:style-name="Standard"><text:span text:style-name="T24">#3.1.1 classe <text:s/></text:span><text:span text:style-name="T25">Complexe</text:span></text:p>
      <text:p text:style-name="P26"><text:span text:style-name="T27">public class<text:s/></text:span><text:span text:style-name="T28">Complexe {</text:span><text:span text:style-name="T29"><text:line-break/><text:s text:c="4"/></text:span><text:span text:style-name="T30">private final double<text:s/></text:span><text:span text:style-name="T31">re</text:span><text:span text:style-name="T32">;</text:span><text:span text:style-name="T33"><text:line-break/><text:s text:c="4"/></text:span><text:span text:style-name="T34">private final double<text:s/></text:span><text:span text:style-name="T35">im</text:span><text:span text:style-name="T36">;</text:span><text:span text:style-name="T37"><text:line-break/><text:s text:c="4"/></text:span><text:span text:style-name="T38"><text:line-break/><text:s text:c="4"/></text:span><text:span text:style-name="T39">public<text:s/></text:span><text:span text:style-name="T40">Complexe</text:span><text:span text:style-name="T41">(</text:span><text:span text:style-name="T42">double<text:s/></text:span><text:span text:style-name="T43">re,<text:s/></text:span><text:span text:style-name="T44">double<text:s/></text:span><text:span text:style-name="T45">im) {</text:span><text:span text:style-name="T46"><text:line-break/><text:s text:c="8"/></text:span><text:span text:style-name="T47">this</text:span><text:span text:style-name="T48">.</text:span><text:span text:style-name="T49">re<text:s/></text:span><text:span text:style-name="T50">= re;</text:span><text:span text:style-name="T51"><text:line-break/><text:s text:c="8"/></text:span><text:span text:style-name="T52">this</text:span><text:span text:style-name="T53">.</text:span><text:span text:style-name="T54">im<text:s/></text:span><text:span text:style-name="T55">= im;</text:span><text:span text:style-name="T56"><text:line-break/><text:s text:c="4"/>}</text:span><text:span text:style-name="T57"><text:line-break/>}</text:span></text:p>
      <text:p text:style-name="P58"/>
      <text:p text:style-name="P59"/>
      <text:p text:style-name="P60"><text:span text:style-name="T61">2. Ajoutez à la classe<text:s/></text:span><text:span text:style-name="T62">Complexe</text:span><text:span text:style-name="T63"><text:s/>le code nécessaire pour permettre un affichage approprié pour des objets de cette classe en redéfinissant la méthode<text:s/></text:span><text:span text:style-name="T64">toString()</text:span><text:span text:style-name="T65"><text:s/>de la classe<text:s/></text:span><text:span text:style-name="T66">Object</text:span><text:span text:style-name="T67">.</text:span></text:p>
      <text:p text:style-name="P68"/>
      <text:p text:style-name="Standard"><text:span text:style-name="T69">#3.2.1 méthode<text:s/></text:span><text:span text:style-name="T70">toString</text:span></text:p>
      <text:p text:style-name="P71"><text:span text:style-name="T72">@Override<text:s/></text:span><text:span text:style-name="T73">public<text:s/></text:span><text:span text:style-name="T74">String<text:s/></text:span><text:span text:style-name="T75">toString</text:span><text:span text:style-name="T76">() {</text:span><text:span text:style-name="T77"><text:line-break/><text:s text:c="4"/></text:span><text:span text:style-name="T78">return this</text:span><text:span text:style-name="T79">.</text:span><text:span text:style-name="T80">r</text:span><text:span text:style-name="T81">e</text:span><text:span text:style-name="T82">+</text:span><text:span text:style-name="T83">"+"</text:span><text:span text:style-name="T84">+</text:span><text:span text:style-name="T85">this</text:span><text:span text:style-name="T86">.</text:span><text:span text:style-name="T87">i</text:span><text:span text:style-name="T88">m</text:span><text:span text:style-name="T89">+</text:span><text:span text:style-name="T90">"i"</text:span><text:span text:style-name="T91">;</text:span><text:span text:style-name="T92"><text:line-break/>}</text:span></text:p>
      <text:p text:style-name="P93"/>
      <text:p text:style-name="P94"/>
      <text:p text:style-name="P95"><text:span text:style-name="T96">3. On ne</text:span><text:span text:style-name="T97"><text:s/>souhaite pas que les objets de la classe<text:s/></text:span><text:span text:style-name="T98">Complexe</text:span><text:span text:style-name="T99"><text:s/>puissent être modifiés une fois créés (on les qualifiera donc d’</text:span><text:span text:style-name="T100">immuables</text:span><text:span text:style-name="T101"><text:s/>(</text:span><text:span text:style-name="T102">immutable</text:span><text:span text:style-name="T103">)). Comment peut-on garantir cela ? Implémentez la partie pertinente des méthodes d’accès.</text:span></text:p>
      <text:p text:style-name="P104"/>
      <text:p text:style-name="Standard"><text:span text:style-name="T105">#3.3.1 Approche pour garantir</text:span><text:span text:style-name="T106"><text:s/>la non modification des objects<text:s/></text:span><text:span text:style-name="T107">Complexe</text:span></text:p>
      <text:p text:style-name="P108">Definir les<text:s/>variables r et i avec le mot-clé final (elles deviennent des constantes)</text:p>
      <text:p text:style-name="P109"><text:span text:style-name="T110">private final double<text:s/></text:span><text:span text:style-name="T111">r</text:span><text:span text:style-name="T112">e</text:span><text:span text:style-name="T113">;</text:span><text:span text:style-name="T114"><text:line-break/></text:span><text:span text:style-name="T115">private final double<text:s/></text:span><text:span text:style-name="T116">i</text:span><text:span text:style-name="T117">m</text:span><text:span text:style-name="T118">;</text:span></text:p>
      <text:p text:style-name="P119"/>
      <text:p text:style-name="P120">#3.3.2 Méthodes d'accès</text:p>
      <text:p text:style-name="P121"><text:span text:style-name="T122">public double<text:s/></text:span><text:span text:style-name="T123">getRe</text:span><text:span text:style-name="T124">() {<text:s/></text:span><text:span text:style-name="T125">return this</text:span><text:span text:style-name="T126">.</text:span><text:span text:style-name="T127">r</text:span><text:span text:style-name="T128">e</text:span><text:span text:style-name="T129">; }</text:span><text:span text:style-name="T130"><text:line-break/></text:span><text:span text:style-name="T131">public double<text:s/></text:span><text:span text:style-name="T132">getIm</text:span><text:span text:style-name="T133">() {<text:s/></text:span><text:span text:style-name="T134">return this</text:span><text:span text:style-name="T135">.</text:span><text:span text:style-name="T136">i</text:span><text:span text:style-name="T137">m</text:span><text:span text:style-name="T138">; }</text:span></text:p>
      <text:p text:style-name="P139"/>
      <text:p text:style-name="P140"/>
      <text:p text:style-name="P141"><text:span text:style-name="T142">4. Ajoutez un constructeur de copie à votre classe prenant en unique paramètre une instance de la classe<text:s/></text:span><text:span text:style-name="T143">Complexe</text:span><text:span text:style-name="T144">. Quelle peut être dans ce contexte l’utilité d’un tel<text:s/></text:span><text:span text:style-name="T145">constructeur ?</text:span></text:p>
      <text:p text:style-name="P146"/>
      <text:p text:style-name="Standard"><text:span text:style-name="T147">#3.4.1 Nouveau constructeur de<text:s/></text:span><text:span text:style-name="T148">Complexe</text:span></text:p>
      <text:p text:style-name="P149"><text:span text:style-name="T150">public<text:s/></text:span><text:span text:style-name="T151">Complexe</text:span><text:span text:style-name="T152">(Complexe complex) {</text:span><text:span text:style-name="T153"><text:line-break/><text:s text:c="4"/></text:span><text:span text:style-name="T154">this</text:span><text:span text:style-name="T155">.</text:span><text:span text:style-name="T156">r</text:span><text:span text:style-name="T157">e</text:span><text:span text:style-name="T158"><text:s/></text:span><text:span text:style-name="T159">= complex.</text:span><text:span text:style-name="T160">r</text:span><text:span text:style-name="T161">e</text:span><text:span text:style-name="T162">;</text:span><text:span text:style-name="T163"><text:line-break/><text:s text:c="4"/></text:span><text:span text:style-name="T164">this</text:span><text:span text:style-name="T165">.</text:span><text:span text:style-name="T166">i</text:span><text:span text:style-name="T167">m</text:span><text:span text:style-name="T168"><text:s/></text:span><text:span text:style-name="T169">= complex.</text:span><text:span text:style-name="T170">i</text:span><text:span text:style-name="T171">m</text:span><text:span text:style-name="T172">;</text:span><text:span text:style-name="T173"><text:line-break/>}</text:span></text:p>
      <text:p text:style-name="P174"/>
      <text:p text:style-name="P175">#3.4.2 Quelle est l'utilité d'un tel constructeur ?</text:p>
      <text:p text:style-name="P176">Lorsque qu’on aurait besoin de créer un nouvel objet qui est une copie exacte d’un objet existant</text:p>
      <text:p text:style-name="P177"/>
      <text:p text:style-name="P178"/>
      <text:p text:style-name="P179"><text:span text:style-name="T180">5. Ajoutez le code nécessaire à votre classe pour tester l’égalité d’état de deux objets de la classe<text:s/></text:span><text:span text:style-name="T181">Complexe</text:span><text:span text:style-name="T182"><text:s/>par redéfinition de la méthode<text:s/></text:span><text:span text:style-name="T183">equals</text:span><text:span text:style-name="T184"><text:s/>de la classe<text:s/></text:span><text:span text:style-name="T185">Object</text:span><text:span text:style-name="T186">.</text:span></text:p>
      <text:p text:style-name="P187"/>
      <text:p text:style-name="Standard"><text:span text:style-name="T188">#3.5.1 redéfinition de<text:s/></text:span><text:span text:style-name="T189">equals</text:span></text:p>
      <text:p text:style-name="P190"><text:span text:style-name="T191">@Override</text:span><text:span text:style-name="T192"><text:line-break/></text:span><text:span text:style-name="T193">public boolean<text:s/></text:span><text:span text:style-name="T194">equals</text:span><text:span text:style-name="T195">(Object obj) {</text:span><text:span text:style-name="T196"><text:line-break/><text:s text:c="4"/></text:span><text:span text:style-name="T197">if<text:s/></text:span><text:span text:style-name="T198">(</text:span><text:span text:style-name="T199">this<text:s/></text:span><text:span text:style-name="T200">== obj)<text:s/></text:span><text:span text:style-name="T201">return true</text:span><text:span text:style-name="T202">;</text:span><text:span text:style-name="T203"><text:line-break/><text:s text:c="4"/></text:span><text:span text:style-name="T204">if<text:s/></text:span><text:span text:style-name="T205">(obj ==<text:s/></text:span><text:span text:style-name="T206">null<text:s/></text:span><text:span text:style-name="T207">|| getClass() != obj.getClass())<text:s/></text:span><text:span text:style-name="T208">return false</text:span><text:span text:style-name="T209">;</text:span><text:span text:style-name="T210"><text:line-break/><text:s text:c="4"/>Complexe autreComplexe = (Complexe) obj;<text:s/></text:span><text:span text:style-name="T211">// On transtype vers Complexe</text:span><text:span text:style-name="T212"><text:line-break/><text:s text:c="4"/></text:span><text:span text:style-name="T213">return<text:s/></text:span><text:span text:style-name="T214">(</text:span><text:span text:style-name="T215">this</text:span><text:span text:style-name="T216">.</text:span><text:span text:style-name="T217">r</text:span><text:span text:style-name="T218">==autreComplexe.</text:span><text:span text:style-name="T219">r</text:span><text:span text:style-name="T220">e</text:span><text:span text:style-name="T221"><text:s/></text:span><text:span text:style-name="T222">&amp;&amp;<text:s/></text:span><text:span text:style-name="T223">this</text:span><text:span text:style-name="T224">.</text:span><text:span text:style-name="T225">i</text:span><text:span text:style-name="T226">m</text:span><text:span text:style-name="T227">==autreComplexe.</text:span><text:span text:style-name="T228">i</text:span><text:span text:style-name="T229">);</text:span><text:span text:style-name="T230"><text:line-break/>}</text:span></text:p>
      <text:p text:style-name="P231"/>
      <text:p text:style-name="Standard"><text:span text:style-name="T232">#3.5.2 tests sur plusieurs valeur d'objets<text:s/></text:span><text:span text:style-name="T233">Complexe</text:span></text:p>
      <text:p text:style-name="P234">Dans le main :</text:p>
      <text:p text:style-name="P235"><text:span text:style-name="T236">// TEST equals</text:span><text:span text:style-name="T237"><text:line-break/></text:span><text:span text:style-name="T238">Complexe a =<text:s/></text:span><text:span text:style-name="T239">new<text:s/></text:span><text:span text:style-name="T240">Complexe(</text:span><text:span text:style-name="T241">5.5</text:span><text:span text:style-name="T242">,-</text:span><text:span text:style-name="T243">6</text:span><text:span text:style-name="T244">);</text:span><text:span text:style-name="T245"><text:line-break/>Complexe b =<text:s/></text:span><text:span text:style-name="T246">new<text:s/></text:span><text:span text:style-name="T247">Complexe(</text:span><text:span text:style-name="T248">5.5</text:span><text:span text:style-name="T249">,-</text:span><text:span text:style-name="T250">6</text:span><text:span text:style-name="T251">);</text:span><text:span text:style-name="T252"><text:line-break/>Complexe c =<text:s/></text:span><text:span text:style-name="T253">new<text:s/></text:span><text:span text:style-name="T254">Complexe(</text:span><text:span text:style-name="T255">0</text:span><text:span text:style-name="T256">,</text:span><text:span text:style-name="T257">6.8</text:span><text:span text:style-name="T258">);</text:span><text:span text:style-name="T259"><text:line-break/>System.</text:span><text:span text:style-name="T260">out</text:span><text:span text:style-name="T261">.println(</text:span><text:span text:style-name="T262">"TEST equals 1 : "</text:span><text:span text:style-name="T263">+(a.equals(b) ?<text:s/></text:span><text:span text:style-name="T264">"OK"<text:s/></text:span><text:span text:style-name="T265">:<text:s/></text:span><text:span text:style-name="T266">"FAIL"</text:span><text:span text:style-name="T267">));</text:span><text:span text:style-name="T268"><text:line-break/>System.</text:span><text:span text:style-name="T269">out</text:span><text:span text:style-name="T270">.println(</text:span><text:span text:style-name="T271">"TEST equals 2 : "</text:span><text:span text:style-name="T272">+(a.equals(c) ?<text:s/></text:span><text:span text:style-name="T273">"FAIL"<text:s/></text:span><text:span text:style-name="T274">:<text:s/></text:span><text:span text:style-name="T275">"OK"</text:span><text:span text:style-name="T276">));</text:span></text:p>
      <text:p text:style-name="P277">Résultat :</text:p>
      <text:p text:style-name="P278">TEST equals 1 : OK</text:p>
      <text:p text:style-name="P279">TEST equals 2 : OK</text:p>
      <text:p text:style-name="P280"/>
      <text:p text:style-name="P281"/>
      <text:p text:style-name="P282">6. Ajoutez des méthodes d’instance pour le calcul du module et de l’argument d’un complexe. On<text:s/>rappelle :</text:p>
      <text:p text:style-name="P283"/>
      <text:p text:style-name="Standard"><text:span text:style-name="T284">— module = sqrt(re</text:span><text:span text:style-name="T285">2</text:span><text:span text:style-name="T286"><text:s/>+ im</text:span><text:span text:style-name="T287">2</text:span><text:span text:style-name="T288">)</text:span></text:p>
      <text:p text:style-name="P289">— argument = acos( re / module )</text:p>
      <text:p text:style-name="P290"/>
      <text:p text:style-name="P291">#3.6.1 nouvelles méthodes</text:p>
      <text:p text:style-name="P292"><text:span text:style-name="T293">public static double<text:s/></text:span><text:span text:style-name="T294">module</text:span><text:span text:style-name="T295">(Complexe c) {</text:span><text:span text:style-name="T296"><text:line-break/><text:s text:c="4"/></text:span><text:span text:style-name="T297">return<text:s/></text:span><text:span text:style-name="T298">Math.</text:span><text:span text:style-name="T299">sqrt</text:span><text:span text:style-name="T300">(c.</text:span><text:span text:style-name="T301">re</text:span><text:span text:style-name="T302">*c.</text:span><text:span text:style-name="T303">re</text:span><text:span text:style-name="T304">+c.</text:span><text:span text:style-name="T305">im</text:span><text:span text:style-name="T306">*c.</text:span><text:span text:style-name="T307">im</text:span><text:span text:style-name="T308">);</text:span><text:span text:style-name="T309"><text:line-break/>}</text:span><text:span text:style-name="T310"><text:line-break/></text:span><text:span text:style-name="T311">public static double<text:s/></text:span><text:span text:style-name="T312">argmuent</text:span><text:span text:style-name="T313">(Complexe c) {</text:span><text:span text:style-name="T314"><text:line-break/><text:s text:c="4"/></text:span><text:span text:style-name="T315">return<text:s/></text:span><text:span text:style-name="T316">Math.</text:span><text:span text:style-name="T317">acos</text:span><text:span text:style-name="T318">(c.</text:span><text:span text:style-name="T319">re</text:span><text:span text:style-name="T320">/</text:span><text:span text:style-name="T321">module</text:span><text:span text:style-name="T322">(c));</text:span><text:span text:style-name="T323"><text:line-break/>}</text:span></text:p>
      <text:p text:style-name="P324"/>
      <text:p text:style-name="P325">#3.6.2 Est-il plus pertinent d'ajouter de nouveaux champs à la classe ou bien de faire des calculs de ces valeurs à la volée ?</text:p>
      <text:soft-page-break/>
      <text:p text:style-name="P326">Le module et l’argument d’un complexe étant largement utilisé lors du calcul complexe, il est préférable d’ajouter de nouveaux champs à la classe</text:p>
      <text:p text:style-name="P327"/>
      <text:p text:style-name="P328"/>
      <text:p text:style-name="P329"/>
      <text:p text:style-name="P330"><text:span text:style-name="T331">7. Définissez d</text:span><text:span text:style-name="T332">es méthodes pour l’addition et la multiplication de deux nombres complexes. Ces méthodes prendront un paramètre implicite et un paramètre explicite, et retourneront une nouvelle instance correspondant au résultat de l’opération.<text:s/></text:span><text:span text:style-name="T333">On rappelle :</text:span></text:p>
      <text:p text:style-name="P334"/>
      <text:p text:style-name="Standard"><text:span text:style-name="T335">— (re</text:span><text:span text:style-name="T336">1</text:span><text:span text:style-name="T337"><text:s/>+ im</text:span><text:span text:style-name="T338">1</text:span><text:span text:style-name="T339"><text:s/>i) + (re</text:span><text:span text:style-name="T340">2</text:span><text:span text:style-name="T341"><text:s/>+ im</text:span><text:span text:style-name="T342">2</text:span><text:span text:style-name="T343"><text:s/>i) = (re</text:span><text:span text:style-name="T344">1</text:span><text:span text:style-name="T345"><text:s/>+ re</text:span><text:span text:style-name="T346">2</text:span><text:span text:style-name="T347"><text:s/>+ (im</text:span><text:span text:style-name="T348">1</text:span><text:span text:style-name="T349"><text:s/>+ im</text:span><text:span text:style-name="T350">2</text:span><text:span text:style-name="T351">)i)</text:span></text:p>
      <text:p text:style-name="Standard"><text:span text:style-name="T352">— (re</text:span><text:span text:style-name="T353">1</text:span><text:span text:style-name="T354"><text:s/>+ im</text:span><text:span text:style-name="T355">1</text:span><text:span text:style-name="T356"><text:s/>i) x (re</text:span><text:span text:style-name="T357">2</text:span><text:span text:style-name="T358"><text:s/>+ im</text:span><text:span text:style-name="T359">2</text:span><text:span text:style-name="T360"><text:s/>i) = (re</text:span><text:span text:style-name="T361">1</text:span><text:span text:style-name="T362"><text:s/>x re</text:span><text:span text:style-name="T363">2</text:span><text:span text:style-name="T364"><text:s/>− im</text:span><text:span text:style-name="T365">1</text:span><text:span text:style-name="T366"><text:s/>x im</text:span><text:span text:style-name="T367">2</text:span><text:span text:style-name="T368"><text:s/>+ (re</text:span><text:span text:style-name="T369">1</text:span><text:span text:style-name="T370"><text:s/>x im</text:span><text:span text:style-name="T371">2</text:span><text:span text:style-name="T372"><text:s/>+ im</text:span><text:span text:style-name="T373">1</text:span><text:span text:style-name="T374"><text:s/>x re</text:span><text:span text:style-name="T375">2</text:span><text:span text:style-name="T376">)i)</text:span></text:p>
      <text:p text:style-name="P377"/>
      <text:p text:style-name="P378">#3.7.1 nouvelles méthodes</text:p>
      <text:p text:style-name="P379"><text:span text:style-name="T380">public<text:s/></text:span><text:span text:style-name="T381">Complexe<text:s/></text:span><text:span text:style-name="T382">addition</text:span><text:span text:style-name="T383">(Complexe c) {</text:span><text:span text:style-name="T384"><text:line-break/><text:s text:c="4"/></text:span><text:span text:style-name="T385">return new<text:s/></text:span><text:span text:style-name="T386">Complexe(</text:span><text:span text:style-name="T387">this</text:span><text:span text:style-name="T388">.</text:span><text:span text:style-name="T389">re</text:span><text:span text:style-name="T390">+c.</text:span><text:span text:style-name="T391">re</text:span><text:span text:style-name="T392">,<text:s/></text:span><text:span text:style-name="T393">this</text:span><text:span text:style-name="T394">.</text:span><text:span text:style-name="T395">im</text:span><text:span text:style-name="T396">+c.</text:span><text:span text:style-name="T397">im</text:span><text:span text:style-name="T398">);</text:span><text:span text:style-name="T399"><text:line-break/>}</text:span><text:span text:style-name="T400"><text:line-break/></text:span><text:span text:style-name="T401">public<text:s/></text:span><text:span text:style-name="T402">Complexe<text:s/></text:span><text:span text:style-name="T403">multiplication</text:span><text:span text:style-name="T404">(Complexe c) {</text:span><text:span text:style-name="T405"><text:line-break/><text:s text:c="4"/></text:span><text:span text:style-name="T406">return new<text:s/></text:span><text:span text:style-name="T407">Complexe(</text:span><text:span text:style-name="T408">this</text:span><text:span text:style-name="T409">.</text:span><text:span text:style-name="T410">re</text:span><text:span text:style-name="T411">*c.</text:span><text:span text:style-name="T412">re</text:span><text:span text:style-name="T413">-</text:span><text:span text:style-name="T414">this</text:span><text:span text:style-name="T415">.</text:span><text:span text:style-name="T416">im</text:span><text:span text:style-name="T417">*c.</text:span><text:span text:style-name="T418">im</text:span><text:span text:style-name="T419">,</text:span><text:span text:style-name="T420">this</text:span><text:span text:style-name="T421">.</text:span><text:span text:style-name="T422">re</text:span><text:span text:style-name="T423">*c.</text:span><text:span text:style-name="T424">im</text:span><text:span text:style-name="T425">+</text:span><text:span text:style-name="T426">this</text:span><text:span text:style-name="T427">.</text:span><text:span text:style-name="T428">im</text:span><text:span text:style-name="T429">*c.</text:span><text:span text:style-name="T430">re</text:span><text:span text:style-name="T431">);</text:span><text:span text:style-name="T432"><text:line-break/>}</text:span></text:p>
      <text:p text:style-name="P433"/>
      <text:p text:style-name="P434"/>
      <text:p text:style-name="P435"><text:span text:style-name="T436">8. On souhaite à présent bénéficier de la classe<text:s/></text:span><text:span text:style-name="T437">Complexe</text:span><text:span text:style-name="T438"><text:s/>et définir une classe permettant de représenter un nombre complexe telle que l’historique des opérations dans lesquelles ce complexe aura servi d’opérande est conservé. Définissez une nouvelle classe<text:s/></text:span><text:span text:style-name="T439">ComplexeMemoire</text:span><text:span text:style-name="T440">, dans un autre package que<text:s/></text:span><text:span text:style-name="T441">Complexe</text:span><text:span text:style-name="T442">, pe</text:span><text:span text:style-name="T443">rmettant de réaliser cela. Pour l’historique des opérations, on veut garder la trace des opérations subies (addition ou multiplication), de la valeur des autres opérandes et des résultats obtenus (une simple chaîne de caractères pourra convenir ici). Propo</text:span><text:span text:style-name="T444">sez une implémentation appropriée, et ajoutez un constructeur prenant une partie réelle et une partie imaginaire en paramètres.</text:span></text:p>
      <text:p text:style-name="P445"/>
      <text:p text:style-name="Standard"><text:span text:style-name="T446">#3.8.1 classe<text:s/></text:span><text:span text:style-name="T447">ComplexeMemoire</text:span></text:p>
      <text:p text:style-name="P448"><text:span text:style-name="T449">public class<text:s/></text:span><text:span text:style-name="T450">ComplexeMemoire<text:s/></text:span><text:span text:style-name="T451">extends<text:s/></text:span><text:span text:style-name="T452">Complexe {</text:span><text:span text:style-name="T453"><text:line-break/><text:s text:c="4"/></text:span><text:span text:style-name="T454">private<text:s/></text:span><text:span text:style-name="T455">List&lt;String&gt;<text:s/></text:span><text:span text:style-name="T456">historique</text:span><text:span text:style-name="T457">;</text:span><text:span text:style-name="T458"><text:line-break/></text:span><text:span text:style-name="T459"><text:line-break/><text:s text:c="4"/></text:span><text:span text:style-name="T460">// CONSTRUCTEURS</text:span><text:span text:style-name="T461"><text:line-break/></text:span><text:span text:style-name="T462"><text:line-break/><text:s text:c="4"/></text:span><text:span text:style-name="T463">public<text:s/></text:span><text:span text:style-name="T464">ComplexeMemoire</text:span><text:span text:style-name="T465">(</text:span><text:span text:style-name="T466">double<text:s/></text:span><text:span text:style-name="T467">re,<text:s/></text:span><text:span text:style-name="T468">double<text:s/></text:span><text:span text:style-name="T469">im) {</text:span><text:span text:style-name="T470"><text:line-break/><text:s text:c="8"/></text:span><text:span text:style-name="T471">super</text:span><text:span text:style-name="T472">(re, im);</text:span><text:span text:style-name="T473"><text:line-break/><text:s text:c="8"/></text:span><text:span text:style-name="T474">this</text:span><text:span text:style-name="T475">.</text:span><text:span text:style-name="T476">historique<text:s/></text:span><text:span text:style-name="T477">=<text:s/></text:span><text:span text:style-name="T478">new<text:s/></text:span><text:span text:style-name="T479">ArrayList&lt;&gt;();</text:span><text:span text:style-name="T480"><text:line-break/><text:s text:c="4"/>}</text:span></text:p>
      <text:p text:style-name="P481">}</text:p>
      <text:p text:style-name="P482"/>
      <text:p text:style-name="P483"/>
      <text:p text:style-name="P484"><text:span text:style-name="T485">9. Ajoutez un constructeur par copie à la classe<text:s/></text:span><text:span text:style-name="T486">ComplexeMemoire</text:span><text:span text:style-name="T487">.</text:span></text:p>
      <text:p text:style-name="P488"/>
      <text:p text:style-name="Standard"><text:span text:style-name="T489">#3.9.1 constructeur par</text:span><text:span text:style-name="T490"><text:s/>copie de<text:s/></text:span><text:span text:style-name="T491">ComplexeMemoire</text:span></text:p>
      <text:p text:style-name="P492"><text:span text:style-name="T493">public<text:s/></text:span><text:span text:style-name="T494">ComplexeMemoire</text:span><text:span text:style-name="T495">(Complexe c) {</text:span><text:span text:style-name="T496"><text:line-break/><text:s text:c="4"/></text:span><text:span text:style-name="T497">this<text:s/></text:span><text:span text:style-name="T498">(c.getRe(), c.getIm());</text:span><text:span text:style-name="T499"><text:line-break/>}</text:span></text:p>
      <text:p text:style-name="P500"/>
      <text:p text:style-name="P501"/>
      <text:p text:style-name="P502">10. Serait-il possible d’ajouter simplement un constructeur sans paramètres à la classe ComplexeMemoire ?</text:p>
      <text:p text:style-name="P503"/>
      <text:p text:style-name="P504">#3.10.1 réponse et solution(s) possible(s)</text:p>
      <text:soft-page-break/>
      <text:p text:style-name="P505">C’est possible, il faut juste choisir une valeur par défaut pour notre complexe (par ex 0+0i) :</text:p>
      <text:p text:style-name="P506"><text:span text:style-name="T507">public<text:s/></text:span><text:span text:style-name="T508">ComplexeMemoire</text:span><text:span text:style-name="T509">() {</text:span><text:span text:style-name="T510"><text:line-break/><text:s text:c="4"/></text:span><text:span text:style-name="T511">this</text:span><text:span text:style-name="T512">(</text:span><text:span text:style-name="T513">0.0</text:span><text:span text:style-name="T514">,<text:s/></text:span><text:span text:style-name="T515">0.0</text:span><text:span text:style-name="T516">);</text:span><text:span text:style-name="T517"><text:line-break/>}</text:span></text:p>
      <text:p text:style-name="P518"/>
      <text:p text:style-name="P519"/>
      <text:p text:style-name="P520"><text:span text:style-name="T521">11. Ajoutez à la classe<text:s/></text:span><text:span text:style-name="T522">ComplexeMemoire</text:span><text:span text:style-name="T523"><text:s/>les méthodes nécessaires pour pouvoir ajouter des messages à la mémoire des opérations d’un objet de la classe et consulter cette mémoire.</text:span></text:p>
      <text:p text:style-name="P524"/>
      <text:p text:style-name="P525">#3.11.1 nouvelles méthodes</text:p>
      <text:p text:style-name="P526"><text:span text:style-name="T527">private void<text:s/></text:span><text:span text:style-name="T528">ajouterHistorique</text:span><text:span text:style-name="T529">(String message) {</text:span><text:span text:style-name="T530"><text:line-break/><text:s text:c="4"/></text:span><text:span text:style-name="T531">historique</text:span><text:span text:style-name="T532">.add(message);</text:span><text:span text:style-name="T533"><text:line-break/>}</text:span></text:p>
      <text:p text:style-name="P534"><text:span text:style-name="T535">public<text:s/></text:span><text:span text:style-name="T536">List&lt;String&gt;<text:s/></text:span><text:span text:style-name="T537">getHistorique</text:span><text:span text:style-name="T538">() {</text:span><text:span text:style-name="T539"><text:line-break/><text:s text:c="4"/></text:span><text:span text:style-name="T540">return new<text:s/></text:span><text:span text:style-name="T541">ArrayList&lt;&gt;(</text:span><text:span text:style-name="T542">historique</text:span><text:span text:style-name="T543">);</text:span><text:span text:style-name="T544"><text:line-break/>}</text:span></text:p>
      <text:p text:style-name="P545"/>
      <text:p text:style-name="P546"/>
      <text:p text:style-name="P547"/>
      <text:p text:style-name="P548"><text:span text:style-name="T549">12. Proposez à présent une redéfinition adaptée dans la classe<text:s/></text:span><text:span text:style-name="T550">ComplexeMemoire</text:span><text:span text:style-name="T551"><text:s/>d</text:span><text:span text:style-name="T552">es méthodes d’addition et de multiplication de complexes définies dans la classe<text:s/></text:span><text:span text:style-name="T553">Complexe</text:span><text:span text:style-name="T554">.</text:span></text:p>
      <text:p text:style-name="P555"/>
      <text:p text:style-name="P556">#3.12.1 Est-il possible et utile d’adapter le type de retour (covariance) ?</text:p>
      <text:p text:style-name="P557">Oui il est possible d’adapter le type de retour en ComplexeMemoire mais c’est peu utile car la mémoire de ce nouveau complexe sera vide.</text:p>
      <text:p text:style-name="P558"/>
      <text:p text:style-name="Standard"><text:span text:style-name="T559">#3.12.2 redéfinition des méthodes d'addition et de multiplication dans<text:s/></text:span><text:span text:style-name="T560">ComplexeMe</text:span><text:span text:style-name="T561">moire</text:span></text:p>
      <text:p text:style-name="P562"><text:span text:style-name="T563">@Override</text:span><text:span text:style-name="T564"><text:line-break/></text:span><text:span text:style-name="T565">public<text:s/></text:span><text:span text:style-name="T566">Complexe<text:s/></text:span><text:span text:style-name="T567">addition</text:span><text:span text:style-name="T568">(Complexe autre) {</text:span><text:span text:style-name="T569"><text:line-break/><text:s text:c="4"/>Complexe avant =<text:s/></text:span><text:span text:style-name="T570">this</text:span><text:span text:style-name="T571">;</text:span><text:span text:style-name="T572"><text:line-break/><text:s text:c="4"/>Complexe resultat =<text:s/></text:span><text:span text:style-name="T573">super</text:span><text:span text:style-name="T574">.addition(autre);</text:span><text:span text:style-name="T575"><text:line-break/></text:span><text:span text:style-name="T576"><text:line-break/><text:s text:c="4"/></text:span><text:span text:style-name="T577">historique</text:span><text:span text:style-name="T578">.add(</text:span><text:span text:style-name="T579">"Addition : "<text:s/></text:span><text:span text:style-name="T580">+ avant +<text:s/></text:span><text:span text:style-name="T581">" + "<text:s/></text:span><text:span text:style-name="T582">+ autre +<text:s/></text:span><text:span text:style-name="T583">" = "<text:s/></text:span><text:span text:style-name="T584">+ resultat);</text:span><text:span text:style-name="T585"><text:line-break/></text:span><text:span text:style-name="T586"><text:line-break/><text:s text:c="4"/></text:span><text:span text:style-name="T587">return<text:s/></text:span><text:span text:style-name="T588">resultat;</text:span><text:span text:style-name="T589"><text:line-break/></text:span><text:span text:style-name="T590">}</text:span><text:span text:style-name="T591"><text:line-break/></text:span><text:span text:style-name="T592"><text:line-break/></text:span><text:span text:style-name="T593">@Override</text:span><text:span text:style-name="T594"><text:line-break/></text:span><text:span text:style-name="T595">public<text:s/></text:span><text:span text:style-name="T596">Complexe<text:s/></text:span><text:span text:style-name="T597">multiplication</text:span><text:span text:style-name="T598">(Complexe autre) {</text:span><text:span text:style-name="T599"><text:line-break/><text:s text:c="4"/>Complexe avant =<text:s/></text:span><text:span text:style-name="T600">this</text:span><text:span text:style-name="T601">;</text:span><text:span text:style-name="T602"><text:line-break/><text:s text:c="4"/>Complexe resultat =<text:s/></text:span><text:span text:style-name="T603">super</text:span><text:span text:style-name="T604">.multiplication(autre);</text:span><text:span text:style-name="T605"><text:line-break/></text:span><text:span text:style-name="T606"><text:line-break/><text:s text:c="4"/></text:span><text:span text:style-name="T607">historique</text:span><text:span text:style-name="T608">.add(</text:span><text:span text:style-name="T609">"Multiplication : "<text:s/></text:span><text:span text:style-name="T610">+ avant +<text:s/></text:span><text:span text:style-name="T611">" * "<text:s/></text:span><text:span text:style-name="T612">+ autre +<text:s/></text:span><text:span text:style-name="T613">" = "<text:s/></text:span><text:span text:style-name="T614">+ resultat);</text:span><text:span text:style-name="T615"><text:line-break/></text:span><text:span text:style-name="T616"><text:line-break/><text:s text:c="4"/></text:span><text:span text:style-name="T617">return<text:s/></text:span><text:span text:style-name="T618">resultat;</text:span><text:span text:style-name="T619"><text:line-break/>}</text:span></text:p>
      <text:p text:style-name="P620"/>
      <text:p text:style-name="P621"/>
      <text:p text:style-name="P622"><text:span text:style-name="T623">13. On souhaite à présent mettre en place une mémoire collective où apparaı̂t une seule fois chaque opération effectuée sur des instances de<text:s/></text:span><text:span text:style-name="T624">ComplexeMemoire</text:span><text:span text:style-name="T625">. Adaptez votre classe afin de permettre cela.</text:span></text:p>
      <text:p text:style-name="P626"/>
      <text:p text:style-name="Standard"><text:span text:style-name="T627">#3.13.1 nouvelle définition de<text:s/></text:span><text:span text:style-name="T628">ComplexeMemoire</text:span></text:p>
      <text:p text:style-name="P629"><text:span text:style-name="T630">package<text:s/></text:span><text:span text:style-name="T631">mem;</text:span><text:span text:style-name="T632"><text:line-break/></text:span><text:span text:style-name="T633"><text:line-break/></text:span><text:span text:style-name="T634">import<text:s/></text:span><text:span text:style-name="T635">comp.Complexe;</text:span><text:span text:style-name="T636"><text:line-break/></text:span><text:soft-page-break/><text:span text:style-name="T637"><text:line-break/></text:span><text:span text:style-name="T638">import<text:s/></text:span><text:span text:style-name="T639">java.util.ArrayList;</text:span><text:span text:style-name="T640"><text:line-break/></text:span><text:span text:style-name="T641">import<text:s/></text:span><text:span text:style-name="T642">java.util.List;</text:span><text:span text:style-name="T643"><text:line-break/></text:span><text:span text:style-name="T644"><text:line-break/></text:span><text:span text:style-name="T645">public class<text:s/></text:span><text:span text:style-name="T646">ComplexeMemoire<text:s/></text:span><text:span text:style-name="T647">extends<text:s/></text:span><text:span text:style-name="T648">Complexe {</text:span><text:span text:style-name="T649"><text:line-break/><text:s text:c="4"/></text:span><text:span text:style-name="T650">private<text:s/></text:span><text:span text:style-name="T651">List&lt;String&gt;<text:s/></text:span><text:span text:style-name="T652">historique</text:span><text:span text:style-name="T653">;</text:span><text:span text:style-name="T654"><text:line-break/><text:s text:c="4"/></text:span><text:span text:style-name="T655">private static<text:s/></text:span><text:span text:style-name="T656">List&lt;String&gt;<text:s/></text:span><text:span text:style-name="T657">memoireCollective<text:s/></text:span><text:span text:style-name="T658">=<text:s/></text:span><text:span text:style-name="T659">new<text:s/></text:span><text:span text:style-name="T660">ArrayList&lt;&gt;();</text:span><text:span text:style-name="T661"><text:line-break/></text:span><text:span text:style-name="T662"><text:line-break/><text:s text:c="4"/></text:span><text:span text:style-name="T663">// CONSTRUCTEURS</text:span><text:span text:style-name="T664"><text:line-break/></text:span><text:span text:style-name="T665"><text:line-break/><text:s text:c="4"/></text:span><text:span text:style-name="T666">public<text:s/></text:span><text:span text:style-name="T667">ComplexeMemoire</text:span><text:span text:style-name="T668">(</text:span><text:span text:style-name="T669">double<text:s/></text:span><text:span text:style-name="T670">re,<text:s/></text:span><text:span text:style-name="T671">double<text:s/></text:span><text:span text:style-name="T672">im) {</text:span><text:span text:style-name="T673"><text:line-break/><text:s text:c="8"/></text:span><text:span text:style-name="T674">super</text:span><text:span text:style-name="T675">(re, im);</text:span><text:span text:style-name="T676"><text:line-break/><text:s text:c="8"/></text:span><text:span text:style-name="T677">this</text:span><text:span text:style-name="T678">.</text:span><text:span text:style-name="T679">historique<text:s/></text:span><text:span text:style-name="T680">=<text:s/></text:span><text:span text:style-name="T681">new<text:s/></text:span><text:span text:style-name="T682">ArrayList&lt;&gt;();</text:span><text:span text:style-name="T683"><text:line-break/><text:s text:c="4"/>}</text:span><text:span text:style-name="T684"><text:line-break/></text:span><text:span text:style-name="T685"><text:line-break/><text:s text:c="4"/></text:span><text:span text:style-name="T686">public<text:s/></text:span><text:span text:style-name="T687">ComplexeMemoire</text:span><text:span text:style-name="T688">(Complexe c) {</text:span><text:span text:style-name="T689"><text:line-break/><text:s text:c="8"/></text:span><text:span text:style-name="T690">this<text:s/></text:span><text:span text:style-name="T691">(c.getRe(), c.getIm());</text:span><text:span text:style-name="T692"><text:line-break/><text:s text:c="4"/>}</text:span><text:span text:style-name="T693"><text:line-break/></text:span><text:span text:style-name="T694"><text:line-break/><text:s text:c="4"/></text:span><text:span text:style-name="T695">public<text:s/></text:span><text:span text:style-name="T696">ComplexeMemoire</text:span><text:span text:style-name="T697">(ComplexeMemoire cm) {</text:span><text:span text:style-name="T698"><text:line-break/><text:s text:c="8"/></text:span><text:span text:style-name="T699">this<text:s/></text:span><text:span text:style-name="T700">(cm.getRe(), cm.getIm());</text:span><text:span text:style-name="T701"><text:line-break/><text:s text:c="4"/>}</text:span><text:span text:style-name="T702"><text:line-break/></text:span><text:span text:style-name="T703"><text:line-break/><text:s text:c="4"/></text:span><text:span text:style-name="T704">public<text:s/></text:span><text:span text:style-name="T705">ComplexeMemoire</text:span><text:span text:style-name="T706">() {</text:span><text:span text:style-name="T707"><text:line-break/><text:s text:c="8"/></text:span><text:span text:style-name="T708">this</text:span><text:span text:style-name="T709">(</text:span><text:span text:style-name="T710">0.0</text:span><text:span text:style-name="T711">,<text:s/></text:span><text:span text:style-name="T712">0.0</text:span><text:span text:style-name="T713">);</text:span><text:span text:style-name="T714"><text:line-break/><text:s text:c="4"/>}</text:span><text:span text:style-name="T715"><text:line-break/></text:span><text:span text:style-name="T716"><text:line-break/><text:s text:c="4"/></text:span><text:span text:style-name="T717">// GETTERS</text:span><text:span text:style-name="T718"><text:line-break/></text:span><text:span text:style-name="T719"><text:line-break/><text:s text:c="4"/></text:span><text:span text:style-name="T720">public double<text:s/></text:span><text:span text:style-name="T721">getRe</text:span><text:span text:style-name="T722">() {<text:s/></text:span><text:span text:style-name="T723">return super</text:span><text:span text:style-name="T724">.getRe(); }</text:span><text:span text:style-name="T725"><text:line-break/><text:s text:c="4"/></text:span><text:span text:style-name="T726">public double<text:s/></text:span><text:span text:style-name="T727">getIm</text:span><text:span text:style-name="T728">() {<text:s/></text:span><text:span text:style-name="T729">return super</text:span><text:span text:style-name="T730">.getIm(); }</text:span><text:span text:style-name="T731"><text:line-break/></text:span><text:span text:style-name="T732"><text:line-break/><text:s text:c="4"/></text:span><text:span text:style-name="T733">public<text:s/></text:span><text:span text:style-name="T734">Complexe<text:s/></text:span><text:span text:style-name="T735">getComplexe</text:span><text:span text:style-name="T736">() {</text:span><text:span text:style-name="T737"><text:line-break/><text:s text:c="8"/></text:span><text:span text:style-name="T738">return new<text:s/></text:span><text:span text:style-name="T739">Complexe(</text:span><text:span text:style-name="T740">super</text:span><text:span text:style-name="T741">.getRe(),<text:s/></text:span><text:span text:style-name="T742">super</text:span><text:span text:style-name="T743">.getIm());</text:span><text:span text:style-name="T744"><text:line-break/><text:s text:c="4"/>}</text:span><text:span text:style-name="T745"><text:line-break/></text:span><text:span text:style-name="T746"><text:line-break/><text:s text:c="4"/></text:span><text:span text:style-name="T747">public<text:s/></text:span><text:span text:style-name="T748">List&lt;String&gt;<text:s/></text:span><text:span text:style-name="T749">getHistorique</text:span><text:span text:style-name="T750">() {</text:span><text:span text:style-name="T751"><text:line-break/><text:s text:c="8"/></text:span><text:span text:style-name="T752">return new<text:s/></text:span><text:span text:style-name="T753">ArrayList&lt;&gt;(</text:span><text:span text:style-name="T754">historique</text:span><text:span text:style-name="T755">);</text:span><text:span text:style-name="T756"><text:line-break/><text:s text:c="4"/>}</text:span><text:span text:style-name="T757"><text:line-break/></text:span><text:span text:style-name="T758"><text:line-break/><text:s text:c="4"/></text:span><text:span text:style-name="T759">public static<text:s/></text:span><text:span text:style-name="T760">List&lt;String&gt;<text:s/></text:span><text:span text:style-name="T761">getMemoireCollective</text:span><text:span text:style-name="T762">() {</text:span><text:span text:style-name="T763"><text:line-break/><text:s text:c="8"/></text:span><text:span text:style-name="T764">return new<text:s/></text:span><text:span text:style-name="T765">ArrayList&lt;&gt;(</text:span><text:span text:style-name="T766">memoireCollective</text:span><text:span text:style-name="T767">);<text:s/></text:span><text:span text:style-name="T768">// copie défensive</text:span><text:span text:style-name="T769"><text:line-break/><text:s text:c="4"/></text:span><text:span text:style-name="T770">}</text:span><text:span text:style-name="T771"><text:line-break/></text:span><text:span text:style-name="T772"><text:line-break/><text:s text:c="4"/></text:span><text:span text:style-name="T773">// SETTERS</text:span><text:span text:style-name="T774"><text:line-break/></text:span><text:span text:style-name="T775"><text:line-break/><text:s text:c="4"/></text:span><text:span text:style-name="T776">private void<text:s/></text:span><text:span text:style-name="T777">ajouterHistorique</text:span><text:span text:style-name="T778">(String message) {</text:span><text:span text:style-name="T779"><text:line-break/><text:s text:c="8"/></text:span><text:span text:style-name="T780">historique</text:span><text:span text:style-name="T781">.add(message);</text:span><text:span text:style-name="T782"><text:line-break/><text:s text:c="4"/>}</text:span><text:span text:style-name="T783"><text:line-break/></text:span><text:span text:style-name="T784"><text:line-break/><text:s text:c="4"/></text:span><text:span text:style-name="T785">private static void<text:s/></text:span><text:span text:style-name="T786">ajouterMemoireCollective</text:span><text:span text:style-name="T787">(String message) {</text:span><text:span text:style-name="T788"><text:line-break/><text:s text:c="8"/></text:span><text:span text:style-name="T789">memoireCollective</text:span><text:span text:style-name="T790">.add(message);</text:span><text:span text:style-name="T791"><text:line-break/><text:s text:c="4"/>}</text:span><text:span text:style-name="T792"><text:line-break/></text:span><text:span text:style-name="T793"><text:line-break/><text:s text:c="4"/></text:span><text:span text:style-name="T794">// OPERATIONS</text:span><text:span text:style-name="T795"><text:line-break/></text:span><text:span text:style-name="T796"><text:line-break/><text:s text:c="4"/></text:span><text:span text:style-name="T797">@Override</text:span><text:span text:style-name="T798"><text:line-break/><text:s text:c="4"/></text:span><text:span text:style-name="T799">public<text:s/></text:span><text:span text:style-name="T800">Complexe<text:s/></text:span><text:span text:style-name="T801">addition</text:span><text:span text:style-name="T802">(Complexe autre) {</text:span><text:span text:style-name="T803"><text:line-break/><text:s text:c="8"/>Complexe avant =<text:s/></text:span><text:span text:style-name="T804">this</text:span><text:span text:style-name="T805">;</text:span><text:span text:style-name="T806"><text:line-break/><text:s text:c="8"/>Complexe resultat =<text:s/></text:span><text:span text:style-name="T807">super</text:span><text:span text:style-name="T808">.addition(autre);</text:span><text:span text:style-name="T809"><text:line-break/></text:span><text:span text:style-name="T810"><text:line-break/><text:s text:c="8"/>String message =<text:s/></text:span><text:span text:style-name="T811">"Addition : "<text:s/></text:span><text:span text:style-name="T812">+ avant +<text:s/></text:span><text:span text:style-name="T813">" + "<text:s/></text:span><text:span text:style-name="T814">+ autre +<text:s/></text:span><text:span text:style-name="T815">" = "<text:s/></text:span><text:span text:style-name="T816">+ resultat;</text:span><text:span text:style-name="T817"><text:line-break/><text:s text:c="8"/></text:span><text:span text:style-name="T818">this</text:span><text:span text:style-name="T819">.ajouterHistorique(message);</text:span><text:span text:style-name="T820"><text:line-break/></text:span><text:soft-page-break/><text:span text:style-name="T821"><text:s text:c="8"/></text:span><text:span text:style-name="T822">ajouterMemoireCollective</text:span><text:span text:style-name="T823">(message);</text:span><text:span text:style-name="T824"><text:line-break/></text:span><text:span text:style-name="T825"><text:line-break/><text:s text:c="8"/></text:span><text:span text:style-name="T826">return<text:s/></text:span><text:span text:style-name="T827">resultat;</text:span><text:span text:style-name="T828"><text:line-break/><text:s text:c="4"/>}</text:span><text:span text:style-name="T829"><text:line-break/></text:span><text:span text:style-name="T830"><text:line-break/><text:s text:c="4"/></text:span><text:span text:style-name="T831">@Override</text:span><text:span text:style-name="T832"><text:line-break/><text:s text:c="4"/></text:span><text:span text:style-name="T833">public<text:s/></text:span><text:span text:style-name="T834">Complexe<text:s/></text:span><text:span text:style-name="T835">multiplication</text:span><text:span text:style-name="T836">(Complexe autre) {</text:span><text:span text:style-name="T837"><text:line-break/><text:s text:c="8"/>Complexe avant =<text:s/></text:span><text:span text:style-name="T838">this</text:span><text:span text:style-name="T839">;</text:span><text:span text:style-name="T840"><text:line-break/><text:s text:c="8"/>Complexe resultat =<text:s/></text:span><text:span text:style-name="T841">super</text:span><text:span text:style-name="T842">.multiplication(autre);</text:span><text:span text:style-name="T843"><text:line-break/></text:span><text:span text:style-name="T844"><text:line-break/><text:s text:c="8"/>String message =<text:s/></text:span><text:span text:style-name="T845">"Multiplication : "<text:s/></text:span><text:span text:style-name="T846">+ avant +<text:s/></text:span><text:span text:style-name="T847">" * "<text:s/></text:span><text:span text:style-name="T848">+ autre +<text:s/></text:span><text:span text:style-name="T849">" = "<text:s/></text:span><text:span text:style-name="T850">+ resultat;</text:span><text:span text:style-name="T851"><text:line-break/><text:s text:c="8"/></text:span><text:span text:style-name="T852">this</text:span><text:span text:style-name="T853">.ajouterHistorique(message);</text:span><text:span text:style-name="T854"><text:line-break/><text:s text:c="8"/></text:span><text:span text:style-name="T855">ajouterMemoireCollective</text:span><text:span text:style-name="T856">(message);</text:span><text:span text:style-name="T857"><text:line-break/></text:span><text:span text:style-name="T858"><text:line-break/><text:s text:c="8"/></text:span><text:span text:style-name="T859">return<text:s/></text:span><text:span text:style-name="T860">resultat;</text:span><text:span text:style-name="T861"><text:line-break/><text:s text:c="4"/>}</text:span><text:span text:style-name="T862"><text:line-break/>}</text:span></text:p>
      <text:p text:style-name="P863"/>
      <text:p text:style-name="P864"/>
      <text:p text:style-name="P865"><text:span text:style-name="T866">14. Sans modifier le code développé jusqu’à présent, que se passera-t-il si l’on invoque la méthode<text:s/></text:span><text:span text:style-name="T867">equals</text:span><text:span text:style-name="T868"><text:s/>sur deux instances de la classe<text:s/></text:span><text:span text:style-name="T869">ComplexeMemoire</text:span><text:span text:style-name="T870"><text:s/>? Sur une instance de la classe<text:s/></text:span><text:span text:style-name="T871">Complexe</text:span><text:span text:style-name="T872"><text:s/>et une instance de la classe<text:s/></text:span><text:span text:style-name="T873">Complexe</text:span><text:span text:style-name="T874">Memoire</text:span><text:span text:style-name="T875"><text:s/>?</text:span></text:p>
      <text:p text:style-name="P876"/>
      <text:p text:style-name="P877">#3.14.1 réponse et tests</text:p>
      <text:p text:style-name="P878">Sur deux instances de la classe ComplexeMemoire, java va utiliser la redéfinition d’equals de la superclasse avant celle de base, par conséquent il va fonctionner, cependant sur une instance de ComplexeMemoire et une instance de Complexe il va retourner false quoi qu’il arrive car les types seront différents</text:p>
      <text:p text:style-name="P879"/>
      <text:p text:style-name="P880">Tests dans le main :</text:p>
      <text:p text:style-name="P881"><text:span text:style-name="T882">ComplexeMemoire a =<text:s/></text:span><text:span text:style-name="T883">new<text:s/></text:span><text:span text:style-name="T884">ComplexeMemoire(</text:span><text:span text:style-name="T885">1</text:span><text:span text:style-name="T886">,</text:span><text:span text:style-name="T887">2</text:span><text:span text:style-name="T888">);</text:span><text:span text:style-name="T889"><text:line-break/>ComplexeMemoire b =<text:s/></text:span><text:span text:style-name="T890">new<text:s/></text:span><text:span text:style-name="T891">ComplexeMemoire(</text:span><text:span text:style-name="T892">1</text:span><text:span text:style-name="T893">,</text:span><text:span text:style-name="T894">2</text:span><text:span text:style-name="T895">);</text:span><text:span text:style-name="T896"><text:line-break/>Complexe c =<text:s/></text:span><text:span text:style-name="T897">new<text:s/></text:span><text:span text:style-name="T898">Complexe(</text:span><text:span text:style-name="T899">1</text:span><text:span text:style-name="T900">,</text:span><text:span text:style-name="T901">2</text:span><text:span text:style-name="T902">);</text:span><text:span text:style-name="T903"><text:line-break/></text:span><text:span text:style-name="T904"><text:line-break/></text:span><text:span text:style-name="T905">// Verification que des differences d'historiques ne changent pas equals</text:span><text:span text:style-name="T906"><text:line-break/></text:span><text:span text:style-name="T907">a.addition(</text:span><text:span text:style-name="T908">new<text:s/></text:span><text:span text:style-name="T909">Complexe(</text:span><text:span text:style-name="T910">0</text:span><text:span text:style-name="T911">,</text:span><text:span text:style-name="T912">0</text:span><text:span text:style-name="T913">));</text:span><text:span text:style-name="T914"><text:line-break/></text:span><text:span text:style-name="T915"><text:line-break/>System.</text:span><text:span text:style-name="T916">out</text:span><text:span text:style-name="T917">.println(</text:span><text:span text:style-name="T918">"TEST equals ComplexeMemoire ComplexeMemoire : "<text:s/></text:span><text:span text:style-name="T919">+ (a.equals(b) ?<text:s/></text:span><text:span text:style-name="T920">"OK"<text:s/></text:span><text:span text:style-name="T921">:<text:s/></text:span><text:span text:style-name="T922">"FAIL"</text:span><text:span text:style-name="T923">));</text:span><text:span text:style-name="T924"><text:line-break/>System.</text:span><text:span text:style-name="T925">out</text:span><text:span text:style-name="T926">.println(</text:span><text:span text:style-name="T927">"TEST equals ComplexeMemoire Complexe : "<text:s/></text:span><text:span text:style-name="T928">+ (a.equals(c) ?<text:s/></text:span><text:span text:style-name="T929">"OK"<text:s/></text:span><text:span text:style-name="T930">:<text:s/></text:span><text:span text:style-name="T931">"FAIL"</text:span><text:span text:style-name="T932">));<text:s/></text:span><text:span text:style-name="T933">// retourne FAIL car types differents</text:span></text:p>
      <text:p text:style-name="P934">Résultats :</text:p>
      <text:p text:style-name="P935">TEST equals ComplexeMemoire ComplexeMemoire : OK</text:p>
      <text:p text:style-name="P936">TEST equals ComplexeMemoire Complexe : FAIL</text:p>
      <text:p text:style-name="P93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Courier New" svg:font-family="Courier New" style:font-family-generic="modern" style:font-pitch="fixed" svg:panose-1="2 7 3 9 2 2 5 2 4 4"/>
    <style:font-face style:name="Cabin" svg:font-family="Cabin" style:font-family-generic="system" style:font-pitch="variable"/>
    <style:font-face style:name="Courier" svg:font-family="Courier" style:font-family-generic="modern" style:font-pitch="fixed" svg:panose-1="2 7 4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PréformatéHTML" style:display-name="Préformaté HTML" style:family="paragraph" style:parent-style-name="Normal">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fr" fo:country="FR" style:language-asian="fr" style:country-asian="FR" style:language-complex="ar" style:country-complex="SA" fo:hyphenate="true"/>
    </style:style>
    <style:style style:name="PréformatéHTMLCar" style:display-name="Préformaté HTML Car" style:family="text" style:parent-style-name="Policepardéfaut">
      <style:text-properties style:font-name="Courier New" style:font-name-asian="Times New Roman" style:font-name-complex="Courier New" style:letter-kerning="false" fo:font-size="10pt" style:font-size-asian="10pt" style:font-size-complex="10pt" fo:language="fr" fo:country="FR" style:language-asian="fr" style:country-asian="FR" style:language-complex="ar" style:country-complex="SA"/>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dmin</dc:creator>
    <meta:creation-date>2025-03-21T13:17:00Z</meta:creation-date>
    <dc:date>2025-11-24T11:28:00Z</dc:date>
    <meta:template xlink:href="Normal.dotm" xlink:type="simple"/>
    <meta:editing-cycles>3</meta:editing-cycles>
    <meta:editing-duration>PT13620S</meta:editing-duration>
    <meta:document-statistic meta:page-count="6" meta:paragraph-count="20" meta:word-count="1603" meta:character-count="10401" meta:row-count="73" meta:non-whitespace-character-count="8818"/>
  </office:meta>
</office:document-meta>
</file>